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1">
      <style:paragraph-properties fo:margin-top="0in" fo:margin-bottom="0in"/>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Text_20_body" style:list-style-name="L2">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Text_20_body" style:list-style-name="L3">
      <style:paragraph-properties fo:margin-top="0in" fo:margin-bottom="0in"/>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4">
      <style:paragraph-properties fo:margin-top="0in" fo:margin-bottom="0in"/>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Text_20_body" style:list-style-name="L5">
      <style:paragraph-properties fo:margin-top="0in" fo:margin-bottom="0in"/>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Text_20_body" style:list-style-name="L6">
      <style:paragraph-properties fo:margin-top="0in" fo:margin-bottom="0in"/>
    </style:style>
    <style:style style:name="P1698" style:family="paragraph" style:parent-style-name="Text_20_body" style:list-style-name="L7">
      <style:paragraph-properties fo:margin-top="0in" fo:margin-bottom="0in"/>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Text_20_body" style:list-style-name="L8">
      <style:paragraph-properties fo:margin-top="0in" fo:margin-bottom="0in"/>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Text_20_body" style:list-style-name="L9">
      <style:paragraph-properties fo:margin-top="0in" fo:margin-bottom="0in"/>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Text_20_body" style:list-style-name="L10">
      <style:paragraph-properties fo:margin-top="0in" fo:margin-bottom="0in"/>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office:automatic-styles>
  <office:body>
    <office:text>
      <text:p text:style-name="Title">Summary of “Getting Clojure” (Russ Olsen)</text:p>
      <text:p text:style-name="Author">Patrick Bucher</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his is a rough summary of </text:span><text:a xlink:type="simple" xlink:href="https://pragprog.com/titles/roclojure/getting-clojure/" office:name=""><text:span text:style-name="Definition"><text:span text:style-name="T1">Getting Clojure</text:span></text:span></text:a><text:span text:style-name="T1"> by Russ Olsen. Some examples have been taken from the original, some have been modified, and some have been made up.</text:span></text:p>
      <text:h text:style-name="Heading_20_1" text:outline-level="1"><text:bookmark-start text:name="hello-clojure"/>Hello, Clojure<text:bookmark-end text:name="hello-clojure"/></text:h>
      <text:p text:style-name="First_20_paragraph">Install Clojure and Leiningen on Arch Linux:</text:p>
      <text:p text:style-name="P1"># pacman -S clojure leiningen</text:p>
      <text:p text:style-name="First_20_paragraph">Start a REPL:</text:p>
      <text:p text:style-name="P2">$ lein repl</text:p>
      <text:p text:style-name="First_20_paragraph">Write a “Hello World” program on the REPL:</text:p>
      <text:p text:style-name="P3">&gt; (println "Hello, World!")</text:p>
      <text:p text:style-name="P4">Hello, World!</text:p>
      <text:p text:style-name="P5">nil</text:p>
      <text:p text:style-name="First_20_paragraph">Write the same program with comments to <text:span text:style-name="Source_Text">hello.clj</text:span>:</text:p>
      <text:p text:style-name="P6">;; Hello World program in Clojure.</text:p>
      <text:p text:style-name="P7"/>
      <text:p text:style-name="P8">(println "Hello, World!") ; Say hi.</text:p>
      <text:p text:style-name="First_20_paragraph">Comments start with a semicolon and end with the line. Comments that take up a whole line start with two semicolons by convention.</text:p>
      <text:p text:style-name="Text_20_body">Run the program:</text:p>
      <text:p text:style-name="P9">$ clojure hello.clj</text:p>
      <text:p text:style-name="P10">Hello, World!</text:p>
      <text:p text:style-name="First_20_paragraph">Use basic arithmetic functions:</text:p>
      <text:p text:style-name="P11">&gt; (+ 3 2)</text:p>
      <text:p text:style-name="P12">5</text:p>
      <text:p text:style-name="P13">&gt; (- 100 3 7)</text:p>
      <text:p text:style-name="P14">90</text:p>
      <text:p text:style-name="P15">&gt; (+ (* 3 6) (/ 12 4))</text:p>
      <text:p text:style-name="P16">21</text:p>
      <text:p text:style-name="P17">&gt; (/ 8 3) ; produces a ratio</text:p>
      <text:p text:style-name="P18">8/3</text:p>
      <text:p text:style-name="P19">&gt; (quot 8 3) ; truncates</text:p>
      <text:p text:style-name="P20">2</text:p>
      <text:p text:style-name="First_20_paragraph">Bind a <text:span text:style-name="T1">symbol</text:span> to a value:</text:p>
      <text:p text:style-name="P21">&gt; (def result (* 13 12))</text:p>
      <text:p text:style-name="P22">&gt; (println result)</text:p>
      <text:p text:style-name="P23">156</text:p>
      <text:p text:style-name="First_20_paragraph">Concatenate multiple values as a string:</text:p>
      <text:p text:style-name="P24">&gt; (str 1 "to" 2)</text:p>
      <text:p text:style-name="P25">"1to2"</text:p>
      <text:p text:style-name="First_20_paragraph">Write and call the “Hello World” program as a function:</text:p>
      <text:p text:style-name="P26">&gt; (defn hello-world [] (println "Hello, World!"))</text:p>
      <text:p text:style-name="P27">&gt; (hello-world)</text:p>
      <text:p text:style-name="P28">Hello, World!</text:p>
      <text:p text:style-name="First_20_paragraph">Use a single function parameter:</text:p>
      <text:p text:style-name="P29">(defn greet [whom]</text:p>
      <text:p text:style-name="P30"><text:s text:c="2"/>(println "Hello," whom))</text:p>
      <text:p text:style-name="P31"/>
      <text:p text:style-name="P32">&gt; (greet "John")</text:p>
      <text:p text:style-name="P33">Hello, John</text:p>
      <text:p text:style-name="First_20_paragraph">Use multiple function parameters:</text:p>
      <text:p text:style-name="P34">(defn average [a b]</text:p>
      <text:p text:style-name="P35"><text:s text:c="2"/>(/ (+ a b) 2))</text:p>
      <text:p text:style-name="P36"/>
      <text:p text:style-name="P37">&gt; (average 10 4)</text:p>
      <text:p text:style-name="P38">7</text:p>
      <text:p text:style-name="First_20_paragraph">Use multiple expressions in the function body:</text:p>
      <text:p text:style-name="P39">(defn average [a b]</text:p>
      <text:p text:style-name="P40"><text:s text:c="2"/>(def a-plus-b (+ a b))</text:p>
      <text:p text:style-name="P41"><text:s text:c="2"/>(def half-the-sum (/ a-plus-b 2))</text:p>
      <text:p text:style-name="P42"><text:s text:c="2"/>half-the-sum)</text:p>
      <text:p text:style-name="P43"/>
      <text:p text:style-name="P44">&gt; (average 24 6)</text:p>
      <text:p text:style-name="P45">15</text:p>
      <text:p text:style-name="First_20_paragraph">The last expression of the function body (here: <text:span text:style-name="Source_Text">half-the-sum</text:span>) is returned.</text:p>
      <text:p text:style-name="Text_20_body">Create and run a proper application using Leiningen:</text:p>
      <text:p text:style-name="P46">$ lein new app hello-world</text:p>
      <text:p text:style-name="P47">$ cd hello-world</text:p>
      <text:p text:style-name="P48">$ lein run</text:p>
      <text:p text:style-name="P49">Hello, World!</text:p>
      <text:p text:style-name="First_20_paragraph">Extend the example (<text:span text:style-name="Source_Text">src/hello_world/core.clj</text:span>) as follows:</text:p>
      <text:p text:style-name="P50">(ns hello-world.core</text:p>
      <text:p text:style-name="P51"><text:s text:c="2"/>(:gen-class))</text:p>
      <text:p text:style-name="P52"/>
      <text:p text:style-name="P53">(defn greet [app whom]</text:p>
      <text:p text:style-name="P54"><text:s text:c="2"/>(println app "greets" whom))</text:p>
      <text:p text:style-name="P55"/>
      <text:p text:style-name="P56">(defn -main</text:p>
      <text:p text:style-name="P57"><text:s text:c="2"/>[&amp; args]</text:p>
      <text:p text:style-name="P58"><text:s text:c="2"/>(greet "Hello World" "the user"))</text:p>
      <text:p text:style-name="First_20_paragraph">And run it again:</text:p>
      <text:p text:style-name="P59">$ lein run</text:p>
      <text:p text:style-name="P60">Hello World greets the user</text:p>
      <text:h text:style-name="Heading_20_1" text:outline-level="1"><text:bookmark-start text:name="vectors-and-lists"/>Vectors and Lists<text:bookmark-end text:name="vectors-and-lists"/></text:h>
      <text:p text:style-name="First_20_paragraph">Create a vector of numbers:</text:p>
      <text:p text:style-name="P61">&gt; [1 2 3 4]</text:p>
      <text:p text:style-name="P62">[1 2 3 4]</text:p>
      <text:p text:style-name="First_20_paragraph">A vector can hold values of different types:</text:p>
      <text:p text:style-name="P63">&gt; [1 "two" 3.0 "four"]</text:p>
      <text:p text:style-name="P64">[1 "two" 3.0 "four"]</text:p>
      <text:p text:style-name="First_20_paragraph">Vectors can be nested:</text:p>
      <text:p text:style-name="P65">&gt; [1 ["foo" "bar"] 2 ["qux" "baz"]]</text:p>
      <text:p text:style-name="P66">[1 ["foo" "bar"] 2 ["qux" "baz"]]</text:p>
      <text:p text:style-name="First_20_paragraph">Vectors can also be created using the <text:span text:style-name="Source_Text">vector</text:span> function:</text:p>
      <text:p text:style-name="P67">&gt; (vector 1 2 3 4)</text:p>
      <text:p text:style-name="P68">[1 2 3 4]</text:p>
      <text:p text:style-name="P69">&gt; (vector (vector "one" "two") "three" (vector "four" "five"))</text:p>
      <text:p text:style-name="P70">[["one" "two"] "three" ["four" "five"]]</text:p>
      <text:p text:style-name="First_20_paragraph"><text:span text:style-name="Source_Text">count</text:span> returns the number of elements in a vector:</text:p>
      <text:p text:style-name="P71">&gt; (def numbers [1 3 9 27])</text:p>
      <text:p text:style-name="P72">&gt; (count numbers)</text:p>
      <text:p text:style-name="P73">4</text:p>
      <text:p text:style-name="First_20_paragraph"><text:span text:style-name="Source_Text">first</text:span> returns the first element of a vector:</text:p>
      <text:p text:style-name="P74">&gt; (first [1 2 3 4])</text:p>
      <text:p text:style-name="P75">1</text:p>
      <text:p text:style-name="P76">&gt; (first [])</text:p>
      <text:p text:style-name="P77">nil</text:p>
      <text:p text:style-name="First_20_paragraph"><text:span text:style-name="Source_Text">rest</text:span> returns all the elements of a vector but the first as a <text:span text:style-name="T1">sequence</text:span>:</text:p>
      <text:p text:style-name="P78">&gt; (rest [1 2 3 4])</text:p>
      <text:p text:style-name="P79">&gt; (rest [1])</text:p>
      <text:p text:style-name="P80">()</text:p>
      <text:p text:style-name="P81">&gt; (rest [])</text:p>
      <text:p text:style-name="P82">()</text:p>
      <text:p text:style-name="First_20_paragraph"><text:span text:style-name="Source_Text">nth</text:span> returns the element at position <text:span text:style-name="Source_Text">n</text:span> (zero-based index):</text:p>
      <text:p text:style-name="P83">&gt; (nth [1 2 3 4] 2)</text:p>
      <text:p text:style-name="P84">3</text:p>
      <text:p text:style-name="First_20_paragraph">The nth element can also be accessed using the vector’s name and an index:</text:p>
      <text:p text:style-name="P85">&gt; (def numbers [1 2 3 4 5])</text:p>
      <text:p text:style-name="P86">&gt; (numbers 3)</text:p>
      <text:p text:style-name="P87">4</text:p>
      <text:p text:style-name="First_20_paragraph"><text:span text:style-name="Source_Text">conj</text:span> adds an element <text:span text:style-name="T1">to the end</text:span> of a vector:</text:p>
      <text:p text:style-name="P88">&gt; (def cities ["London", "New York", "Berlin"])</text:p>
      <text:p text:style-name="P89">&gt; (conj cities "Moscow")</text:p>
      <text:p text:style-name="P90">["London" "New York" "Berlin" "Moscow"]</text:p>
      <text:p text:style-name="First_20_paragraph"><text:span text:style-name="Source_Text">cons</text:span> adds an element <text:span text:style-name="T1">to the front</text:span> of a vector:</text:p>
      <text:p text:style-name="P91">&gt; (def countries ["USA", "Germany", "Turkey"])</text:p>
      <text:p text:style-name="P92">&gt; (cons "Russia" countries)</text:p>
      <text:p text:style-name="P93">("Russia" "USA" "Germany" "Turkey")</text:p>
      <text:p text:style-name="First_20_paragraph">Actually, a new vector or sequence, respectively, is created, holding the additional element.</text:p>
      <text:p text:style-name="Text_20_body">A list can be created as follows:</text:p>
      <text:p text:style-name="P94">&gt; '("New York" "London" "Berlin")</text:p>
      <text:p text:style-name="P95">("New York" "London" "Berlin")</text:p>
      <text:p text:style-name="First_20_paragraph">Or using the <text:span text:style-name="Source_Text">list</text:span> function:</text:p>
      <text:p text:style-name="P96">&gt; (list "New York" "London" "Berlin")</text:p>
      <text:p text:style-name="P97">("New York" "London" "Berlin")</text:p>
      <text:p text:style-name="First_20_paragraph">The functions <text:span text:style-name="Source_Text">count</text:span>, <text:span text:style-name="Source_Text">first</text:span>, <text:span text:style-name="Source_Text">rest</text:span>, and <text:span text:style-name="Source_Text">nth</text:span> can be applied to lists, too:</text:p>
      <text:p text:style-name="P98">&gt; (def countries '("USA" "Russia" "Germany" "France"))</text:p>
      <text:p text:style-name="P99">&gt; (count countries)</text:p>
      <text:p text:style-name="P100">4</text:p>
      <text:p text:style-name="P101">&gt; (first countries)</text:p>
      <text:p text:style-name="P102">"USA"</text:p>
      <text:p text:style-name="P103">&gt; (rest countries)</text:p>
      <text:p text:style-name="P104">("Russia" "Germany" "France")</text:p>
      <text:p text:style-name="P105">&gt; (nth countries 3)</text:p>
      <text:p text:style-name="P106">"France"</text:p>
      <text:p text:style-name="First_20_paragraph">Unlike vectors, a list can <text:span text:style-name="T1">not</text:span> be used like a function:</text:p>
      <text:p text:style-name="P107">&gt; (countries 3)</text:p>
      <text:p text:style-name="P108">Execution error (ClassCastException) at user/eval2092 (REPL:1).</text:p>
      <text:p text:style-name="P109">clojure.lang.PersistentList cannot be cast to clojure.lang.IFn</text:p>
      <text:p text:style-name="First_20_paragraph">Vectors are implemented as arrays, lists are implemented as linked lists. This has some implications:</text:p>
      <text:list text:style-name="L1">
        <text:list-item>
          <text:p text:style-name="P110">Appending to the front is fast for lists and slow for vectors.</text:p>
        </text:list-item>
        <text:list-item>
          <text:p text:style-name="P110">Appending to the end is fast for vectors and slow for lists.</text:p>
        </text:list-item>
      </text:list>
      <text:p text:style-name="First_20_paragraph">The <text:span text:style-name="Source_Text">conj</text:span> function therefore adds elements to the front of lists and to the end of vectors:</text:p>
      <text:p text:style-name="P111">&gt; (conj [1 2 3] "what")</text:p>
      <text:p text:style-name="P112">[1 2 3 "what"]</text:p>
      <text:p text:style-name="P113">&gt; (conj '(1 2 3) "what")</text:p>
      <text:p text:style-name="P114">("what" 1 2 3)</text:p>
      <text:h text:style-name="Heading_20_1" text:outline-level="1"><text:bookmark-start text:name="maps-keywords-and-sets"/>Maps, Keywords, and Sets<text:bookmark-end text:name="maps-keywords-and-sets"/></text:h>
      <text:p text:style-name="First_20_paragraph">Maps are created using pairs within curly braces:</text:p>
      <text:p text:style-name="P115">&gt; {"title" "War and Peace" "author" "Lev Tolstoy" "year" 1869}</text:p>
      <text:p text:style-name="P116">{"title" "War and Peace", "author" "Lev Tolstoy", "year" 1869}</text:p>
      <text:p text:style-name="First_20_paragraph">Commas between key-value pairs can be used for better readability, but are optional:</text:p>
      <text:p text:style-name="P117">&gt; {"title" "War and Peace", "author" "Lev Tolstoy", "year" 1869}</text:p>
      <text:p text:style-name="P118">{"title" "War and Peace", "author" "Lev Tolstoy", "year" 1869}</text:p>
      <text:p text:style-name="First_20_paragraph">Maps can also be created using the <text:span text:style-name="Source_Text">hash-map</text:span> function:</text:p>
      <text:p text:style-name="P119">&gt; (hash-map "title" "War and Peace" "author" "Lev Tolstoy" "year" 1869)</text:p>
      <text:p text:style-name="P120">{"author" "Lev Tolstoy", "title" "War and Peace", "year" 1869}</text:p>
      <text:p text:style-name="First_20_paragraph">The left part of the pair is the <text:span text:style-name="T1">key</text:span>, the right part the <text:span text:style-name="T1">value</text:span> of the entry.</text:p>
      <text:p text:style-name="Text_20_body"><text:span text:style-name="Source_Text">get</text:span> looks up the value of an entry by its key:</text:p>
      <text:p text:style-name="P121">&gt; (def book {"title" "War and Peace" "author" "Lev Tolstoy" "year" 1869})</text:p>
      <text:p text:style-name="P122">&gt; (get book "author")</text:p>
      <text:p text:style-name="P123">"Lev Tolstoy"</text:p>
      <text:p text:style-name="First_20_paragraph">Like vectors, elements can be accessed without an explicit function call:</text:p>
      <text:p text:style-name="P124">&gt; (book "title")</text:p>
      <text:p text:style-name="P125">"War and Peace"</text:p>
      <text:p text:style-name="P126">&gt; (book "year")</text:p>
      <text:p text:style-name="P127">1869</text:p>
      <text:p text:style-name="P128">&gt; (book "publisher")</text:p>
      <text:p text:style-name="P129">nil</text:p>
      <text:p text:style-name="First_20_paragraph">Idiomatically, <text:span text:style-name="T1">keywords</text:span> starting with a colon are used as map keys:</text:p>
      <text:p text:style-name="P130">&gt; (def book {:title "War and Peace" :author "Lev Tolstoy" :year 1869})</text:p>
      <text:p text:style-name="P131">&gt; book</text:p>
      <text:p text:style-name="P132">{:title "War and Peace", :author "Lev Tolstoy", :year 1869}</text:p>
      <text:p text:style-name="P133">&gt; (book :title)</text:p>
      <text:p text:style-name="P134">"War and Peace"</text:p>
      <text:p text:style-name="First_20_paragraph">Keywords can also be used for map lookups:</text:p>
      <text:p text:style-name="P135">&gt; (:title book)</text:p>
      <text:p text:style-name="P136">"War and Peace"</text:p>
      <text:p text:style-name="First_20_paragraph"><text:span text:style-name="Source_Text">assoc</text:span> returns a map with an element either overwritten or added:</text:p>
      <text:p text:style-name="P137">&gt; (def book {:title "War and Peace" :author "Lev Tolstoy" :year 1869})</text:p>
      <text:p text:style-name="P138">{:title "War and Peace", :author "Lev Tolstoy", :year 1869}</text:p>
      <text:p text:style-name="P139">&gt; (assoc book :pages 2000)</text:p>
      <text:p text:style-name="P140">{:title "War and Peace", :author "Lev Tolstoy", :year 1869, :pages 2000}</text:p>
      <text:p text:style-name="P141">&gt; (assoc book :pages 1987)</text:p>
      <text:p text:style-name="P142">{:title "War and Peace", :author "Lev Tolstoy", :year 1869, :pages 1987}</text:p>
      <text:p text:style-name="First_20_paragraph">Using <text:span text:style-name="Source_Text">assoc</text:span>, it’s possible to add/modify multiple key-value pairs at once:</text:p>
      <text:p text:style-name="P143">&gt; (def employee {:name "Dilbert"})</text:p>
      <text:p text:style-name="P144">&gt; (assoc employee :job "Engineer" :salary 120000)</text:p>
      <text:p text:style-name="P145">{:name "Dilbert", :job "Engineer", :salary 120000}</text:p>
      <text:p text:style-name="First_20_paragraph"><text:span text:style-name="Source_Text">dissoc</text:span> removes a map’s entry by its key:</text:p>
      <text:p text:style-name="P146">&gt; (def employee {:name "Dilbert" :note "smelly"})</text:p>
      <text:p text:style-name="P147">&gt; (dissoc employee :note)</text:p>
      <text:p text:style-name="P148">{:name "Dilbert"}</text:p>
      <text:p text:style-name="First_20_paragraph">Like <text:span text:style-name="Source_Text">assoc</text:span>, multiple keys can be used at once with <text:span text:style-name="Source_Text">dissoc</text:span>:</text:p>
      <text:p text:style-name="P149">&gt; (def employee {:name "Dilbert" :note "smelly" :terminate "Jan 2023"})</text:p>
      <text:p text:style-name="P150">&gt; (dissoc employee :note :terminate)</text:p>
      <text:p text:style-name="P151">{:name "Dilbert"}</text:p>
      <text:p text:style-name="First_20_paragraph">Keys not found in the map will be ignored silently:</text:p>
      <text:p text:style-name="P152">&gt; (dissoc employee :sex-appeal :girlfriend :hobbies)</text:p>
      <text:p text:style-name="P153">{:name "Dilbert", :note "smelly", :terminate "Jan 2023"}</text:p>
      <text:p text:style-name="First_20_paragraph"><text:span text:style-name="Source_Text">keys</text:span> returns the map’s keys (in unspecified order:</text:p>
      <text:p text:style-name="P154">&gt; (def book {:title "War and Peace" :author "Lev Tolstoy" :year 1869})</text:p>
      <text:p text:style-name="P155">&gt; (keys book)</text:p>
      <text:p text:style-name="P156">(:title :author :year)</text:p>
      <text:p text:style-name="First_20_paragraph">Use a <text:span text:style-name="Source_Text">sorted-map</text:span> for specified key ordering:</text:p>
      <text:p text:style-name="P157">&gt; (def book (sorted-map :title "War and Peace" :author "Lev Tolstoy" :year 1869))</text:p>
      <text:p text:style-name="P158">&gt; (keys book)</text:p>
      <text:p text:style-name="P159">(:author :title :year)</text:p>
      <text:p text:style-name="First_20_paragraph"><text:span text:style-name="Source_Text">keys</text:span> returns the map’s values in arbitrary, but matching the key’s order:</text:p>
      <text:p text:style-name="P160">&gt; (vals book)</text:p>
      <text:p text:style-name="P161">("War and Peace" "Lev Tolstoy" 1869)</text:p>
      <text:p text:style-name="P162">&gt; (keys book)</text:p>
      <text:p text:style-name="P163">(:title :author :year)</text:p>
      <text:p text:style-name="First_20_paragraph">A <text:span text:style-name="T1">set</text:span> can be created as follows (commas being optional):</text:p>
      <text:p text:style-name="P164">&gt; #{"Dilbert", "Alice", "Wally"}</text:p>
      <text:p text:style-name="P165">#{"Alice" "Wally" "Dilbert"}</text:p>
      <text:p text:style-name="First_20_paragraph">An element must not occur more than once:</text:p>
      <text:p text:style-name="P166">&gt; #{"Dilbert", "Alice", "Wally", "Dilbert"}</text:p>
      <text:p text:style-name="P167">Syntax error reading source at (REPL:1:42).</text:p>
      <text:p text:style-name="P168">Duplicate key: Dilbert</text:p>
      <text:p text:style-name="First_20_paragraph"><text:span text:style-name="Source_Text">contains?</text:span> checks if an element is contained in a set:</text:p>
      <text:p text:style-name="P169">&gt; (def employees #{"Dilbert", "Alice", "Wally", "Ashok"})</text:p>
      <text:p text:style-name="P170">&gt; (contains? employees "Dilbert")</text:p>
      <text:p text:style-name="P171">true</text:p>
      <text:p text:style-name="P172">&gt; (contains? employees "Pointy Haired Boss")</text:p>
      <text:p text:style-name="P173">false</text:p>
      <text:p text:style-name="First_20_paragraph">This lookup can be done without calling a function, returning the element if it is contained, or <text:span text:style-name="Source_Text">nil</text:span> if the element is missing:</text:p>
      <text:p text:style-name="P174">&gt; (employees "Dilbert")</text:p>
      <text:p text:style-name="P175">"Dilbert"</text:p>
      <text:p text:style-name="P176">&gt; (employees "Ratbert")</text:p>
      <text:p text:style-name="P177">nil</text:p>
      <text:p text:style-name="First_20_paragraph">When working with keywords, the order can be switched:</text:p>
      <text:p text:style-name="P178">&gt; (def genres #{:scifi :action :drama :love})</text:p>
      <text:p text:style-name="P179">&gt; (genres :scifi)</text:p>
      <text:p text:style-name="P180">:scifi</text:p>
      <text:p text:style-name="P181">&gt; (:scifi genres)</text:p>
      <text:p text:style-name="P182">:scifi</text:p>
      <text:p text:style-name="First_20_paragraph">Functions like <text:span text:style-name="Source_Text">count</text:span>, <text:span text:style-name="Source_Text">first</text:span>, and <text:span text:style-name="Source_Text">rest</text:span> handle map entries as two-element vectors:</text:p>
      <text:p text:style-name="P183">&gt; (def employee {:name "Dilbert" :age 42 :job "Engineer"})</text:p>
      <text:p text:style-name="P184">&gt; (count employee)</text:p>
      <text:p text:style-name="P185">3</text:p>
      <text:p text:style-name="P186">&gt; (first employee)</text:p>
      <text:p text:style-name="P187">[:name "Dilbert"]</text:p>
      <text:p text:style-name="P188">&gt; (rest employee)</text:p>
      <text:p text:style-name="P189">([:age 42] [:job "Engineer"])</text:p>
      <text:p text:style-name="First_20_paragraph">A set can be extendes using <text:span text:style-name="Source_Text">conj</text:span>:</text:p>
      <text:p text:style-name="P190">&gt; (conj genres :western)</text:p>
      <text:p text:style-name="P191">#{:western :scifi :drama :action :love}</text:p>
      <text:p text:style-name="First_20_paragraph">An element won’t be added a second time <text:span text:style-name="T1">without</text:span>) error:</text:p>
      <text:p text:style-name="P192">&gt; (conj genres :western)</text:p>
      <text:p text:style-name="P193">#{:western :scifi :drama :action :love}</text:p>
      <text:p text:style-name="P194">&gt; (conj genres :western)</text:p>
      <text:p text:style-name="P195">#{:western :scifi :drama :action :love}</text:p>
      <text:p text:style-name="First_20_paragraph"><text:span text:style-name="Source_Text">disj</text:span> returns a set without the specified element:</text:p>
      <text:p text:style-name="P196">&gt; (disj genres :western)</text:p>
      <text:p text:style-name="P197">#{:scifi :drama :action :love}</text:p>
      <text:p text:style-name="First_20_paragraph">No error occurs if the element is missing:</text:p>
      <text:p text:style-name="P198">&gt; (disj genres :comedy)</text:p>
      <text:p text:style-name="P199">#{:scifi :drama :action :love}</text:p>
      <text:p text:style-name="First_20_paragraph">Be aware taht <text:span text:style-name="Source_Text">nil</text:span> is a valid set entry and map key:</text:p>
      <text:p text:style-name="P200">&gt; (contains? #{:foo :bar nil} nil)</text:p>
      <text:p text:style-name="P201">true</text:p>
      <text:h text:style-name="Heading_20_1" text:outline-level="1"><text:bookmark-start text:name="logic"/>Logic<text:bookmark-end text:name="logic"/></text:h>
      <text:p text:style-name="First_20_paragraph">Conditional code can be executed using <text:span text:style-name="Source_Text">if</text:span>:</text:p>
      <text:p text:style-name="P202">(if (= guess secret-number)</text:p>
      <text:p text:style-name="P203"><text:s text:c="2"/>(println "You guessed the secret number.")</text:p>
      <text:p text:style-name="P204"><text:s text:c="2"/>(println "Sorry, wrong number guessed..."))</text:p>
      <text:p text:style-name="First_20_paragraph">If the boolean expression (first argument) holds true, the second argument is evaluated; otherwise, the (optional) third argument is evaluated.</text:p>
      <text:p text:style-name="Text_20_body">Being an expression, <text:span text:style-name="Source_Text">if</text:span> returns a value:</text:p>
      <text:p text:style-name="P205">(defn yield-rate [balance]</text:p>
      <text:p text:style-name="P206"><text:s text:c="2"/>(if (&gt;= balance 0) 0.125 12.5))</text:p>
      <text:p text:style-name="P207"/>
      <text:p text:style-name="P208">&gt; (yield-rate 300)</text:p>
      <text:p text:style-name="P209">0.125</text:p>
      <text:p text:style-name="P210">&gt; (yield-rate -150)</text:p>
      <text:p text:style-name="P211">12.5</text:p>
      <text:p text:style-name="First_20_paragraph"><text:span text:style-name="Source_Text">nil</text:span> will be returned if the condition evaluates to <text:span text:style-name="Source_Text">false</text:span> and if there’s no <text:span text:style-name="Source_Text">else</text:span> branch.</text:p>
      <text:p text:style-name="Text_20_body">Comparison operators like <text:span text:style-name="Source_Text">=</text:span>, <text:span text:style-name="Source_Text">not=</text:span>, and <text:span text:style-name="Source_Text">&gt;=</text:span> are actually functions, which can take two or more arguments:</text:p>
      <text:p text:style-name="P212">&gt; (= 2 2 2 2 3)</text:p>
      <text:p text:style-name="P213">false</text:p>
      <text:p text:style-name="P214">&gt; (= 2 2 2 2 2 2)</text:p>
      <text:p text:style-name="P215">true</text:p>
      <text:p text:style-name="P216"/>
      <text:p text:style-name="P217">&gt; (not= 1 1 1 1)</text:p>
      <text:p text:style-name="P218">false</text:p>
      <text:p text:style-name="P219">&gt; (not= 1 1 2 1)</text:p>
      <text:p text:style-name="P220">true</text:p>
      <text:p text:style-name="P221"/>
      <text:p text:style-name="P222">&gt; (&gt;= 9 6 4 4 1)</text:p>
      <text:p text:style-name="P223">true</text:p>
      <text:p text:style-name="P224">&gt; (&gt;= 9 6 4 5 1)</text:p>
      <text:p text:style-name="P225">false</text:p>
      <text:p text:style-name="First_20_paragraph">Predicate functions return whether or not an expression is of some specific type:</text:p>
      <text:p text:style-name="P226">&gt; (number? 1987)</text:p>
      <text:p text:style-name="P227">true</text:p>
      <text:p text:style-name="P228">&gt; (string? "Dilbert")</text:p>
      <text:p text:style-name="P229">true</text:p>
      <text:p text:style-name="P230">&gt; (keyword? :title)</text:p>
      <text:p text:style-name="P231">true</text:p>
      <text:p text:style-name="P232">&gt; (map? {:born 1987})</text:p>
      <text:p text:style-name="P233">true</text:p>
      <text:p text:style-name="P234">&gt; (vector? [1 2 3])</text:p>
      <text:p text:style-name="P235">true</text:p>
      <text:p text:style-name="First_20_paragraph">Multiple conditions can be combined using <text:span text:style-name="Source_Text">and</text:span>, <text:span text:style-name="Source_Text">or</text:span>, and <text:span text:style-name="Source_Text">not</text:span>:</text:p>
      <text:p text:style-name="P236">&gt; (or (and (&gt; 5 3) (&lt; 1 6)) (not (= 3 1)))</text:p>
      <text:p text:style-name="P237">true</text:p>
      <text:p text:style-name="First_20_paragraph">Both <text:span text:style-name="Source_Text">or</text:span> and <text:span text:style-name="Source_Text">and</text:span> are <text:span text:style-name="T1">short-circuit</text:span> operations (nothing is printed here):</text:p>
      <text:p text:style-name="P238">&gt; (or (= 1 1) (println "strange"))</text:p>
      <text:p text:style-name="P239">true</text:p>
      <text:p text:style-name="P240">&gt; (and (not= 1 1) (println "strange"))</text:p>
      <text:p text:style-name="P241">false</text:p>
      <text:p text:style-name="First_20_paragraph">Every value besides <text:span text:style-name="Source_Text">false</text:span> and <text:span text:style-name="Source_Text">nil</text:span> is treated as <text:span text:style-name="T1">truthy</text:span> (i.e. will be evaluated to <text:span text:style-name="Source_Text">true</text:span>), even empty collections and the number 0:</text:p>
      <text:p text:style-name="P242">&gt; (if [] (println "[] is truthy"))</text:p>
      <text:p text:style-name="P243">[] is truthy</text:p>
      <text:p text:style-name="P244">nil</text:p>
      <text:p text:style-name="P245"/>
      <text:p text:style-name="P246">&gt; (if 0 (println "0 is truthy"))</text:p>
      <text:p text:style-name="P247">0 is truthy</text:p>
      <text:p text:style-name="P248">nil</text:p>
      <text:p text:style-name="First_20_paragraph">Multiple expressions can be grouped together using <text:span text:style-name="Source_Text">do</text:span>:</text:p>
      <text:p text:style-name="P249">(if (= guess secret-number)</text:p>
      <text:p text:style-name="P250"><text:s text:c="2"/>(do</text:p>
      <text:p text:style-name="P251"><text:s text:c="4"/>(println "You guessed the secret number.")</text:p>
      <text:p text:style-name="P252"><text:s text:c="4"/>(println "A winner is you.")</text:p>
      <text:p text:style-name="P253"><text:s text:c="4"/>{:points 100})</text:p>
      <text:p text:style-name="P254"><text:s text:c="2"/>(do</text:p>
      <text:p text:style-name="P255"><text:s text:c="4"/>(println "You guessed the wrong number.")</text:p>
      <text:p text:style-name="P256"><text:s text:c="4"/>(println "Shame on you.")</text:p>
      <text:p text:style-name="P257"><text:s text:c="4"/>{:points 0}))</text:p>
      <text:p text:style-name="First_20_paragraph">The <text:span text:style-name="Source_Text">do</text:span> expression evaluates to its last argument.</text:p>
      <text:p text:style-name="Text_20_body">If no <text:span text:style-name="Source_Text">else</text:span> branch is required, <text:span text:style-name="Source_Text">when</text:span> can be used instead of <text:span text:style-name="Source_Text">if</text:span>, which allows for multiple expressions without using <text:span text:style-name="Source_Text">do</text:span>:</text:p>
      <text:p text:style-name="P258">(when (= guess secret-number)</text:p>
      <text:p text:style-name="P259"><text:s text:c="2"/>(println "You guessed the secret number.")</text:p>
      <text:p text:style-name="P260"><text:s text:c="2"/>(println "A winner is you.")</text:p>
      <text:p text:style-name="P261"><text:s text:c="2"/>{:points 100})</text:p>
      <text:p text:style-name="First_20_paragraph">If the condition doesn’t hold <text:span text:style-name="Source_Text">true</text:span>, <text:span text:style-name="Source_Text">nil</text:span> is returned (like <text:span text:style-name="Source_Text">if</text:span>).</text:p>
      <text:p text:style-name="Text_20_body">Instead of nesting multiple <text:span text:style-name="Source_Text">if</text:span>s, <text:span text:style-name="Source_Text">cond</text:span> can be used for handling multiple conditions:</text:p>
      <text:p text:style-name="P262">(defn check [guess secret-number]</text:p>
      <text:p text:style-name="P263"><text:s text:c="2"/>(cond</text:p>
      <text:p text:style-name="P264"><text:s text:c="4"/>(= guess secret-number) (println "correct")</text:p>
      <text:p text:style-name="P265"><text:s text:c="4"/>(&lt; guess secret-number) (println "too low")</text:p>
      <text:p text:style-name="P266"><text:s text:c="4"/>(&gt; guess secret-number) (println "too high")))</text:p>
      <text:p text:style-name="P267"/>
      <text:p text:style-name="P268">&gt; (check 3 3)</text:p>
      <text:p text:style-name="P269">correct</text:p>
      <text:p text:style-name="P270">nil</text:p>
      <text:p text:style-name="P271"/>
      <text:p text:style-name="P272">&gt; (check 4 3)</text:p>
      <text:p text:style-name="P273">too high</text:p>
      <text:p text:style-name="P274">nil</text:p>
      <text:p text:style-name="P275"/>
      <text:p text:style-name="P276">&gt; (check 3 4)</text:p>
      <text:p text:style-name="P277">too low</text:p>
      <text:p text:style-name="P278">nil</text:p>
      <text:p text:style-name="First_20_paragraph">Idiomatically, a catch-all <text:span text:style-name="Source_Text">:else</text:span> clause is added to make sure that every condition is handled:</text:p>
      <text:p text:style-name="P279">(defn check [guess secret-number]</text:p>
      <text:p text:style-name="P280"><text:s text:c="2"/>(cond</text:p>
      <text:p text:style-name="P281"><text:s text:c="4"/>(= guess secret-number) (println "correct")</text:p>
      <text:p text:style-name="P282"><text:s text:c="4"/>(&lt; guess secret-number) (println "too low")</text:p>
      <text:p text:style-name="P283"><text:s text:c="4"/>(&gt; guess secret-number) (println "too high")</text:p>
      <text:p text:style-name="P284"><text:s text:c="4"/>:else (println "You broke the universe")))</text:p>
      <text:p text:style-name="First_20_paragraph">Since <text:span text:style-name="Source_Text">:else</text:span> is truthy, its branch will be evaluated unless any other branch was evaluated before. (Any truthy value could be used instead of <text:span text:style-name="Source_Text">:else</text:span>.)</text:p>
      <text:p text:style-name="Text_20_body">For multiple equality comparisons against <text:span text:style-name="T1">constants</text:span>, <text:span text:style-name="Source_Text">case</text:span> can be used instead of <text:span text:style-name="Source_Text">cond</text:span>:</text:p>
      <text:p text:style-name="P285">(defn color-hex-code [color]</text:p>
      <text:p text:style-name="P286"><text:s text:c="2"/>(case color</text:p>
      <text:p text:style-name="P287"><text:s text:c="4"/>:red "#ff0000"</text:p>
      <text:p text:style-name="P288"><text:s text:c="4"/>:green "#00ff00"</text:p>
      <text:p text:style-name="P289"><text:s text:c="4"/>:blue "#0000ff"</text:p>
      <text:p text:style-name="P290"><text:s text:c="4"/>"unknown"))</text:p>
      <text:p text:style-name="P291"/>
      <text:p text:style-name="P292">&gt; (color-hex-code :red)</text:p>
      <text:p text:style-name="P293">"#ff0000"</text:p>
      <text:p text:style-name="P294">&gt; (color-hex-code :black)</text:p>
      <text:p text:style-name="P295">"unknown"</text:p>
      <text:p text:style-name="First_20_paragraph">Exceptions can be handled using <text:span text:style-name="Source_Text">try</text:span>/<text:span text:style-name="Source_Text">catch</text:span>:</text:p>
      <text:p text:style-name="P296">(defn safe-divide [dividend divisor]</text:p>
      <text:p text:style-name="P297"><text:s text:c="2"/>(try</text:p>
      <text:p text:style-name="P298"><text:s text:c="4"/>(/ dividend divisor)</text:p>
      <text:p text:style-name="P299"><text:s text:c="4"/>(catch ArithmeticException e</text:p>
      <text:p text:style-name="P300"><text:s text:c="6"/>(println "One does not simply divide by zero."))))</text:p>
      <text:p text:style-name="P301"/>
      <text:p text:style-name="P302">&gt; (safe-divide 9 3)</text:p>
      <text:p text:style-name="P303">3</text:p>
      <text:p text:style-name="P304"/>
      <text:p text:style-name="P305">&gt; (safe-divide 9 0)</text:p>
      <text:p text:style-name="P306">One does not simply divide by zero.</text:p>
      <text:p text:style-name="P307">nil.</text:p>
      <text:p text:style-name="First_20_paragraph">Exceptions can be thrown using <text:span text:style-name="Source_Text">throw</text:span> and <text:span text:style-name="Source_Text">ex-info</text:span>:</text:p>
      <text:p text:style-name="P308">(defn publish [book]</text:p>
      <text:p text:style-name="P309"><text:s text:c="2"/>(when (&lt; (:pages book) 50)</text:p>
      <text:p text:style-name="P310"><text:s text:c="4"/>(throw</text:p>
      <text:p text:style-name="P311"><text:s text:c="6"/>(ex-info "A book needs fifty pages or more!" book))))</text:p>
      <text:p text:style-name="P312"/>
      <text:p text:style-name="P313">&gt; (publish {:title "Hello" :pages 30})</text:p>
      <text:p text:style-name="P314">Execution error (ExceptionInfo) at user/publish (REPL:4).</text:p>
      <text:p text:style-name="P315">A book needs fifty pages or more!</text:p>
      <text:p text:style-name="First_20_paragraph"><text:span text:style-name="Source_Text">ex-info</text:span> expects a string message and a map argument, and can be caught as <text:span text:style-name="Source_Text">clojure.lang.ExceptionInfo</text:span>.</text:p>
      <text:h text:style-name="Heading_20_1" text:outline-level="1"><text:bookmark-start text:name="more-capable-functions"/>More Capable Functions<text:bookmark-end text:name="more-capable-functions"/></text:h>
      <text:p text:style-name="First_20_paragraph"><text:span text:style-name="T1">Multi-arity</text:span> functions accept different sets of parameters:</text:p>
      <text:p text:style-name="P316">(defn greet</text:p>
      <text:p text:style-name="P317"><text:s text:c="2"/>([to-whom] (println "Hello" to-whom))</text:p>
      <text:p text:style-name="P318"><text:s text:c="2"/>([message to-whom] (println message to-whom)))</text:p>
      <text:p text:style-name="P319"/>
      <text:p text:style-name="P320">&gt; (greet "John")</text:p>
      <text:p text:style-name="P321">Hello John</text:p>
      <text:p text:style-name="P322">&gt; (greet "Hi" "John")</text:p>
      <text:p text:style-name="P323">Hi John</text:p>
      <text:p text:style-name="First_20_paragraph">In order to reduce the amount of duplicated code, it’s common that lower arity functions call the function with the highest arity by filling in the missing parameters with default values:</text:p>
      <text:p text:style-name="P324">(defn greet</text:p>
      <text:p text:style-name="P325"><text:s text:c="2"/>([to-whom] (greet "Hello" to-whom))</text:p>
      <text:p text:style-name="P326"><text:s text:c="2"/>([message to-whom] (println message to-whom)))</text:p>
      <text:p text:style-name="First_20_paragraph"><text:span text:style-name="T1">Variadic</text:span> functions accept a variable number of arguments:</text:p>
      <text:p text:style-name="P327">(defn output-all [&amp; args]</text:p>
      <text:p text:style-name="P328"><text:s text:c="2"/>(println "args" args))</text:p>
      <text:p text:style-name="P329"/>
      <text:p text:style-name="P330">&gt; (output-all "one")</text:p>
      <text:p text:style-name="P331">args (one)</text:p>
      <text:p text:style-name="P332">&gt; (output-all "one" 2 "three" 4.0)</text:p>
      <text:p text:style-name="P333">args (one 2 three 4.0)</text:p>
      <text:p text:style-name="First_20_paragraph">The arguments left of the ampersand are regular arguments:</text:p>
      <text:p text:style-name="P334">(defn output-all [x y &amp; args]</text:p>
      <text:p text:style-name="P335"><text:s text:c="2"/>(println "x" x "y" y "args" args))</text:p>
      <text:p text:style-name="P336"/>
      <text:p text:style-name="P337">&gt; (output-all "one" 2 "three" 4.0)</text:p>
      <text:p text:style-name="P338">x one y 2 args (three 4.0)</text:p>
      <text:p text:style-name="First_20_paragraph">Multi-arity and variadic functions are good at dealing with a <text:span text:style-name="T1">different number</text:span> of arguments. <text:span text:style-name="T1">Multimethods</text:span> are useful to deal with <text:span text:style-name="T1">different characteristics</text:span> of arguments. They consist of:</text:p>
      <text:list text:style-name="L2">
        <text:list-item>
          <text:p text:style-name="P339">A dispatch function (<text:span text:style-name="Source_Text">defn</text:span>) that assigns a keyword to an argument.</text:p>
        </text:list-item>
        <text:list-item>
          <text:p text:style-name="P339">A multimethod (<text:span text:style-name="Source_Text">defmulti</text:span>) that groups the implementations and refers to the dispatch function.</text:p>
        </text:list-item>
        <text:list-item>
          <text:p text:style-name="P339">Multiple methods (<text:span text:style-name="Source_Text">defmethod</text:span>), of which each handles one type of argument.</text:p>
        </text:list-item>
      </text:list>
      <text:p text:style-name="First_20_paragraph">Consider employees being stored in different formats:</text:p>
      <text:p text:style-name="P340">;; implicit fields: first name, job</text:p>
      <text:p text:style-name="P341">(def dogbert ["Dogbert" "Head of Abuse"])</text:p>
      <text:p text:style-name="P342">(def ashok ["Ashok" "Technical Intern"])</text:p>
      <text:p text:style-name="P343"/>
      <text:p text:style-name="P344">;; relevant fields: name, position</text:p>
      <text:p text:style-name="P345">(def alice {:name "Alice" :position "Engineer" })</text:p>
      <text:p text:style-name="P346">(def wally {:name "Wally" :position "Engineer" })</text:p>
      <text:p text:style-name="P347"/>
      <text:p text:style-name="P348">;; relevant fields: first-name, job</text:p>
      <text:p text:style-name="P349">(def catbert {:first-name "Catbert" :job "HR Manager"})</text:p>
      <text:p text:style-name="P350">(def dilbert {:first-name "Dilbert" :job "Engineer" :department "IT"})</text:p>
      <text:p text:style-name="First_20_paragraph">The dispatch function figures out which format such an entry has:</text:p>
      <text:p text:style-name="P351">(defn dispatch-employee-format [employee]</text:p>
      <text:p text:style-name="P352"><text:s text:c="2"/>(cond</text:p>
      <text:p text:style-name="P353"><text:s text:c="4"/>(vector? employee) :vector-employee</text:p>
      <text:p text:style-name="P354"><text:s text:c="4"/>(and (contains? employee :name)</text:p>
      <text:p text:style-name="P355"><text:s text:c="9"/>(contains? employee :position)) :min-employee</text:p>
      <text:p text:style-name="P356"><text:s text:c="4"/>(and (contains? employee :first-name)</text:p>
      <text:p text:style-name="P357"><text:s text:c="9"/>(contains? employee :job)) :max-employee))</text:p>
      <text:p text:style-name="First_20_paragraph">The multimethod defines a method name and connects it to the dispatcher:</text:p>
      <text:p text:style-name="P358">(defmulti normalize-employee dispatch-employee-format)</text:p>
      <text:p text:style-name="First_20_paragraph">The implementations all have the same name, but handle a different keyword, as mapped by the dispatcher function:</text:p>
      <text:p text:style-name="P359">(defmethod normalize-employee :vector-employee [employee]</text:p>
      <text:p text:style-name="P360"><text:s text:c="2"/>{:first-name (nth employee 0) :role (nth employee 1)})</text:p>
      <text:p text:style-name="P361"/>
      <text:p text:style-name="P362">(defmethod normalize-employee :min-employee [employee]</text:p>
      <text:p text:style-name="P363"><text:s text:c="2"/>{:first-name (:name employee) :role (:position employee)})</text:p>
      <text:p text:style-name="P364"/>
      <text:p text:style-name="P365">(defmethod normalize-employee :max-employee [employee]</text:p>
      <text:p text:style-name="P366"><text:s text:c="2"/>{:first-name (:first-name employee) :role (:job employee)})</text:p>
      <text:p text:style-name="First_20_paragraph">The different kind of employee data structures are converted to a common format:</text:p>
      <text:p text:style-name="P367">&gt; (normalize-employee dogbert)</text:p>
      <text:p text:style-name="P368">{:first-name "Dogbert", :role "Head of Abuse"}</text:p>
      <text:p text:style-name="P369">&gt; (normalize-employee alice)</text:p>
      <text:p text:style-name="P370">{:first-name "Alice", :role "Engineer"}</text:p>
      <text:p text:style-name="P371">&gt; (normalize-employee dilbert)</text:p>
      <text:p text:style-name="P372">{:first-name "Dilbert", :role "Engineer"}</text:p>
      <text:p text:style-name="First_20_paragraph">If the dispatch method cannot match the argument submitted, an exception will be thrown:</text:p>
      <text:p text:style-name="P373">&gt; (normalize-employee {:first-name "Topper" :position "Head of Annoyance"})</text:p>
      <text:p text:style-name="P374">Execution error (IllegalArgumentException) at user/eval2108 (REPL:1).</text:p>
      <text:p text:style-name="P375">No method in multimethod 'normalize-employee' for dispatch value: null</text:p>
      <text:p text:style-name="First_20_paragraph">This condition can be handled properly by defining a <text:span text:style-name="Source_Text">:default</text:span> branch in the dispatcher function.</text:p>
      <text:p text:style-name="Text_20_body">Implementations for multimethods can be defined in different files, which allows for extensibility. This allows for polymorphism not just based on type, but also based on values.</text:p>
      <text:p text:style-name="Text_20_body">Some functions are best implemented recursively:</text:p>
      <text:p text:style-name="P376">(def employees [{:name "Dilbert" :salary 120000}</text:p>
      <text:p text:style-name="P377"><text:s text:c="16"/>{:name "Wally" :salary 130000}</text:p>
      <text:p text:style-name="P378"><text:s text:c="16"/>{:name "Alice" :salary 110000}</text:p>
      <text:p text:style-name="P379"><text:s text:c="16"/>{:name "Boss" :salary 380000}</text:p>
      <text:p text:style-name="P380"><text:s text:c="16"/>{:name "Ashok" :salary 54000}])</text:p>
      <text:p text:style-name="P381"/>
      <text:p text:style-name="P382">(defn sum-payroll</text:p>
      <text:p text:style-name="P383"><text:s text:c="2"/>([employees] (sum-payroll employees 0))</text:p>
      <text:p text:style-name="P384"><text:s text:c="2"/>([employees total]</text:p>
      <text:p text:style-name="P385"><text:s text:c="4"/>(if (empty? employees)</text:p>
      <text:p text:style-name="P386"><text:s text:c="6"/>total</text:p>
      <text:p text:style-name="P387"><text:s text:c="6"/>(sum-payroll</text:p>
      <text:p text:style-name="P388"><text:s text:c="8"/>(rest employees)</text:p>
      <text:p text:style-name="P389"><text:s text:c="8"/>(+ total (:salary (first employees)))))))</text:p>
      <text:p text:style-name="P390"/>
      <text:p text:style-name="P391">&gt; (sum-payroll employees)</text:p>
      <text:p text:style-name="P392">794000</text:p>
      <text:p text:style-name="First_20_paragraph">The <text:span text:style-name="Source_Text">sum-payroll</text:span> function could run out of stack space if the <text:span text:style-name="Source_Text">employee</text:span> vector gets too big. Therefore, Clojure supports <text:span text:style-name="T1">tail call optimization</text:span>, by simply replacing the function call with <text:span text:style-name="Source_Text">recur</text:span>:</text:p>
      <text:p text:style-name="P393">(defn sum-payroll</text:p>
      <text:p text:style-name="P394"><text:s text:c="2"/>([employees] (sum-payroll employees 0))</text:p>
      <text:p text:style-name="P395"><text:s text:c="2"/>([employees total]</text:p>
      <text:p text:style-name="P396"><text:s text:c="4"/>(if (empty? employees)</text:p>
      <text:p text:style-name="P397"><text:s text:c="6"/>total</text:p>
      <text:p text:style-name="P398"><text:s text:c="6"/>(recur</text:p>
      <text:p text:style-name="P399"><text:s text:c="8"/>(rest employees)</text:p>
      <text:p text:style-name="P400"><text:s text:c="8"/>(+ total (:salary (first employees)))))))</text:p>
      <text:p text:style-name="First_20_paragraph">The multi-arity function can be simplified to a single-arity function using a <text:span text:style-name="Source_Text">loop</text:span> expression:</text:p>
      <text:p text:style-name="P401">(defn sum-payroll [employees]</text:p>
      <text:p text:style-name="P402"><text:s text:c="2"/>(loop [employees employees total 0]</text:p>
      <text:p text:style-name="P403"><text:s text:c="4"/>(if (empty? employees)</text:p>
      <text:p text:style-name="P404"><text:s text:c="6"/>total</text:p>
      <text:p text:style-name="P405"><text:s text:c="6"/>(recur</text:p>
      <text:p text:style-name="P406"><text:s text:c="8"/>(rest employees)</text:p>
      <text:p text:style-name="P407"><text:s text:c="8"/>(+ total (:salary (first employees)))))))</text:p>
      <text:p text:style-name="First_20_paragraph">This construct defines and invokes a pseudo-function, where the <text:span text:style-name="Source_Text">employees</text:span> parameter is initialized with the <text:span text:style-name="Source_Text">employees</text:span> argument of the <text:span text:style-name="Source_Text">sum-payroll</text:span> function; and <text:span text:style-name="Source_Text">total</text:span> is initialized to <text:span text:style-name="Source_Text">0</text:span>. This values will be re-initialized by <text:span text:style-name="Source_Text">recur</text:span> (<text:span text:style-name="Source_Text">employees</text:span> to <text:span text:style-name="Source_Text">(rest employees)</text:span> and <text:span text:style-name="Source_Text">total</text:span> to itself plus the current employees salary).</text:p>
      <text:p text:style-name="Text_20_body">In practice, higher-ordered functions such as <text:span text:style-name="Source_Text">map</text:span> are preferred over <text:span text:style-name="Source_Text">loop</text:span>/<text:span text:style-name="Source_Text">recur</text:span> constructs.</text:p>
      <text:p text:style-name="Text_20_body">Since comments are dropped upon compilation, <text:span text:style-name="T1">docstrings</text:span> provide a way of documenting code that will be preserved. They are accessible via the <text:span text:style-name="Source_Text">doc</text:span> macro:</text:p>
      <text:p text:style-name="P408">(defn average</text:p>
      <text:p text:style-name="P409"><text:s text:c="2"/>"Computes the average of a and b."</text:p>
      <text:p text:style-name="P410"><text:s text:c="2"/>[a b]</text:p>
      <text:p text:style-name="P411"><text:s text:c="2"/>(/ (+ a b) 2.0))</text:p>
      <text:p text:style-name="P412"/>
      <text:p text:style-name="P413">&gt; (average 3 2)</text:p>
      <text:p text:style-name="P414">2.5</text:p>
      <text:p text:style-name="P415"/>
      <text:p text:style-name="P416">&gt; (doc average)</text:p>
      <text:p text:style-name="P417">-------------------------</text:p>
      <text:p text:style-name="P418">user/average</text:p>
      <text:p text:style-name="P419">([a b])</text:p>
      <text:p text:style-name="P420"><text:s text:c="2"/>Computes the average of a and b.</text:p>
      <text:p text:style-name="P421">nil</text:p>
      <text:p text:style-name="First_20_paragraph">Docstrings can also be used for other constructs than functions:</text:p>
      <text:p text:style-name="P422">&gt; (def dilbert "The smelly IT guy..." {:name "Dilbert" :job "Engineer"})</text:p>
      <text:p text:style-name="P423">&gt; (doc dilbert)</text:p>
      <text:p text:style-name="P424">-------------------------</text:p>
      <text:p text:style-name="P425">user/dilbert</text:p>
      <text:p text:style-name="P426"><text:s text:c="2"/>The smelly IT guy...</text:p>
      <text:p text:style-name="P427">nil</text:p>
      <text:p text:style-name="First_20_paragraph">A map containing <text:span text:style-name="Source_Text">:pre</text:span> and <text:span text:style-name="Source_Text">:post</text:span> entries can be used to enforce pre- and post-conditions:</text:p>
      <text:p text:style-name="P428">(defn give-raise [employee amount]</text:p>
      <text:p text:style-name="P429"><text:s text:c="2"/>{:pre <text:s text:c="1"/>[(&lt;= amount 10000) (not= (:name employee) "Ashok")]</text:p>
      <text:p text:style-name="P430"><text:s text:c="3"/>:post [(&lt;= (:salary %) 180000)]}</text:p>
      <text:p text:style-name="P431"><text:s text:c="2"/>(assoc employee :salary (+ (:salary employee) amount)))</text:p>
      <text:p text:style-name="First_20_paragraph">The <text:span text:style-name="Source_Text">:pre</text:span> condition makes sure that a raise must not exceed 100000, and that an employee named Ashok will never get a raise.</text:p>
      <text:p text:style-name="Text_20_body">The <text:span text:style-name="Source_Text">:post</text:span> condition makes sure that after a raise, no employee will have a salary of more than 180000. The return value is referred by <text:span text:style-name="Source_Text">%</text:span>.</text:p>
      <text:p text:style-name="P432">&gt; (give-raise {:name "Dilbert" :salary 120000} 5000)</text:p>
      <text:p text:style-name="P433">{:name "Dilbert", :salary 125000}</text:p>
      <text:p text:style-name="P434"/>
      <text:p text:style-name="P435">&gt; (give-raise {:name "Wally" :salary 110000} 15000)</text:p>
      <text:p text:style-name="P436">Execution error (AssertionError) at user/give-raise (REPL:1).</text:p>
      <text:p text:style-name="P437">Assert failed: (&lt;= amount 10000)</text:p>
      <text:p text:style-name="P438"/>
      <text:p text:style-name="P439">&gt; (give-raise {:name "Ashok" :salary 45000} 1000)</text:p>
      <text:p text:style-name="P440">Execution error (AssertionError) at user/give-raise (REPL:1).</text:p>
      <text:p text:style-name="P441">Assert failed: (not= (:name employee) "Ashok")</text:p>
      <text:p text:style-name="P442"/>
      <text:p text:style-name="P443">&gt; (give-raise {:name "Ted" :salary 175000} 8000)</text:p>
      <text:p text:style-name="P444">Execution error (AssertionError) at user/give-raise (REPL:1).</text:p>
      <text:p text:style-name="P445">Assert failed: (&lt;= (:salary %) 180000)</text:p>
      <text:h text:style-name="Heading_20_1" text:outline-level="1"><text:bookmark-start text:name="functional-things"/>Functional Things<text:bookmark-end text:name="functional-things"/></text:h>
      <text:p text:style-name="First_20_paragraph">Functions are values, which can be passed to other functions:</text:p>
      <text:p text:style-name="P446">(def dilbert {:name "Dilbert" :job "Engineer" :salary 120000})</text:p>
      <text:p text:style-name="P447">(def ashok {:name "Ashok" :job "Intern" :salary 45000})</text:p>
      <text:p text:style-name="P448"/>
      <text:p text:style-name="P449">(defn well-paid? [employee]</text:p>
      <text:p text:style-name="P450"><text:s text:c="2"/>(&gt; (:salary employee) 100000))</text:p>
      <text:p text:style-name="P451"/>
      <text:p text:style-name="P452">(defn nerd? [employee]</text:p>
      <text:p text:style-name="P453"><text:s text:c="2"/>(= (:job employee) "Engineer"))</text:p>
      <text:p text:style-name="P454"/>
      <text:p text:style-name="P455">(defn both? [employee pf1 pf2]</text:p>
      <text:p text:style-name="P456"><text:s text:c="2"/>(and (pf1 employee)</text:p>
      <text:p text:style-name="P457"><text:s text:c="7"/>(pf2 employee)))</text:p>
      <text:p text:style-name="P458"/>
      <text:p text:style-name="P459">&gt; (both? dilbert well-paid? nerd?)</text:p>
      <text:p text:style-name="P460">true</text:p>
      <text:p text:style-name="P461"/>
      <text:p text:style-name="P462">&gt; (both? ashok well-paid? nerd?)</text:p>
      <text:p text:style-name="P463">false</text:p>
      <text:p text:style-name="First_20_paragraph">Anonymous functions can be defined using <text:span text:style-name="Source_Text">fn</text:span>:</text:p>
      <text:p text:style-name="P464">(both? dilbert</text:p>
      <text:p text:style-name="P465"><text:s text:c="2"/>(fn [e] (&gt; (:salary e) 100000))</text:p>
      <text:p text:style-name="P466"><text:s text:c="2"/>(fn [e] (= (:name e) "Dilbert")))</text:p>
      <text:p text:style-name="First_20_paragraph">This can be used to created parametrized functions using a <text:span text:style-name="T1">lexical closure</text:span>:</text:p>
      <text:p text:style-name="P467">(defn cheaper-func [max-salary]</text:p>
      <text:p text:style-name="P468"><text:s text:c="2"/>(fn [employee]</text:p>
      <text:p text:style-name="P469"><text:s text:c="4"/>(&lt; (:salary employee) max-salary)))</text:p>
      <text:p text:style-name="P470"/>
      <text:p text:style-name="P471">(def working-poor? (cheaper-func 50000))</text:p>
      <text:p text:style-name="P472">(def cheap-hire? (cheaper-func 100000))</text:p>
      <text:p text:style-name="P473"/>
      <text:p text:style-name="P474">&gt; (working-poor? ashok)</text:p>
      <text:p text:style-name="P475">true</text:p>
      <text:p text:style-name="P476"/>
      <text:p text:style-name="P477">&gt; (cheap-hire? dilbert)</text:p>
      <text:p text:style-name="P478">false</text:p>
      <text:p text:style-name="First_20_paragraph">The <text:span text:style-name="Source_Text">apply</text:span> function applies a function for each argument:</text:p>
      <text:p text:style-name="P479">&gt; (apply + [1 2 3])</text:p>
      <text:p text:style-name="P480">6</text:p>
      <text:p text:style-name="First_20_paragraph"><text:span text:style-name="Source_Text">partial</text:span> creates a new function by <text:span text:style-name="T1">partially</text:span> filling in the arguments for an existing function. Here, the plus function is partially applied with a single number:</text:p>
      <text:p text:style-name="P481">&gt; (def increment (partial + 1))</text:p>
      <text:p text:style-name="P482">&gt; (increment 1)</text:p>
      <text:p text:style-name="P483">2</text:p>
      <text:p text:style-name="P484">&gt; (increment 10)</text:p>
      <text:p text:style-name="P485">11</text:p>
      <text:p text:style-name="First_20_paragraph">And here, the <text:span text:style-name="Source_Text">give-raise</text:span> function is partially applied to define the <text:span text:style-name="Source_Text">amount</text:span> parameter:</text:p>
      <text:p text:style-name="P486">(def dilbert {:name "Dilbert" :salary 120000 :job "Engineer"})</text:p>
      <text:p text:style-name="P487"/>
      <text:p text:style-name="P488">(defn give-raise [amount employee]</text:p>
      <text:p text:style-name="P489"><text:s text:c="2"/>(assoc employee :salary (+ amount (:salary employee))))</text:p>
      <text:p text:style-name="P490"/>
      <text:p text:style-name="P491">(def small-raise (partial give-raise 1000))</text:p>
      <text:p text:style-name="P492"/>
      <text:p text:style-name="P493">&gt; (small-raise dilbert)</text:p>
      <text:p text:style-name="P494">{:name "Dilbert", :salary 121000, :job "Engineer"}</text:p>
      <text:p text:style-name="First_20_paragraph"><text:span text:style-name="Source_Text">complement</text:span> produces a new function by wrapping a function with a <text:span text:style-name="Source_Text">not</text:span> call:</text:p>
      <text:p text:style-name="P495">(defn is-cheap? [employee]</text:p>
      <text:p text:style-name="P496"><text:s text:c="2"/>(&lt;= (:salary employee) 100000))</text:p>
      <text:p text:style-name="P497"/>
      <text:p text:style-name="P498">(def is-expensive? (complement is-cheap?))</text:p>
      <text:p text:style-name="P499"/>
      <text:p text:style-name="P500">&gt; (is-cheap? dilbert)</text:p>
      <text:p text:style-name="P501">false</text:p>
      <text:p text:style-name="P502">&gt; (is-expensive? dilbert)</text:p>
      <text:p text:style-name="P503">true</text:p>
      <text:p text:style-name="First_20_paragraph"><text:span text:style-name="Source_Text">every-pred</text:span> combines multiple predicate function with <text:span text:style-name="Source_Text">and</text:span>:</text:p>
      <text:p text:style-name="P504">(defn cheap? [employee]</text:p>
      <text:p text:style-name="P505"><text:s text:c="2"/>(&lt;= (:salary employee) 100000))</text:p>
      <text:p text:style-name="P506"/>
      <text:p text:style-name="P507">(defn engineer? [employee]</text:p>
      <text:p text:style-name="P508"><text:s text:c="2"/>(= "Engineer" (:job employee)))</text:p>
      <text:p text:style-name="P509"/>
      <text:p text:style-name="P510">(defn smelly? [employee]</text:p>
      <text:p text:style-name="P511"><text:s text:c="2"/>(= "Dilbert" (:name employee)))</text:p>
      <text:p text:style-name="P512"/>
      <text:p text:style-name="P513">(def fire? (every-pred (complement cheap?) engineer? smelly?))</text:p>
      <text:p text:style-name="P514"/>
      <text:p text:style-name="P515">&gt; (fire? {:name "Dilbert" :salary 120000 :job "Engineer"})</text:p>
      <text:p text:style-name="P516">true</text:p>
      <text:p text:style-name="P517"/>
      <text:p text:style-name="P518">&gt; (fire? {:name "Ted" :salary 180000 :job "Marketing"})</text:p>
      <text:p text:style-name="P519">false</text:p>
      <text:p text:style-name="First_20_paragraph">Function literals or <text:span text:style-name="T1">lambdas</text:span> can be defined using <text:span text:style-name="Source_Text">#</text:span>:</text:p>
      <text:p text:style-name="P520">&gt; (apply #(+ %1 %2 %3) [1 2 3])</text:p>
      <text:p text:style-name="P521">6</text:p>
      <text:p text:style-name="First_20_paragraph">Since there is no argument list, the arguments are referred to using <text:span text:style-name="Source_Text">%1</text:span>, <text:span text:style-name="Source_Text">%2</text:span>, etc. The highest-numbered argument defines the number of arguments:</text:p>
      <text:p text:style-name="P522">&gt; (apply #(+ %5 %6) [1 2 3 4 5 6])</text:p>
      <text:p text:style-name="P523">11</text:p>
      <text:p text:style-name="First_20_paragraph">The arguments one to four (i.e. <text:span text:style-name="Source_Text">[1 2 3 4]</text:span>) are ignored.</text:p>
      <text:p text:style-name="Text_20_body">If only a single argument is needed, it can be referred by <text:span text:style-name="Source_Text">%</text:span> instead of <text:span text:style-name="Source_Text">%1</text:span>:</text:p>
      <text:p text:style-name="P524">&gt; (apply #(* 2 %) [123])</text:p>
      <text:p text:style-name="P525">246</text:p>
      <text:p text:style-name="First_20_paragraph">Use lambdas for very short and simple functions. Use <text:span text:style-name="Source_Text">fn</text:span> if named arguments are useful. Use <text:span text:style-name="Source_Text">defn</text:span> for lengthy functions with a proper name.</text:p>
      <text:p text:style-name="Text_20_body"><text:span text:style-name="Source_Text">defn</text:span> can be defined in terms of <text:span text:style-name="Source_Text">def</text:span> and <text:span text:style-name="Source_Text">fn</text:span>:</text:p>
      <text:p text:style-name="P526">(defn hello [to-whom]</text:p>
      <text:p text:style-name="P527"><text:s text:c="2"/>(println "Hello" to-whom))</text:p>
      <text:p text:style-name="First_20_paragraph">Has the same effect as:</text:p>
      <text:p text:style-name="P528">(def hello</text:p>
      <text:p text:style-name="P529"><text:s text:c="2"/>(fn [to-whom]</text:p>
      <text:p text:style-name="P530"><text:s text:c="4"/>(println "Hello" to-whom)))</text:p>
      <text:p text:style-name="First_20_paragraph"><text:span text:style-name="Source_Text">update</text:span> works on a map by applying a function to a map’s entry:</text:p>
      <text:p text:style-name="P531">(def dilbert {:name "Dilbert" :salary 120000 :job "Engineer"})</text:p>
      <text:p text:style-name="P532"/>
      <text:p text:style-name="P533">(defn promote [employee raise-func]</text:p>
      <text:p text:style-name="P534"><text:s text:c="2"/>(update employee :salary raise-func))</text:p>
      <text:p text:style-name="P535"/>
      <text:p text:style-name="P536">&gt; (promote dilbert #(+ % 1000))</text:p>
      <text:p text:style-name="P537">{:name "Dilbert", :salary 121000, :job "Engineer"}</text:p>
      <text:p text:style-name="First_20_paragraph"><text:span text:style-name="Source_Text">update-in</text:span> accepts an additional path to locate the field in a nested map to be updated:</text:p>
      <text:p text:style-name="P538">(def dogbertix {:name "Dogbertix" :ceo {:name "Dogbert" :salary 250000}})</text:p>
      <text:p text:style-name="P539"/>
      <text:p text:style-name="P540">(defn give-bonus [company]</text:p>
      <text:p text:style-name="P541"><text:s text:c="2"/>(update-in company [:ceo :salary] #(* 2 %)))</text:p>
      <text:p text:style-name="P542"/>
      <text:p text:style-name="P543">&gt; (give-bonus dogbertix)</text:p>
      <text:p text:style-name="P544">{:name "Dogbertix", :ceo {:name "Dogbert", :salary 500000}}</text:p>
      <text:h text:style-name="Heading_20_1" text:outline-level="1"><text:bookmark-start text:name="let"/>Let<text:bookmark-end text:name="let"/></text:h>
      <text:p text:style-name="First_20_paragraph"><text:span text:style-name="Source_Text">compute-bonus</text:span> needs to calculate the same value twice; once for the <text:span text:style-name="Source_Text">if</text:span> condition, and once for the return value of the function:</text:p>
      <text:p text:style-name="P545">(defn compute-bonus [employee bonus-rate max-bonus]</text:p>
      <text:p text:style-name="P546"><text:s text:c="2"/>(if (&lt;= (* (:salary employee) bonus-rate) max-bonus)</text:p>
      <text:p text:style-name="P547"><text:s text:c="4"/>(* (:salary employee) bonus-rate)</text:p>
      <text:p text:style-name="P548"><text:s text:c="4"/>max-bonus))</text:p>
      <text:p text:style-name="P549"/>
      <text:p text:style-name="P550">(def dilbert {:name "Dilbert" :salary 120000})</text:p>
      <text:p text:style-name="P551"/>
      <text:p text:style-name="P552">&gt; (compute-bonus dilbert 0.1 5000)</text:p>
      <text:p text:style-name="P553">5000</text:p>
      <text:p text:style-name="P554"/>
      <text:p text:style-name="P555">&gt; (compute-bonus dilbert 0.1 25000)</text:p>
      <text:p text:style-name="P556">12000.0</text:p>
      <text:p text:style-name="First_20_paragraph"><text:span text:style-name="Source_Text">let</text:span> defines re-usable local bindings:</text:p>
      <text:p text:style-name="P557">(defn compute-bonus [employee bonus-rate max-bonus]</text:p>
      <text:p text:style-name="P558"><text:s text:c="2"/>(let [bonus (* (:salary employee) bonus-rate)]</text:p>
      <text:p text:style-name="P559"><text:s text:c="4"/>(if (&lt;= bonus max-bonus)</text:p>
      <text:p text:style-name="P560"><text:s text:c="6"/>bonus</text:p>
      <text:p text:style-name="P561"><text:s text:c="6"/>max-bonus)))</text:p>
      <text:p text:style-name="First_20_paragraph">The expression on the right-hand side is assigned to the symbol on the left-hand side of the vector. Multiple local bindings can be created at once:</text:p>
      <text:p text:style-name="P562">&gt; (let [a 1 b 2 c 3] (println (+ a b c)))</text:p>
      <text:p text:style-name="P563">6</text:p>
      <text:p text:style-name="First_20_paragraph">Later bindings have access to earlier bindings to their left:</text:p>
      <text:p text:style-name="P564">&gt; (let [a 1 b (* 2 a) c (* 2 b)] (println a b c))</text:p>
      <text:p text:style-name="P565">1 2 4</text:p>
      <text:p text:style-name="First_20_paragraph">The function <text:span text:style-name="Source_Text">compute-bonus</text:span> calculates the employee’s bonus by looking up their bonus rate in a map:</text:p>
      <text:p text:style-name="P566">(def employee-bonus-rates</text:p>
      <text:p text:style-name="P567"><text:s text:c="2"/>{"Dilbert" 0.05 "Dogbert" 0.25 "Pointy-Haired Boss" 1.0})</text:p>
      <text:p text:style-name="P568"/>
      <text:p text:style-name="P569">(defn compute-bonus [salary employee-name bonus-rates min-bonus]</text:p>
      <text:p text:style-name="P570"><text:s text:c="2"/>(let [bonus-rate (bonus-rates employee-name)</text:p>
      <text:p text:style-name="P571"><text:s text:c="8"/>bonus (* salary bonus-rate)]</text:p>
      <text:p text:style-name="P572"><text:s text:c="4"/>(if (&lt; bonus min-bonus)</text:p>
      <text:p text:style-name="P573"><text:s text:c="6"/>min-bonus</text:p>
      <text:p text:style-name="P574"><text:s text:c="6"/>bonus)))</text:p>
      <text:p text:style-name="P575"/>
      <text:p text:style-name="P576">&gt; (compute-bonus 120000 "Dilbert" employee-bonus-rates 1000)</text:p>
      <text:p text:style-name="P577">6000.0</text:p>
      <text:p text:style-name="P578"/>
      <text:p text:style-name="P579">&gt; (compute-bonus 200000 "Dogbert" employee-bonus-rates 10000)</text:p>
      <text:p text:style-name="P580">50000.0</text:p>
      <text:p text:style-name="First_20_paragraph">The map of <text:span text:style-name="Source_Text">employee-bonus-rates</text:span> has to be carried away wherever a bonus has to be calculated. A better approach is to return individual functions by employee that have their bonus rate parametrized:</text:p>
      <text:p text:style-name="P581">(defn mk-compute-bonus-func [employee-name bonus-rates min-bonus]</text:p>
      <text:p text:style-name="P582"><text:s text:c="2"/>(let [bonus-rate (bonus-rates employee-name)]</text:p>
      <text:p text:style-name="P583"><text:s text:c="4"/>(fn [salary]</text:p>
      <text:p text:style-name="P584"><text:s text:c="6"/>(let [bonus (* bonus-rate salary)]</text:p>
      <text:p text:style-name="P585"><text:s text:c="8"/>(if (&lt; bonus min-bonus)</text:p>
      <text:p text:style-name="P586"><text:s text:c="10"/>min-bonus</text:p>
      <text:p text:style-name="P587"><text:s text:c="10"/>bonus)))))</text:p>
      <text:p text:style-name="P588"/>
      <text:p text:style-name="P589">(def calc-dilbert-bonus</text:p>
      <text:p text:style-name="P590"><text:s text:c="2"/>(mk-compute-bonus-func "Dilbert" employee-bonus-rates 1000))</text:p>
      <text:p text:style-name="P591"/>
      <text:p text:style-name="P592">(def calc-dogbert-bonus</text:p>
      <text:p text:style-name="P593"><text:s text:c="2"/>(mk-compute-bonus-func "Dogbert" employee-bonus-rates 10000))</text:p>
      <text:p text:style-name="P594"/>
      <text:p text:style-name="P595">&gt; (calc-dilbert-bonus 120000)</text:p>
      <text:p text:style-name="P596">6000.0</text:p>
      <text:p text:style-name="P597"/>
      <text:p text:style-name="P598">&gt; (calc-dogbert-bonus 200000)</text:p>
      <text:p text:style-name="P599">50000.0</text:p>
      <text:p text:style-name="First_20_paragraph"><text:span text:style-name="Source_Text">let</text:span> is used to bind local variables that are referred to by another function (lexical closure).</text:p>
      <text:p text:style-name="Text_20_body">The following function outputs book entries with their authors, if available:</text:p>
      <text:p text:style-name="P600">(def books [{:title "War and Peace" :author "Lev Tolstoy"}</text:p>
      <text:p text:style-name="P601"><text:s text:c="12"/>{:title "Beowulf"}</text:p>
      <text:p text:style-name="P602"><text:s text:c="12"/>{:title "The Name of the Rose" :author "Umberto Eco"}</text:p>
      <text:p text:style-name="P603"><text:s text:c="12"/>{:title "Till Eulenspiegel"}])</text:p>
      <text:p text:style-name="P604"/>
      <text:p text:style-name="P605">(defn output [book]</text:p>
      <text:p text:style-name="P606"><text:s text:c="2"/>(let [author (:author book)]</text:p>
      <text:p text:style-name="P607"><text:s text:c="4"/>(if author</text:p>
      <text:p text:style-name="P608"><text:s text:c="6"/>(str (:title book) " by " author)</text:p>
      <text:p text:style-name="P609"><text:s text:c="6"/>(:title book))))</text:p>
      <text:p text:style-name="P610"/>
      <text:p text:style-name="P611">&gt; (map output books)</text:p>
      <text:p text:style-name="P612">("War and Peace by Lev Tolstoy" "Beowulf" "The Name of the Rose by Umberto Eco" "Till Eulenspiegel")</text:p>
      <text:p text:style-name="First_20_paragraph"><text:span text:style-name="Source_Text">if</text:span> and <text:span text:style-name="Source_Text">let</text:span> can be combined to <text:span text:style-name="Source_Text">if-let</text:span>, making the function shorter:</text:p>
      <text:p text:style-name="P613">(defn output [book]</text:p>
      <text:p text:style-name="P614"><text:s text:c="2"/>(if-let [author (:author book)]</text:p>
      <text:p text:style-name="P615"><text:s text:c="4"/>(str (:title book) " by " author)</text:p>
      <text:p text:style-name="P616"><text:s text:c="4"/>(:title book)))</text:p>
      <text:p text:style-name="First_20_paragraph">First, the binding with <text:span text:style-name="Source_Text">let</text:span> is created; second, the bound value is evaluated using <text:span text:style-name="Source_Text">if</text:span> (yielding <text:span text:style-name="Source_Text">true</text:span> for any truthy value).</text:p>
      <text:p text:style-name="Text_20_body"><text:span text:style-name="Source_Text">when-let</text:span> combines <text:span text:style-name="Source_Text">when</text:span> with <text:span text:style-name="Source_Text">let</text:span> in the same way:</text:p>
      <text:p text:style-name="P617">(defn writtey-by [book]</text:p>
      <text:p text:style-name="P618"><text:s text:c="2"/>(when-let [author (:author book)]</text:p>
      <text:p text:style-name="P619"><text:s text:c="4"/>(str (:title book) " was written by " author)))</text:p>
      <text:p text:style-name="P620"/>
      <text:p text:style-name="P621">&gt; (map writtey-by books)</text:p>
      <text:p text:style-name="P622">("War and Peace was written by Lev Tolstoy" nil "The Name of the Rose was written by Umberto Eco" nil)</text:p>
      <text:h text:style-name="Heading_20_1" text:outline-level="1"><text:bookmark-start text:name="def-symbols-and-vars"/>Def, Symbols, and Vars<text:bookmark-end text:name="def-symbols-and-vars"/></text:h>
      <text:p text:style-name="First_20_paragraph">Like keywords, symbols are values. Whereas keywords evaluate to themselves, symbols created with <text:span text:style-name="Source_Text">def</text:span> are bound to other values. The symbol itself can be accessed programmatically using the single quote:</text:p>
      <text:p text:style-name="P623">&gt; (def first-name "Dilbert")</text:p>
      <text:p text:style-name="P624">&gt; first-name</text:p>
      <text:p text:style-name="P625">"Dilbert"</text:p>
      <text:p text:style-name="P626">&gt; 'first-name</text:p>
      <text:p text:style-name="P627">first-name</text:p>
      <text:p text:style-name="P628">&gt; (str 'first-name)</text:p>
      <text:p text:style-name="P629">"first-name"</text:p>
      <text:p text:style-name="P630">&gt; (= 'first-name 'last-name)</text:p>
      <text:p text:style-name="P631">false</text:p>
      <text:p text:style-name="P632">&gt; (= 'first-name 'first-name)</text:p>
      <text:p text:style-name="P633">true</text:p>
      <text:p text:style-name="First_20_paragraph">A symbol and a value are bound together using a <text:span text:style-name="T1">var</text:span>, which is accessible through the pound character and the symbol:</text:p>
      <text:p text:style-name="P634">&gt; (def first-name "Dilbert")</text:p>
      <text:p text:style-name="P635">#'user/first-name</text:p>
      <text:p text:style-name="P636">&gt; (def the-name #'first-name)</text:p>
      <text:p text:style-name="First_20_paragraph">Symbol and value then can be accessed as follows:</text:p>
      <text:p text:style-name="P637">&gt; (.-sym the-name)</text:p>
      <text:p text:style-name="P638">first-name</text:p>
      <text:p text:style-name="P639">&gt; (.get the-name)</text:p>
      <text:p text:style-name="P640">"Dilbert"</text:p>
      <text:p text:style-name="First_20_paragraph">Vars are <text:span text:style-name="T1">mutable</text:span>, so that bindings can be re-defined during development, say, in a REPL session.</text:p>
      <text:p text:style-name="Text_20_body"><text:span text:style-name="T1">Dynamic bindigs</text:span> can be changed using <text:span text:style-name="Source_Text">binding</text:span> and are, by convention, surrounded by asterisks (<text:span text:style-name="Source_Text">*</text:span>) or “earmuffs”:</text:p>
      <text:p text:style-name="P641">&gt; (def ^:dynamic *debug-enabled* false)</text:p>
      <text:p text:style-name="P642">&gt; *debug-enabled*</text:p>
      <text:p text:style-name="P643">false</text:p>
      <text:p text:style-name="P644"/>
      <text:p text:style-name="P645">&gt; (binding [*debug-enabled* true]</text:p>
      <text:p text:style-name="P646"><text:s text:c="4"/>(println *debug-enabled*))</text:p>
      <text:p text:style-name="P647">true</text:p>
      <text:p text:style-name="First_20_paragraph">Vars are <text:span text:style-name="T1">not</text:span> supposed to be used like variables in other programming languages. Use <text:span text:style-name="Source_Text">^:dynamic</text:span> vars and <text:span text:style-name="Source_Text">binding</text:span> sparingly.</text:p>
      <text:p text:style-name="Text_20_body">The REPL provides some dynamic vars <text:span text:style-name="Source_Text">*[n]</text:span> where <text:span text:style-name="Source_Text">[n]</text:span> denotes the n-last result:</text:p>
      <text:p text:style-name="P648">&gt; (+ 2 1)</text:p>
      <text:p text:style-name="P649">3</text:p>
      <text:p text:style-name="P650">&gt; (+ 5 4)</text:p>
      <text:p text:style-name="P651">9</text:p>
      <text:p text:style-name="P652">(- *1 *2) ; 9 - 3</text:p>
      <text:p text:style-name="P653">6</text:p>
      <text:p text:style-name="First_20_paragraph">Dynamic vars can be changed using the <text:span text:style-name="Source_Text">set!</text:span> function:</text:p>
      <text:p text:style-name="P654">&gt; (def employees ["Dilbert" "Wally" "Alice" "Ted" "Ashok"])</text:p>
      <text:p text:style-name="P655">&gt; employees</text:p>
      <text:p text:style-name="P656">["Dilbert" "Wally" "Alice" "Ted" "Ashok"]</text:p>
      <text:p text:style-name="P657">&gt; (set! *print-length* 2)</text:p>
      <text:p text:style-name="P658">&gt; employees</text:p>
      <text:p text:style-name="P659">["Dilbert" "Wally" ...]</text:p>
      <text:p text:style-name="First_20_paragraph"><text:span text:style-name="Source_Text">*e</text:span> denotes the last exception thrown:</text:p>
      <text:p text:style-name="P660">&gt; (/ 3 0)</text:p>
      <text:p text:style-name="P661">Execution error (ArithmeticException) at user/eval2038 (REPL:1).</text:p>
      <text:p text:style-name="P662">Divide by zero</text:p>
      <text:p text:style-name="P663">&gt; *e</text:p>
      <text:p text:style-name="P664">#error {</text:p>
      <text:p text:style-name="P665"><text:s text:c="1"/>:cause "Divide by zero"</text:p>
      <text:p text:style-name="P666"><text:s text:c="1"/>...</text:p>
      <text:h text:style-name="Heading_20_1" text:outline-level="1"><text:bookmark-start text:name="namespaces"/>Namespaces<text:bookmark-end text:name="namespaces"/></text:h>
      <text:p text:style-name="First_20_paragraph">Vars, which represent the binding between a symbol and a value, live in <text:span text:style-name="T1">namespaces</text:span>. There is always one <text:span text:style-name="T1">current</text:span> namespace, affected by calls of <text:span text:style-name="Source_Text">def</text:span>.</text:p>
      <text:p text:style-name="Text_20_body">The REPL creates and uses a namespace called <text:span text:style-name="Source_Text">user</text:span>:</text:p>
      <text:p text:style-name="P667">&gt; (def employee "Dilbert")</text:p>
      <text:p text:style-name="P668">#'user/employee</text:p>
      <text:p text:style-name="First_20_paragraph">The <text:span text:style-name="Source_Text">employee</text:span> symbol is bound to the value <text:span text:style-name="Source_Text">"Dilbert"</text:span> within the <text:span text:style-name="Source_Text">user</text:span> namespace.</text:p>
      <text:p text:style-name="Text_20_body">A new namespace can be created and made the current namespace using <text:span text:style-name="Source_Text">ns</text:span>:</text:p>
      <text:p text:style-name="P669">&gt; (ns dilbertix)</text:p>
      <text:p text:style-name="P670">&gt; (def employees [:dilbert :alice :wally])</text:p>
      <text:p text:style-name="P671">#'dilbertix/employees</text:p>
      <text:p text:style-name="First_20_paragraph">Calling <text:span text:style-name="Source_Text">ns</text:span> with an existing namespace makes that namespace the current, without changing it:</text:p>
      <text:p text:style-name="P672">&gt; (ns user)</text:p>
      <text:p text:style-name="P673">&gt; (def today "Sunday")</text:p>
      <text:p text:style-name="P674">#'user/today</text:p>
      <text:p text:style-name="First_20_paragraph">After switching back, the bindings are still available:</text:p>
      <text:p text:style-name="P675">&gt; (ns dilbertix)</text:p>
      <text:p text:style-name="P676">&gt; employees</text:p>
      <text:p text:style-name="P677">[:dilbert :alice :wally]</text:p>
      <text:p text:style-name="First_20_paragraph">Symbols from other namespaces can be referred to using a <text:span text:style-name="T1">fully qualified symbol</text:span>:</text:p>
      <text:p text:style-name="P678">&gt; (ns user)</text:p>
      <text:p text:style-name="P679">&gt; dilbertix/employees</text:p>
      <text:p text:style-name="First_20_paragraph">Namespaces defined in other files need to be loaded before they can be used. The function <text:span text:style-name="Source_Text">clojure.data/diff</text:span> is unavailable by default:</text:p>
      <text:p text:style-name="P680">&gt; (def engineers [:alice :dilbert :wally])</text:p>
      <text:p text:style-name="P681">&gt; (def high-performers [:alice :dilbert :topper])</text:p>
      <text:p text:style-name="P682">&gt; (clojure.data/diff engineers high-performers)</text:p>
      <text:p text:style-name="P683">Execution error (ClassNotFoundException) at java.net.URLClassLoader/findClass (URLClassLoader.java:382).</text:p>
      <text:p text:style-name="First_20_paragraph">The <text:span text:style-name="Source_Text">clojure.data</text:span> namespace can be made available using <text:span text:style-name="Source_Text">require</text:span>:</text:p>
      <text:p text:style-name="P684">&gt; (require 'clojure.data)</text:p>
      <text:p text:style-name="P685">&gt; (clojure.data/diff engineers high-performers)</text:p>
      <text:p text:style-name="P686">[[nil nil :wally] [nil nil :topper] [:alice :dilbert]]</text:p>
      <text:p text:style-name="First_20_paragraph">Given a new project skeleton:</text:p>
      <text:p text:style-name="P687">$ lein new app dilbertix</text:p>
      <text:p text:style-name="First_20_paragraph">Containing the file <text:span text:style-name="Source_Text">src/dilbertix/core.clj</text:span>:</text:p>
      <text:p text:style-name="P688">(ns dilbertix.core</text:p>
      <text:p text:style-name="P689"><text:s text:c="2"/>(:gen-class))</text:p>
      <text:p text:style-name="P690"/>
      <text:p text:style-name="P691">(defn -main</text:p>
      <text:p text:style-name="P692"><text:s text:c="2"/>"I don't do a whole lot ... yet."</text:p>
      <text:p text:style-name="P693"><text:s text:c="2"/>[&amp; args]</text:p>
      <text:p text:style-name="P694"><text:s text:c="2"/>(println "Hello, World!"))</text:p>
      <text:p text:style-name="First_20_paragraph">The namespace <text:span text:style-name="Source_Text">dilbertix.core</text:span> and the file’s location <text:span text:style-name="Source_Text">dilbertix/core.clj</text:span> match together: A namespace <text:span text:style-name="Source_Text">foo.bar</text:span> is to be found in a file <text:span text:style-name="Source_Text">foo/bar.clj</text:span>.</text:p>
      <text:p text:style-name="Text_20_body">Dashes need to be converted to underscores: The namespace <text:span text:style-name="Source_Text">foo-bar.qux</text:span> is to be found in the file <text:span text:style-name="Source_Text">foo_bar/qux.clj</text:span>.</text:p>
      <text:p text:style-name="Text_20_body">Thus, a new namespace <text:span text:style-name="Source_Text">dilbertix.employees</text:span> is to be defined within the project folder in the file <text:span text:style-name="Source_Text">src/dilbertix/employees.clj</text:span>:</text:p>
      <text:p text:style-name="P695">(ns dilbertix.employees)</text:p>
      <text:p text:style-name="P696"/>
      <text:p text:style-name="P697">(def job-satisfaction 0.0021)</text:p>
      <text:p text:style-name="P698"/>
      <text:p text:style-name="P699">(def employees [:dilbert :alice :wally])</text:p>
      <text:p text:style-name="First_20_paragraph">The namespace definition can be supplied with <text:span text:style-name="Source_Text">:require</text:span> expressions:</text:p>
      <text:p text:style-name="P700">(ns dilbertix.core</text:p>
      <text:p text:style-name="P701"><text:s text:c="2"/>(:require dilbertix.employees)</text:p>
      <text:p text:style-name="P702"><text:s text:c="2"/>(:gen-class))</text:p>
      <text:p text:style-name="P703"/>
      <text:p text:style-name="P704">(defn -main</text:p>
      <text:p text:style-name="P705"><text:s text:c="2"/>[&amp; args]</text:p>
      <text:p text:style-name="P706"><text:s text:c="2"/>(println "Our Employees:" dilbertix.employees/employees))</text:p>
      <text:p text:style-name="First_20_paragraph">Notice the difference between the stand-alone <text:span text:style-name="Source_Text">require</text:span>:</text:p>
      <text:p text:style-name="P707">(require 'dilbertix.employees) ; symbol, quoted</text:p>
      <text:p text:style-name="First_20_paragraph">And the expression within the <text:span text:style-name="Source_Text">ns</text:span> definition:</text:p>
      <text:p text:style-name="P708">(:require dilbertix.employees) ; keyword, unquoted</text:p>
      <text:p text:style-name="First_20_paragraph">Aliases can be defined to make imported names shorter:</text:p>
      <text:p text:style-name="P709">(require '[dilbertix.employees :as employees])</text:p>
      <text:p text:style-name="First_20_paragraph">Or within the namespace definition:</text:p>
      <text:p text:style-name="P710">(ns dilbertix.core</text:p>
      <text:p text:style-name="P711"><text:s text:c="4"/>(:require [dilbertix.employees :as employees]))</text:p>
      <text:p text:style-name="First_20_paragraph">Which allows for shorter references:</text:p>
      <text:p text:style-name="P712">(println employees/job-satisfaction)</text:p>
      <text:p text:style-name="First_20_paragraph">Instead of:</text:p>
      <text:p text:style-name="P713">(println dilbertix.employees/job-satisfaction)</text:p>
      <text:p text:style-name="First_20_paragraph">Aliases don’t mask ordinary bindings, so an <text:span text:style-name="Source_Text">employees</text:span> var would still be visible.</text:p>
      <text:p text:style-name="Text_20_body">Using <text:span text:style-name="Source_Text">:refer</text:span>, vars from anothe rnamespace are pulled into the current namespace:</text:p>
      <text:p text:style-name="P714">(require '[dilbertix.employees :refer [employees job-satisfaction])</text:p>
      <text:p text:style-name="First_20_paragraph">Which would mask an existing <text:span text:style-name="Source_Text">employees</text:span> binding in the current namespace. Therefore, <text:span text:style-name="Source_Text">:refer</text:span> should be used sparingly.</text:p>
      <text:p text:style-name="Text_20_body">The current namespace is available through the symbol <text:span text:style-name="Source_Text">*ns*</text:span>:</text:p>
      <text:p text:style-name="P715">&gt; (println *ns*)</text:p>
      <text:p text:style-name="P716">#object[clojure.lang.Namespace 0x38158523 user]</text:p>
      <text:p text:style-name="First_20_paragraph">Existing namespaces can be looked up by their name:</text:p>
      <text:p text:style-name="P717">&gt; (find-ns 'user)</text:p>
      <text:p text:style-name="P718">#object[clojure.lang.Namespace 0x38158523 "user"]</text:p>
      <text:p text:style-name="First_20_paragraph">Namespaces can be discovered:</text:p>
      <text:p text:style-name="P719">&gt; (ns-map *ns*)</text:p>
      <text:p text:style-name="P720">{primitives-classnames #'clojure.core/primitives-classnames, +' #'clojure.core/+' ...</text:p>
      <text:p text:style-name="P721">;; omitted</text:p>
      <text:p text:style-name="First_20_paragraph">The namespace is part of the symbol and can be extracted using the <text:span text:style-name="Source_Text">namespace</text:span> function:</text:p>
      <text:p text:style-name="P722">&gt; (def hello "world")</text:p>
      <text:p text:style-name="P723">&gt; (namespace 'user/hello)</text:p>
      <text:p text:style-name="P724">"user"</text:p>
      <text:p text:style-name="First_20_paragraph">The namespace <text:span text:style-name="Source_Text">clojure.core</text:span> provides functions such as <text:span text:style-name="Source_Text">println</text:span> or <text:span text:style-name="Source_Text">first</text:span> and is made ready automatically:</text:p>
      <text:p text:style-name="P725">(require '[clojure.core :refer :all])</text:p>
      <text:p text:style-name="First_20_paragraph">There is <text:span text:style-name="T1">no</text:span> hierarchy of namespaces. The dots in <text:span text:style-name="Source_Text">clojure.core.data</text:span> are just part of the name.</text:p>
      <text:p text:style-name="Text_20_body">Using <text:span text:style-name="Source_Text">require</text:span>, a namespace only gets loaded once, which is sensible for code within files. In a REPL session, reloading modified code is common, and the <text:span text:style-name="Source_Text">:reload</text:span> keyword can be used:</text:p>
      <text:p text:style-name="P726">(require :reload '[dilbertix.employees :as employees])</text:p>
      <text:p text:style-name="First_20_paragraph">Symbols no longer needed can be removed using <text:span text:style-name="Source_Text">ns-unmap</text:span>:</text:p>
      <text:p text:style-name="P727">(ns-unmap 'dilbertix.employees)</text:p>
      <text:p text:style-name="First_20_paragraph"><text:span text:style-name="Source_Text">defonce</text:span> makes sure a symbol is only bound to a value <text:span text:style-name="T1">once</text:span>, even if the definition is required using <text:span text:style-name="Source_Text">:reload</text:span>:</text:p>
      <text:p text:style-name="P728">(defonce answer-to-everything (summarize-all-books))</text:p>
      <text:p text:style-name="First_20_paragraph">If the symbol is supposed to be rebound nonetheless, it can be unmapped:</text:p>
      <text:p text:style-name="P729">(ns-unmap *ns* 'answer-to-everything)</text:p>
      <text:h text:style-name="Heading_20_1" text:outline-level="1"><text:bookmark-start text:name="sequences"/>Sequences<text:bookmark-end text:name="sequences"/></text:h>
      <text:p text:style-name="First_20_paragraph">The different collection types (maps, vectors, lists, sets) share a common wrapper interface called a <text:span text:style-name="T1">sequence</text:span>. That’s why the <text:span text:style-name="Source_Text">count</text:span> function (and many others) work on different kinds of collections:</text:p>
      <text:p text:style-name="P730">&gt; count [1 2 3]) ; vector: number of items</text:p>
      <text:p text:style-name="P731">3</text:p>
      <text:p text:style-name="P732">&gt; (count {:name "John" :age 29}) ; map: number of key-value pairs</text:p>
      <text:p text:style-name="P733">2</text:p>
      <text:p text:style-name="First_20_paragraph">The <text:span text:style-name="Source_Text">seq</text:span> function wraps any collection in a sequence:</text:p>
      <text:p text:style-name="P734">&gt; (seq {:age 42 :name "Dilbert"})</text:p>
      <text:p text:style-name="P735">([:age 42] [:name "Dilbert"]) ; sequence of key-value pairs</text:p>
      <text:p text:style-name="P736"/>
      <text:p text:style-name="P737">&gt; (seq ["Alice", "Dilbert", "Wally"])</text:p>
      <text:p text:style-name="P738">("Alice" "Dilbert" "Wally") ; looks like a list, is a sequence</text:p>
      <text:p text:style-name="First_20_paragraph"><text:span text:style-name="Source_Text">seq</text:span> returns <text:span text:style-name="Source_Text">nil</text:span> when invoked on an empty collection:</text:p>
      <text:p text:style-name="P739">&gt; (seq '()) ; empty list</text:p>
      <text:p text:style-name="P740">nil</text:p>
      <text:p text:style-name="P741">&gt; (seq []) <text:s text:c="1"/>; empty vector</text:p>
      <text:p text:style-name="P742">nil</text:p>
      <text:p text:style-name="P743">&gt; (seq {}) <text:s text:c="1"/>; empty map</text:p>
      <text:p text:style-name="P744">nil</text:p>
      <text:p text:style-name="P745">&gt; (seq #{}) ; empty set</text:p>
      <text:p text:style-name="P746">nil</text:p>
      <text:p text:style-name="First_20_paragraph">Like <text:span text:style-name="Source_Text">rest</text:span>, <text:span text:style-name="Source_Text">next</text:span> returns all but the first elements of a sequence:</text:p>
      <text:p text:style-name="P747">&gt; (rest [1 2 3])</text:p>
      <text:p text:style-name="P748">(2 3)</text:p>
      <text:p text:style-name="P749">&gt; (next [1 2 3])</text:p>
      <text:p text:style-name="P750">(2 3)</text:p>
      <text:p text:style-name="First_20_paragraph"><text:span text:style-name="T1">Unlike</text:span> <text:span text:style-name="Source_Text">rest</text:span>, <text:span text:style-name="Source_Text">next</text:span> returns <text:span text:style-name="Source_Text">nil</text:span> the remainder is an empty sequence:</text:p>
      <text:p text:style-name="P751">&gt; (rest [1])</text:p>
      <text:p text:style-name="P752">()</text:p>
      <text:p text:style-name="P753">&gt; (next [1])</text:p>
      <text:p text:style-name="P754">nil</text:p>
      <text:p text:style-name="First_20_paragraph">Always rely on <text:span text:style-name="Source_Text">rest</text:span> and <text:span text:style-name="Source_Text">next</text:span> returning an empty collection or <text:span text:style-name="Source_Text">nil</text:span>, respectively; <text:span text:style-name="T1">never</text:span> compare the result of <text:span text:style-name="Source_Text">first</text:span> against <text:span text:style-name="Source_Text">nil</text:span> for this purpuse:</text:p>
      <text:p text:style-name="P755">;; bad idea!</text:p>
      <text:p text:style-name="P756">(defn is-empty [collection]</text:p>
      <text:p text:style-name="P757"><text:s text:c="2"/>(= (first (seq collection)) nil))</text:p>
      <text:p text:style-name="P758"/>
      <text:p text:style-name="P759">&gt; (is-empty [1 2 3]) <text:s text:c="2"/>; correct</text:p>
      <text:p text:style-name="P760">false</text:p>
      <text:p text:style-name="P761">&gt; (is-empty []) <text:s text:c="7"/>; correct</text:p>
      <text:p text:style-name="P762">true</text:p>
      <text:p text:style-name="P763">&gt; (is-empty [nil 1 2]) ; wrong!</text:p>
      <text:p text:style-name="P764">true</text:p>
      <text:p text:style-name="P765"/>
      <text:p text:style-name="P766">;; better approach</text:p>
      <text:p text:style-name="P767">(defn is-empty [collection]</text:p>
      <text:p text:style-name="P768"><text:s text:c="4"/>(= (next (seq collection)) nil))</text:p>
      <text:p text:style-name="P769"/>
      <text:p text:style-name="P770">&gt; (is-empty [1 2 3]) <text:s text:c="2"/>; correct</text:p>
      <text:p text:style-name="P771">false</text:p>
      <text:p text:style-name="P772">&gt; (is-empty []) <text:s text:c="7"/>; correct</text:p>
      <text:p text:style-name="P773">true</text:p>
      <text:p text:style-name="P774">&gt; (is-empty [nil 1 2]) ; correct</text:p>
      <text:p text:style-name="P775">false</text:p>
      <text:p text:style-name="First_20_paragraph">New elements can be added to the front of a sequence using <text:span text:style-name="Source_Text">cons</text:span>:</text:p>
      <text:p text:style-name="P776">&gt; (cons 0 (seq [1 2 3]))</text:p>
      <text:p text:style-name="P777">(0 1 2 3)</text:p>
      <text:p text:style-name="P778">&gt; (cons [:job "Engineer"] (seq {:name "Dilbert" :age 42}))</text:p>
      <text:p text:style-name="P779">([:job "Engineer"] [:name "Dilbert"] [:age 42])</text:p>
      <text:p text:style-name="First_20_paragraph"><text:span text:style-name="Source_Text">rest</text:span>, <text:span text:style-name="Source_Text">next</text:span>, <text:span text:style-name="Source_Text">cons</text:span> (but <text:span text:style-name="T1">not</text:span> <text:span text:style-name="Source_Text">conj</text:span>), <text:span text:style-name="Source_Text">sort</text:span>, <text:span text:style-name="Source_Text">reverse</text:span> all return sequences.</text:p>
      <text:p text:style-name="Text_20_body">A <text:span text:style-name="T1">seqable</text:span> is something that <text:span text:style-name="Source_Text">seq</text:span> can turn into a sequence.</text:p>
      <text:p text:style-name="Text_20_body"><text:span text:style-name="Source_Text">partition</text:span> chops a sequence (or <text:span text:style-name="T1">seqable</text:span>) into a sequence of smaller junks:</text:p>
      <text:p text:style-name="P780">&gt; (partition 2 [1 2 3 4 5])</text:p>
      <text:p text:style-name="P781">((1 2) (3 4))</text:p>
      <text:p text:style-name="First_20_paragraph"><text:span text:style-name="Source_Text">interleave</text:span> zips two sequences together:</text:p>
      <text:p text:style-name="P782">&gt; (interleave [1 3 5 7 9] [2 4 6 8])</text:p>
      <text:p text:style-name="P783">(1 2 3 4 5 6 7 8)</text:p>
      <text:p text:style-name="First_20_paragraph"><text:span text:style-name="Source_Text">interpose</text:span> adds a separator value in between the elements:</text:p>
      <text:p text:style-name="P784">&gt; (interpose "and" ["Dilbert" "Wally" "Alice"])</text:p>
      <text:p text:style-name="P785">("Dilbert" "and" "Wally" "and" "Alice")</text:p>
      <text:p text:style-name="P786">&gt; (interpose '+ [1 2 3])</text:p>
      <text:p text:style-name="P787">(1 + 2 + 3)</text:p>
      <text:p text:style-name="First_20_paragraph"><text:span text:style-name="Source_Text">filter</text:span> accepts a predicate function and a sequence, and returns a new sequence holding the elements for which the predicate holds true:</text:p>
      <text:p text:style-name="P788">&gt; (defn negative? [x] (&lt; x 0))</text:p>
      <text:p text:style-name="P789">&gt; (filter negative? [5 -5 10 -10])</text:p>
      <text:p text:style-name="P790">(-5 -10)</text:p>
      <text:p text:style-name="P791"/>
      <text:p text:style-name="P792">(defn useful? [employee]</text:p>
      <text:p text:style-name="P793"><text:s text:c="4"/>(not= (:job employee) "Manager"))</text:p>
      <text:p text:style-name="P794"/>
      <text:p text:style-name="P795">&gt; (filter useful? [{:name "Pointy Haired Boss" :job "Manager"}</text:p>
      <text:p text:style-name="P796"><text:s text:c="19"/>{:name "Dilbert" :job "Engineer"}])</text:p>
      <text:p text:style-name="P797">({:name "Dilbert", :job "Engineer"})</text:p>
      <text:p text:style-name="First_20_paragraph">Like <text:span text:style-name="Source_Text">filter</text:span>, <text:span text:style-name="Source_Text">some</text:span> applies a predicate to the elements of a sequence. Unlike <text:span text:style-name="Source_Text">filter</text:span>, it returns the first truthy value returned by the predicate:</text:p>
      <text:p text:style-name="P798">&gt; (some neg? [1 2 3])</text:p>
      <text:p text:style-name="P799">nil</text:p>
      <text:p text:style-name="P800">&gt; (some neg? [1 2 -3])</text:p>
      <text:p text:style-name="P801">true</text:p>
      <text:p text:style-name="P802"/>
      <text:p text:style-name="P803">(defn useful-name [employee]</text:p>
      <text:p text:style-name="P804"><text:s text:c="2"/>(when</text:p>
      <text:p text:style-name="P805"><text:s text:c="4"/>(not= (:job employee) "Manager")</text:p>
      <text:p text:style-name="P806"><text:s text:c="4"/>(:name employee)))</text:p>
      <text:p text:style-name="P807"/>
      <text:p text:style-name="P808">&gt; (some useful-name [{:name "Pointy Haired Boss" :job "Manager"}</text:p>
      <text:p text:style-name="P809"><text:s text:c="21"/>{:name "Dilbert" :job "Engineer"}])</text:p>
      <text:p text:style-name="P810">"Dilbert"</text:p>
      <text:p text:style-name="First_20_paragraph"><text:span text:style-name="Source_Text">map</text:span> transforms the elements of a sequence using a function:</text:p>
      <text:p text:style-name="P811">(defn raise-salary [employee]</text:p>
      <text:p text:style-name="P812"><text:s text:c="2"/>(assoc employee :salary (* 1.2 (:salary employee))))</text:p>
      <text:p text:style-name="P813"/>
      <text:p text:style-name="P814">&gt; (map raise-salary [{:name "Dilbert" :salary 120000}</text:p>
      <text:p text:style-name="P815"><text:s text:c="21"/>{:name "Ashok" :salary 10000}])</text:p>
      <text:p text:style-name="P816">({:name "Dilbert", :salary 144000.0} {:name "Ashok", :salary 12000.0})</text:p>
      <text:p text:style-name="P817"/>
      <text:p text:style-name="P818">&gt; (map :name [{:name "Dilbert" :salary 120000}</text:p>
      <text:p text:style-name="P819"><text:s text:c="14"/>{:name "Ashok" :salary 10000}])</text:p>
      <text:p text:style-name="P820">("Dilbert" "Ashok")</text:p>
      <text:p text:style-name="First_20_paragraph"><text:span text:style-name="Source_Text">comp</text:span> (for “compose”) produces a function by applying the argument functions from right to left (first, the salary is raised; second, the <text:span text:style-name="Source_Text">:name</text:span> is extracted):</text:p>
      <text:p text:style-name="P821">&gt; (map (comp :name raise-salary)</text:p>
      <text:p text:style-name="P822"><text:s text:c="4"/>[{:name "Dilbert" :salary 120000}</text:p>
      <text:p text:style-name="P823"><text:s text:c="5"/>{:name "Ashok" :salary 10000}])</text:p>
      <text:p text:style-name="P824">(144000.0 12000.0)</text:p>
      <text:p text:style-name="First_20_paragraph"><text:span text:style-name="Source_Text">for</text:span> processes a sequence element by element:</text:p>
      <text:p text:style-name="P825">&gt; (def employees [{:name "Dilbert" :salary 120000}</text:p>
      <text:p text:style-name="P826"><text:s text:c="18"/>{:name "Ashok" :salary 10000}])</text:p>
      <text:p text:style-name="P827">&gt; (for [e employees] (:name e))</text:p>
      <text:p text:style-name="P828">("Dilbert" "Ashok")</text:p>
      <text:p text:style-name="First_20_paragraph"><text:span text:style-name="Source_Text">reduce</text:span> combines the elements of a sequence into a single value. It works with a function that requires <text:span text:style-name="T1">two</text:span> values: an accumulator and the current element:</text:p>
      <text:p text:style-name="P829">&gt; (reduce (fn [acc x] (+ acc x)) [1 2 3 4])</text:p>
      <text:p text:style-name="P830">10</text:p>
      <text:p text:style-name="P831">&gt; (reduce (fn [acc x] (* acc x)) [1 2 3 4])</text:p>
      <text:p text:style-name="P832">24</text:p>
      <text:p text:style-name="First_20_paragraph">The starting value of the accumulator can be defined, too:</text:p>
      <text:p text:style-name="P833">&gt; (reduce (fn [acc x] (+ acc x)) 100 [1 2 3 4])</text:p>
      <text:p text:style-name="P834">110</text:p>
      <text:p text:style-name="First_20_paragraph">If the start value is left out, the first element will be used for it.</text:p>
      <text:p text:style-name="Text_20_body">Since arithmetic operators are functions, this can be simplified:</text:p>
      <text:p text:style-name="P835">&gt; (reduce + [1 2 3 4])</text:p>
      <text:p text:style-name="P836">10</text:p>
      <text:p text:style-name="P837">&gt; (reduce * [1 2 3 4])</text:p>
      <text:p text:style-name="P838">24</text:p>
      <text:p text:style-name="First_20_paragraph">Those higher-order functions can be used to compose elegant solutions:</text:p>
      <text:p text:style-name="P839">(def employees [{:name "Dilbert" :salary 120000}</text:p>
      <text:p text:style-name="P840"><text:s text:c="16"/>{:name "Wally" :salary 130000}</text:p>
      <text:p text:style-name="P841"><text:s text:c="16"/>{:name "Alice" :salary 11000}</text:p>
      <text:p text:style-name="P842"><text:s text:c="16"/>{:name "Dogbert" :salary 180000}</text:p>
      <text:p text:style-name="P843"><text:s text:c="16"/>{:name "Topper" :salary 150000}])</text:p>
      <text:p text:style-name="P844"/>
      <text:p text:style-name="P845">(defn top-earners [n employees]</text:p>
      <text:p text:style-name="P846"><text:s text:c="2"/>(apply</text:p>
      <text:p text:style-name="P847"><text:s text:c="4"/>str</text:p>
      <text:p text:style-name="P848"><text:s text:c="4"/>(interpose</text:p>
      <text:p text:style-name="P849"><text:s text:c="6"/>" &gt;= "</text:p>
      <text:p text:style-name="P850"><text:s text:c="6"/>(map :name (take n (reverse (sort-by :salary employees)))))))</text:p>
      <text:p text:style-name="P851"/>
      <text:p text:style-name="P852">&gt; (top-earners 3 employees)</text:p>
      <text:p text:style-name="P853">"Dogbert &gt;= Topper &gt;= Wally"</text:p>
      <text:p text:style-name="P854"/>
      <text:p text:style-name="P855">&gt; (top-earners 5 employees)</text:p>
      <text:p text:style-name="P856">"Dogbert &gt;= Topper &gt;= Wally &gt;= Dilbert &gt;= Alice"</text:p>
      <text:p text:style-name="P857"/>
      <text:p text:style-name="P858">&gt; (top-earners 1 employees)</text:p>
      <text:p text:style-name="P859">"Dogbert"</text:p>
      <text:p text:style-name="First_20_paragraph">The definition of <text:span text:style-name="Source_Text">top-earners</text:span> needs to be read from the inside out. The pointy arrow function <text:span text:style-name="Source_Text">-&gt;&gt;</text:span> allows for an easier to read syntax without any runtime performance overhead:</text:p>
      <text:p text:style-name="P860">(defn top-earners [n employees]</text:p>
      <text:p text:style-name="P861"><text:s text:c="2"/>(-&gt;&gt;</text:p>
      <text:p text:style-name="P862"><text:s text:c="4"/>employees</text:p>
      <text:p text:style-name="P863"><text:s text:c="4"/>(sort-by :salary)</text:p>
      <text:p text:style-name="P864"><text:s text:c="4"/>reverse</text:p>
      <text:p text:style-name="P865"><text:s text:c="4"/>(take n)</text:p>
      <text:p text:style-name="P866"><text:s text:c="4"/>(map :name)</text:p>
      <text:p text:style-name="P867"><text:s text:c="4"/>(interpose " &gt;= ")</text:p>
      <text:p text:style-name="P868"><text:s text:c="4"/>(apply str)))</text:p>
      <text:p text:style-name="First_20_paragraph">The <text:span text:style-name="Source_Text">-&gt;&gt;</text:span> function uses the result of a function as the <text:span text:style-name="T1">last</text:span> argument for the next function all; <text:span text:style-name="Source_Text">-&gt;</text:span> as the <text:span text:style-name="T1">first</text:span> argument for the subsequent function call.</text:p>
      <text:p text:style-name="Text_20_body">Since Clojure provides so many ways of processing sequences, turning something into a sequence can be a big step to solving that problem.</text:p>
      <text:p text:style-name="Text_20_body"><text:span text:style-name="Source_Text">line-seq</text:span> turns the lines of a text file into a (lazy) sequence. Given this CSV employee data base (<text:span text:style-name="Source_Text">employees.txt</text:span>):</text:p>
      <text:p text:style-name="P869">Pointy Haired Boss;Manager;58;250000</text:p>
      <text:p text:style-name="P870">Dilbert;Engineer;42;120000</text:p>
      <text:p text:style-name="P871">Alice;Engineer;39;110000</text:p>
      <text:p text:style-name="P872">Wally;Engineer;52;130000</text:p>
      <text:p text:style-name="P873">Dogbert;Consultant;7;390000</text:p>
      <text:p text:style-name="P874">Topper;Salesman;35;850000</text:p>
      <text:p text:style-name="P875">Ted;Project Manager;45;280000</text:p>
      <text:p text:style-name="First_20_paragraph"><text:span text:style-name="Source_Text">read-employee-db</text:span> turns it into a sequence of maps:</text:p>
      <text:p text:style-name="P876">(require '[clojure.java.io :as io])</text:p>
      <text:p text:style-name="P877">(require '[clojure.string :as str])</text:p>
      <text:p text:style-name="P878"/>
      <text:p text:style-name="P879">(defn split-by [sep]</text:p>
      <text:p text:style-name="P880"><text:s text:c="2"/>(fn [line]</text:p>
      <text:p text:style-name="P881"><text:s text:c="4"/>(str/split line sep)))</text:p>
      <text:p text:style-name="P882"/>
      <text:p text:style-name="P883">(defn to-employee [values]</text:p>
      <text:p text:style-name="P884"><text:s text:c="2"/>(zipmap [:name :job :age :salary] values))</text:p>
      <text:p text:style-name="P885"/>
      <text:p text:style-name="P886">(defn read-employee-db [filename]</text:p>
      <text:p text:style-name="P887"><text:s text:c="2"/>(with-open [r (io/reader filename)]</text:p>
      <text:p text:style-name="P888"><text:s text:c="4"/>(map</text:p>
      <text:p text:style-name="P889"><text:s text:c="6"/>(comp to-employee (split-by #";"))</text:p>
      <text:p text:style-name="P890"><text:s text:c="6"/>(doall (line-seq r)))))</text:p>
      <text:p text:style-name="P891"/>
      <text:p text:style-name="P892">&gt; (read-employee-db "employees.txt")</text:p>
      <text:p text:style-name="P893">((:name "Pointy Haired Boss" :job "Manager" :age "58" :salary "250000")</text:p>
      <text:p text:style-name="P894"><text:s text:c="1"/>(:name "Dilbert" :job "Engineer" :age "42" :salary "120000")</text:p>
      <text:p text:style-name="P895"><text:s text:c="1"/>(:name "Alice" :job "Engineer" :age "39" :salary "110000")</text:p>
      <text:p text:style-name="P896"><text:s text:c="1"/>(:name "Wally" :job "Engineer" :age "52" :salary "130000")</text:p>
      <text:p text:style-name="P897"><text:s text:c="1"/>(:name "Dogbert" :job "Consultant" :age "7" :salary "390000")</text:p>
      <text:p text:style-name="P898"><text:s text:c="1"/>(:name "Topper" :job "Salesman" :age "35" :salary "850000")</text:p>
      <text:p text:style-name="P899"><text:s text:c="1"/>(:name "Ted" :job "Project Manager" :age "45" :salary "280000"))</text:p>
      <text:p text:style-name="First_20_paragraph">Which then can be processed using the <text:span text:style-name="Source_Text">top-earners</text:span> function from before:</text:p>
      <text:p text:style-name="P900">&gt; (top-earners 3 (read-employee-db "employees.txt"))</text:p>
      <text:p text:style-name="P901">"Topper &gt;= Dogbert &gt;= Ted"</text:p>
      <text:p text:style-name="First_20_paragraph">Using regular expressions, strings can be turned into sequences (e.g. of words):</text:p>
      <text:p text:style-name="P902">&gt; (re-seq #"\w+" "this is some sentence to be split") ; split by whitespace</text:p>
      <text:p text:style-name="P903">("this" "is" "some" "sentence" "to" "be" "split")</text:p>
      <text:p text:style-name="First_20_paragraph">Even though sequences are extremely useful, data structures like maps and vectors loose <text:span text:style-name="T1">some</text:span> of their power when wrapped as a sequence.</text:p>
      <text:h text:style-name="Heading_20_1" text:outline-level="1"><text:bookmark-start text:name="lazy-sequences"/>Lazy Sequences<text:bookmark-end text:name="lazy-sequences"/></text:h>
      <text:p text:style-name="First_20_paragraph">Unlike sequences, <text:span text:style-name="T1">lazy sequences</text:span> only make up their values as they are actually needed.</text:p>
      <text:p text:style-name="Text_20_body"><text:span text:style-name="Source_Text">repeat</text:span> creates a lazy sequence that contains the given element unlimited times:</text:p>
      <text:p text:style-name="P904">&gt; (def words (repeat "duck"))</text:p>
      <text:p text:style-name="First_20_paragraph">There are, of course, not unlimited instances of the string <text:span text:style-name="Source_Text">"duck"</text:span> put into memory, which would be impossible to do. The elements of the lazy sequence are only created when used:</text:p>
      <text:p text:style-name="P905">&gt; (nth words 3)</text:p>
      <text:p text:style-name="P906">"duck"</text:p>
      <text:p text:style-name="P907">&gt; (nth words 123456)</text:p>
      <text:p text:style-name="P908">"duck"</text:p>
      <text:p text:style-name="P909"/>
      <text:p text:style-name="P910">&gt; (take 3 words)</text:p>
      <text:p text:style-name="P911">("duck" "duck" "duck")</text:p>
      <text:p text:style-name="First_20_paragraph"><text:span text:style-name="Source_Text">cycle</text:span> creates a lazy sequence by repeating a given sequence endlessly:</text:p>
      <text:p text:style-name="P912">&gt; (take 7 (cycle [1 2 3]))</text:p>
      <text:p text:style-name="P913">(1 2 3 1 2 3 1)</text:p>
      <text:p text:style-name="First_20_paragraph"><text:span text:style-name="Source_Text">iterate</text:span> creates a lazy sequence based on a function. The first argument is a function to be called for each subsequent iteration; the secund argument is a starting value:</text:p>
      <text:p text:style-name="P914">&gt; (def counter (iterate inc 1))</text:p>
      <text:p text:style-name="P915">&gt; (take 3 counter)</text:p>
      <text:p text:style-name="P916">(1 2 3)</text:p>
      <text:p text:style-name="P917">&gt; (take 12 counter)</text:p>
      <text:p text:style-name="P918">(1 2 3 4 5 6 7 8 9 10 11 12)</text:p>
      <text:p text:style-name="First_20_paragraph">Note that the lazy sequence is <text:span text:style-name="T1">not consumed</text:span> like an iterator in other programming languages.</text:p>
      <text:p text:style-name="Text_20_body">This <text:span text:style-name="Source_Text">counter</text:span> sequence can be used to enumerate items of a sequence:</text:p>
      <text:p text:style-name="P919">&gt; (interleave ["Alive" "Dilbert" "Wally"] counter)</text:p>
      <text:p text:style-name="P920">("Alive" 1 "Dilbert" 2 "Wally" 3)</text:p>
      <text:p text:style-name="First_20_paragraph">Or:</text:p>
      <text:p text:style-name="P921">&gt; (zipmap counter ["Alive" "Dilbert" "Wally"])</text:p>
      <text:p text:style-name="P922">{1 "Alive", 2 "Dilbert", 3 "Wally"}</text:p>
      <text:p text:style-name="First_20_paragraph"><text:span text:style-name="Source_Text">map</text:span> is lazy, so it can be applied to unbound lazy sequences:</text:p>
      <text:p text:style-name="P923">&gt; (defn twice [x] (* 2 x))</text:p>
      <text:p text:style-name="P924">&gt; (def doubled (map twice counter))</text:p>
      <text:p text:style-name="P925">&gt; (take 7 doubled)</text:p>
      <text:p text:style-name="P926">(2 4 6 8 10 12 14)</text:p>
      <text:p text:style-name="First_20_paragraph">Combined with <text:span text:style-name="Source_Text">cycle</text:span>, <text:span text:style-name="Source_Text">map</text:span> can be used to combine existing elements in all possible ways (permutations):</text:p>
      <text:p text:style-name="P927">(def names ["Alice" "Dilbert" "Wally" "Ashok" "Dogbert"])</text:p>
      <text:p text:style-name="P928">(def adjectives ["great" "lazy" "nerdy" "evil"])</text:p>
      <text:p text:style-name="P929">(def professions ["engineer" "manager" "consultant"])</text:p>
      <text:p text:style-name="P930"/>
      <text:p text:style-name="P931">(defn combine-employees [name adjective profession]</text:p>
      <text:p text:style-name="P932"><text:s text:c="2"/>(str name " the " adjective " " profession))</text:p>
      <text:p text:style-name="P933"/>
      <text:p text:style-name="P934">(def employees</text:p>
      <text:p text:style-name="P935"><text:s text:c="2"/>(map combine-employees</text:p>
      <text:p text:style-name="P936"><text:s text:c="4"/>(cycle names)</text:p>
      <text:p text:style-name="P937"><text:s text:c="4"/>(cycle adjectives)</text:p>
      <text:p text:style-name="P938"><text:s text:c="4"/>(cycle professions)))</text:p>
      <text:p text:style-name="P939"/>
      <text:p text:style-name="P940">&gt; (take 8 employees)</text:p>
      <text:p text:style-name="P941">("Alice the great engineer" "Dilbert the lazy manager" "Wally the nerdy consultant"</text:p>
      <text:p text:style-name="P942"><text:s text:c="1"/>"Ashok the evil engineer" "Dogbert the great manager" "Alice the lazy consultant"</text:p>
      <text:p text:style-name="P943"><text:s text:c="1"/>"Dilbert the nerdy engineer" "Wally the evil manager")</text:p>
      <text:p text:style-name="First_20_paragraph"><text:span text:style-name="Source_Text">lazy-seq</text:span> creates a lazy sequence from an existing sequence:</text:p>
      <text:p text:style-name="P944">&gt; (def numbers (lazy-seq [1 2 3]))</text:p>
      <text:p text:style-name="P945">(take 2 numbers)</text:p>
      <text:p text:style-name="P946">(1 2)</text:p>
      <text:p text:style-name="First_20_paragraph">Never output lazy sequences as if they were finite:</text:p>
      <text:p text:style-name="P947">&gt; (def counter (iterate inc 1))</text:p>
      <text:p text:style-name="P948">&gt; counter ; bad idea</text:p>
      <text:p text:style-name="First_20_paragraph">Or at least be sure to set <text:span text:style-name="Source_Text">*print-length*</text:span> before doing so:</text:p>
      <text:p text:style-name="P949">&gt; (set! *print-length* 10)</text:p>
      <text:p text:style-name="P950">&gt; counter</text:p>
      <text:p text:style-name="P951">(1 2 3 4 5 6 7 8 9 10 ...)</text:p>
      <text:p text:style-name="First_20_paragraph"><text:span text:style-name="Source_Text">doall</text:span> realizes a lazy sequence, which should only be done for <text:span text:style-name="T1">finite</text:span> lazy sequences:</text:p>
      <text:p text:style-name="P952">&gt; (doall counter) ; bad idea, again...</text:p>
      <text:p text:style-name="First_20_paragraph"><text:span text:style-name="Source_Text">doseq</text:span> is similar to <text:span text:style-name="Source_Text">for</text:span> and useful if the iteratio step is more interesting than the result:</text:p>
      <text:p text:style-name="P953">&gt; (def numbers (take 5 counter))</text:p>
      <text:p text:style-name="P954">&gt; (doseq [n numbers]</text:p>
      <text:p text:style-name="P955"><text:s text:c="4"/>(println "Current iteration" n))</text:p>
      <text:p text:style-name="P956">Current iteration 1</text:p>
      <text:p text:style-name="P957">Current iteration 2</text:p>
      <text:p text:style-name="P958">Current iteration 3</text:p>
      <text:p text:style-name="P959">Current iteration 4</text:p>
      <text:p text:style-name="P960">Current iteration 5</text:p>
      <text:p text:style-name="First_20_paragraph">Infinite sequences should not be sorted or reduced.</text:p>
      <text:p text:style-name="Text_20_body">Many functions are lazy, such as <text:span text:style-name="Source_Text">take</text:span>.</text:p>
      <text:p text:style-name="Text_20_body">Notice that working with lazy sequences opens a timely gap between when the instruction to do something is given and when it is actyally done. This can cause troubles when working with side-effects (e.g. files read/written with <text:span text:style-name="Source_Text">slurp</text:span>/<text:span text:style-name="Source_Text">spit</text:span> whose content changes in the meantime).</text:p>
      <text:h text:style-name="Heading_20_1" text:outline-level="1"><text:bookmark-start text:name="destructuring"/>Destructuring<text:bookmark-end text:name="destructuring"/></text:h>
      <text:p text:style-name="First_20_paragraph"><text:span text:style-name="T1">Destructuring</text:span> is a tool for unpacking data structures with little syntax:</text:p>
      <text:p text:style-name="P961">&gt; (def employees ["Dilbert" "Wally"])</text:p>
      <text:p text:style-name="P962">&gt; (let [[nerd lazybone] employees]</text:p>
      <text:p text:style-name="P963"><text:s text:c="4"/>(println nerd "is a nerd")</text:p>
      <text:p text:style-name="P964"><text:s text:c="4"/>(println lazybone "is a lazybone"))</text:p>
      <text:p text:style-name="P965">Dilbert is a nerd</text:p>
      <text:p text:style-name="P966">Wally is a lazybone</text:p>
      <text:p text:style-name="First_20_paragraph">The left side vector of <text:span text:style-name="Source_Text">let</text:span> describes the data to be extracted. The right side expression is the data structure to be unpacked.</text:p>
      <text:p text:style-name="Text_20_body">The unpacking need not be exhaustive. Values can be simply dropped on the right side:</text:p>
      <text:p text:style-name="P967">&gt; (let [[a b c] ["foo" "bar" "baz" "qux"]] ; "qux" ignored</text:p>
      <text:p text:style-name="P968"><text:s text:c="4"/>(println a b c))</text:p>
      <text:p text:style-name="P969">foo bar baz</text:p>
      <text:p text:style-name="First_20_paragraph">And the dummy symbol <text:span text:style-name="Source_Text">_</text:span> can be used to drop values from the left side:</text:p>
      <text:p text:style-name="P970">&gt; (let [[_ a _ b] ["foo" "bar" "baz" "qux"]] ; "foo" and "qux" ignored</text:p>
      <text:p text:style-name="P971"><text:s text:c="4"/>(println a b))</text:p>
      <text:p text:style-name="P972">bar qux</text:p>
      <text:p text:style-name="First_20_paragraph">Nested structures can be destructured using a nested pattern on the left side:</text:p>
      <text:p text:style-name="P973">&gt; (def teams [["Dilbert" "Alice" "Wally"] ["Dogbert" "Ratbert" "Catbert"]])</text:p>
      <text:p text:style-name="P974">&gt; (let [[[dilbert _ wally] [dogbert _ catbert]] teams]</text:p>
      <text:p text:style-name="P975"><text:s text:c="4"/>(println dilbert wally dogbert catbert))</text:p>
      <text:p text:style-name="First_20_paragraph">Anything that can be turned into a sequence can be destructured:</text:p>
      <text:p text:style-name="P976">&gt; (let [[one _ _ four] '(1 2 3 4)]</text:p>
      <text:p text:style-name="P977"><text:s text:c="4"/>(println one four))</text:p>
      <text:p text:style-name="P978">1 4</text:p>
      <text:p text:style-name="P979"/>
      <text:p text:style-name="P980">&gt; (let [[b a r] "bar"]</text:p>
      <text:p text:style-name="P981"><text:s text:c="4"/>(println b a r))</text:p>
      <text:p text:style-name="P982">b a r</text:p>
      <text:p text:style-name="P983"/>
      <text:p text:style-name="P984">&gt; (let [[a _ b _ c] (iterate inc 1)]</text:p>
      <text:p text:style-name="P985"><text:s text:c="4"/>(println a b c))</text:p>
      <text:p text:style-name="P986">1 3 5</text:p>
      <text:p text:style-name="First_20_paragraph">Destructuring can not only be used with <text:span text:style-name="Source_Text">let</text:span>, but also when calling functions:</text:p>
      <text:p text:style-name="P987">&gt; (defn fire [[scapegoat-one scapegoat-two]]</text:p>
      <text:p text:style-name="P988"><text:s text:c="4"/>(println scapegoat-one "and" scapegoat-two "are fired!"))</text:p>
      <text:p text:style-name="P989">&gt; (fire ["Dilbert" "Alice" "Wally" "Dogbert"])</text:p>
      <text:p text:style-name="P990">Dilbert and Alice are fired!</text:p>
      <text:p text:style-name="First_20_paragraph">When destructuring maps, the variable to be bound stands on the left, and the keyword for the value to be extracted stands on the right:</text:p>
      <text:p text:style-name="P991">&gt; (def employees {:engineer "Dilbert" :consultant "Dogbert" :slacker "Wally"})</text:p>
      <text:p text:style-name="P992">&gt; (let [{scapegoat :engineer} employees]</text:p>
      <text:p text:style-name="P993"><text:s text:c="4"/>(println scapegoat))</text:p>
      <text:p text:style-name="P994">Dilbert</text:p>
      <text:p text:style-name="First_20_paragraph">Nested data structures can be destructured, too:</text:p>
      <text:p text:style-name="P995">&gt; (def company {:name "Random Inc."</text:p>
      <text:p text:style-name="P996"><text:s text:c="16"/>:employees [{:name "Dilbert" :role "Engineer"}</text:p>
      <text:p text:style-name="P997"><text:s text:c="28"/>{:name "Dogbert" :role "Consultant"}]})</text:p>
      <text:p text:style-name="P998">&gt; (let [{[{looser-job :role} {leech :name}] :employees} company]</text:p>
      <text:p text:style-name="P999"><text:s text:c="4"/>(println looser-job "is the worst job and" leech "is a leech"))</text:p>
      <text:p text:style-name="P1000">Engineer is the worst job and Dogbert is a leech</text:p>
      <text:p text:style-name="First_20_paragraph">If all of a map’s values are to be bound, listing all the keys is cumbersome:</text:p>
      <text:p text:style-name="P1001">&gt; (def employees [{:name "Dilbert" :role "Engineer" :age 42}</text:p>
      <text:p text:style-name="P1002"><text:s text:c="18"/>{:name "Dogbert" :role "Consultant" :age 7}])</text:p>
      <text:p text:style-name="P1003">&gt; (defn describe [{name :name role :role age :age}]</text:p>
      <text:p text:style-name="P1004"><text:s text:c="4"/>(println name "is a" age "year old" role))</text:p>
      <text:p text:style-name="P1005">&gt; (map describe employees)</text:p>
      <text:p text:style-name="P1006">Dilbert is a 42 year old Engineer</text:p>
      <text:p text:style-name="P1007">Dogbert is a 7 year old Consultant</text:p>
      <text:p text:style-name="First_20_paragraph">The <text:span text:style-name="Source_Text">:keys</text:span> keyword allows for a shorter mapping:</text:p>
      <text:p text:style-name="P1008">&gt; (defn describe [{:keys [name role age]}]</text:p>
      <text:p text:style-name="P1009"><text:s text:c="4"/>(println name "is a" age "year old" role))</text:p>
      <text:p text:style-name="First_20_paragraph">If the passed value should not only be destructured, but also retained in its entirety, the <text:span text:style-name="Source_Text">:as</text:span> keyword can be used.</text:p>
      <text:p text:style-name="P1010">&gt; (defn add-greeting [{:keys [name role age] :as employee}]</text:p>
      <text:p text:style-name="P1011"><text:s text:c="4"/>(assoc employee</text:p>
      <text:p text:style-name="P1012"><text:s text:c="11"/>:greeting</text:p>
      <text:p text:style-name="P1013"><text:s text:c="11"/>(str "I'm a " age " year old " role " called " name)))</text:p>
      <text:p text:style-name="P1014">&gt; (map add-greeting employees)</text:p>
      <text:p text:style-name="P1015">({:name "Dilbert", :role "Engineer", :age 42,</text:p>
      <text:p text:style-name="P1016"><text:s text:c="2"/>:greeting "I'm a 42 year old Engineer called Dilbert"}</text:p>
      <text:p text:style-name="P1017"><text:s text:c="1"/>{:name "Dogbert", :role "Consultant", :age 7,</text:p>
      <text:p text:style-name="P1018"><text:s text:c="2"/>:greeting "I'm a 7 year old Consultant called Dogbert"})</text:p>
      <text:p text:style-name="First_20_paragraph">Default values can be provided using the <text:span text:style-name="Source_Text">:or</text:span> keyword:</text:p>
      <text:p text:style-name="P1019">&gt; (defn email [{:keys [user host domain]</text:p>
      <text:p text:style-name="P1020"><text:s text:c="16"/>:or {user "root", host "localhost", domain "local"} :as parts}]</text:p>
      <text:p text:style-name="P1021"><text:s text:c="4"/>(str user "@" host "." domain))</text:p>
      <text:p text:style-name="P1022">&gt; (email {:user "john"})</text:p>
      <text:p text:style-name="P1023">"john@localhost.local"</text:p>
      <text:p text:style-name="P1024">&gt; (email {:host "dilbertix" :domain "com"})</text:p>
      <text:p text:style-name="P1025">"root@dilbertix.com"</text:p>
      <text:p text:style-name="First_20_paragraph">Destructuring can’t be used directly with <text:span text:style-name="Source_Text">def</text:span>, only within <text:span text:style-name="Source_Text">let</text:span>.</text:p>
      <text:h text:style-name="Heading_20_1" text:outline-level="1"><text:bookmark-start text:name="records-and-protocols"/>Records and Protocols<text:bookmark-end text:name="records-and-protocols"/></text:h>
      <text:p text:style-name="First_20_paragraph">A common tradeoff in programming is between <text:span text:style-name="T1">generic</text:span> and <text:span text:style-name="T1">specialized</text:span> solutions. Maps are <text:span text:style-name="T1">generic</text:span> and very flexible. They can deal with arbitrary keys, which comes with a runtime penalty when dealing with huge amounts of data.</text:p>
      <text:p text:style-name="Text_20_body"><text:span text:style-name="T1">Records</text:span> are specialized data structures dealing only a set of predefined keys:</text:p>
      <text:p text:style-name="P1026">&gt; (defrecord Employee [name age job salary])</text:p>
      <text:p text:style-name="First_20_paragraph"><text:span text:style-name="Source_Text">defrecord</text:span> creates three <text:span text:style-name="Source_Text">var</text:span>s: one for the record type, and two factory functions <text:span text:style-name="Source_Text">-&gt;Employee</text:span> and <text:span text:style-name="Source_Text">map-&gt;Employee</text:span> to create instances of the record type:</text:p>
      <text:p text:style-name="P1027">&gt; (def dilbert (-&gt;Employee "Dilbert" 42 "Engineer" 120000))</text:p>
      <text:p text:style-name="P1028"/>
      <text:p text:style-name="P1029">&gt; (def alice (map-&gt;Employee</text:p>
      <text:p text:style-name="P1030"><text:s text:c="4"/>{:name "Alice"</text:p>
      <text:p text:style-name="P1031"><text:s text:c="5"/>:age 37</text:p>
      <text:p text:style-name="P1032"><text:s text:c="5"/>:job "Engineer"</text:p>
      <text:p text:style-name="P1033"><text:s text:c="5"/>:salary 110000}))</text:p>
      <text:p text:style-name="First_20_paragraph">An instance of a record can be used like a map:</text:p>
      <text:p text:style-name="P1034">&gt; (:name dilbert)</text:p>
      <text:p text:style-name="P1035">"Dilbert"</text:p>
      <text:p text:style-name="P1036"/>
      <text:p text:style-name="P1037">&gt; (:job alice)</text:p>
      <text:p text:style-name="P1038">"Engineer"</text:p>
      <text:p text:style-name="P1039"/>
      <text:p text:style-name="P1040">&gt; (keys dilbert)</text:p>
      <text:p text:style-name="P1041">(:name :age :job :salary)</text:p>
      <text:p text:style-name="P1042"/>
      <text:p text:style-name="P1043">&gt; (def alice-promoted (assoc alice :salary 120000 :job "Head of Engineering"))</text:p>
      <text:p text:style-name="P1044">&gt; alice-promoted</text:p>
      <text:p text:style-name="P1045">#user.Employee{:name "Alice", :age 37, :job "Head of Engineering", :salary 120000}</text:p>
      <text:p text:style-name="First_20_paragraph">It’s also possible to associate <text:span text:style-name="T1">extra fields</text:span> with a record; however, those don’t get the speed optimization of the record’s defined fields:</text:p>
      <text:p text:style-name="P1046">&gt; (def dilbert-secret (assoc dilbert :note "Smelly and ugly guy"))</text:p>
      <text:p text:style-name="P1047">&gt; dilbert-secret</text:p>
      <text:p text:style-name="P1048">#user.Employee{:name "Dilbert", :age 42, :job "Engineer",</text:p>
      <text:p text:style-name="P1049"><text:s text:c="15"/>:salary 120000, :note "Smelly and ugly guy"}</text:p>
      <text:p text:style-name="First_20_paragraph">While the speed advantage of records is only noticable for large amounts of data, the documentation provided by records is always helpful:</text:p>
      <text:p text:style-name="P1050">&gt; (defrecord Poet [name century works])</text:p>
      <text:p text:style-name="P1051">&gt; (defrecord FictionalCharacter [name show traits])</text:p>
      <text:p text:style-name="P1052"/>
      <text:p text:style-name="P1053">&gt; (def homer-1</text:p>
      <text:p text:style-name="P1054"><text:s text:c="4"/>(-&gt;Poet "Homer" "8th/7th B.C." ["Iliad" "Odyssey"]))</text:p>
      <text:p text:style-name="P1055">&gt; (def homer-2</text:p>
      <text:p text:style-name="P1056"><text:s text:c="4"/>(-&gt;FictionalCharacter "Homer" "The Simpsons" ["lazy" "stupid" "impulsive"]))</text:p>
      <text:p text:style-name="First_20_paragraph"><text:span text:style-name="Source_Text">class</text:span> returns the underlying type of a record instance:</text:p>
      <text:p text:style-name="P1057">&gt; (class homer-1)</text:p>
      <text:p text:style-name="P1058">user.Poet</text:p>
      <text:p text:style-name="P1059"/>
      <text:p text:style-name="P1060">&gt; (class homer-2)</text:p>
      <text:p text:style-name="P1061">user.FictionalCharacter</text:p>
      <text:p text:style-name="First_20_paragraph"><text:span text:style-name="Source_Text">instance?</text:span> (like Java’s <text:span text:style-name="Source_Text">instanceof</text:span>) checks if an instance if of a specific record type:</text:p>
      <text:p text:style-name="P1062">&gt; (instance? FictionalCharacter homer-1)</text:p>
      <text:p text:style-name="P1063">false</text:p>
      <text:p text:style-name="P1064"/>
      <text:p text:style-name="P1065">&gt; (instance? FictionalCharacter homer-2)</text:p>
      <text:p text:style-name="P1066">true</text:p>
      <text:p text:style-name="First_20_paragraph">This offers one primitive way to create polymorphic functions:</text:p>
      <text:p text:style-name="P1067">(defn output [x]</text:p>
      <text:p text:style-name="P1068"><text:s text:c="2"/>(if (instance? FictionalCharacter x)</text:p>
      <text:p text:style-name="P1069"><text:s text:c="4"/>(println (:name x) "the" (:traits x) "character from" (:show x))</text:p>
      <text:p text:style-name="P1070"><text:s text:c="4"/>(println (:name x) "the author of" (:works x) "who lived" (:century x))))</text:p>
      <text:p text:style-name="P1071"/>
      <text:p text:style-name="P1072">&gt; (output homer-1)</text:p>
      <text:p text:style-name="P1073">Homer the author of [Iliad Odyssey] who lived 8th/7th B.C.</text:p>
      <text:p text:style-name="P1074"/>
      <text:p text:style-name="P1075">&gt; (output homer-2)</text:p>
      <text:p text:style-name="P1076">Homer the [lazy stupid impulsive] character from The Simpsons</text:p>
      <text:p text:style-name="First_20_paragraph">However, <text:span text:style-name="T1">protocols</text:span> are a better alternative for this purpose. A protocol (here: <text:span text:style-name="Source_Text">Person</text:span>) defines a set of functions (here: <text:span text:style-name="Source_Text">describe</text:span>, <text:span text:style-name="Source_Text">greet</text:span>) that can be performed on different kinds of records implementing that protocol:</text:p>
      <text:p text:style-name="P1077">(defprotocol Person</text:p>
      <text:p text:style-name="P1078"><text:s text:c="2"/>(describe [this])</text:p>
      <text:p text:style-name="P1079"><text:s text:c="2"/>(greet [this msg]))</text:p>
      <text:p text:style-name="First_20_paragraph">The functions of the protocol need to be implemented by the records. The protocol name (here: <text:span text:style-name="Source_Text">Person</text:span>) is followed by the <text:span text:style-name="T1">method definitions</text:span>:</text:p>
      <text:p text:style-name="P1080">(defrecord Poet [name century works]</text:p>
      <text:p text:style-name="P1081"><text:s text:c="2"/>Person</text:p>
      <text:p text:style-name="P1082"><text:s text:c="2"/>(describe [this]</text:p>
      <text:p text:style-name="P1083"><text:s text:c="4"/>(str</text:p>
      <text:p text:style-name="P1084"><text:s text:c="6"/>(:name this)</text:p>
      <text:p text:style-name="P1085"><text:s text:c="6"/>", the author of " (clojure.string/join ", " (:works this))</text:p>
      <text:p text:style-name="P1086"><text:s text:c="6"/>" who lived in " (:century this)))</text:p>
      <text:p text:style-name="P1087"><text:s text:c="2"/>(greet [this msg]</text:p>
      <text:p text:style-name="P1088"><text:s text:c="4"/>(str</text:p>
      <text:p text:style-name="P1089"><text:s text:c="6"/>msg " " (:name this)</text:p>
      <text:p text:style-name="P1090"><text:s text:c="6"/>", author of " (clojure.string/join ", " (:works this)))))</text:p>
      <text:p text:style-name="P1091"/>
      <text:p text:style-name="P1092">(defrecord FictionalCharacter [name show traits]</text:p>
      <text:p text:style-name="P1093"><text:s text:c="2"/>Person</text:p>
      <text:p text:style-name="P1094"><text:s text:c="2"/>(describe [this]</text:p>
      <text:p text:style-name="P1095"><text:s text:c="4"/>(str</text:p>
      <text:p text:style-name="P1096"><text:s text:c="6"/>(:name this)</text:p>
      <text:p text:style-name="P1097"><text:s text:c="6"/>", the " (clojure.string/join ", " (:traits this))</text:p>
      <text:p text:style-name="P1098"><text:s text:c="6"/>" character from " (:show this)))</text:p>
      <text:p text:style-name="P1099"><text:s text:c="2"/>(greet [this msg]</text:p>
      <text:p text:style-name="P1100"><text:s text:c="4"/>(str</text:p>
      <text:p text:style-name="P1101"><text:s text:c="6"/>msg " " (:name this)</text:p>
      <text:p text:style-name="P1102"><text:s text:c="6"/>", you " (clojure.string/join ", " (:traits this))</text:p>
      <text:p text:style-name="P1103"><text:s text:c="6"/>" character from " (:show this))))</text:p>
      <text:p text:style-name="First_20_paragraph">The first argument (conventionally called <text:span text:style-name="Source_Text">this</text:span>) refers to the instance the function is called on:</text:p>
      <text:p text:style-name="P1104">&gt; (def homer-1</text:p>
      <text:p text:style-name="P1105"><text:s text:c="4"/>(-&gt;Poet "Homer" "8th/7th B.C." ["Iliad" "Odyssey"]))</text:p>
      <text:p text:style-name="P1106">&gt; (describe homer-1)</text:p>
      <text:p text:style-name="P1107">"Homer, the author of Iliad, Odyssey who lived in 8th/7th B.C."</text:p>
      <text:p text:style-name="P1108">&gt; (greet homer-1 "Greetings")</text:p>
      <text:p text:style-name="P1109">"Greetings Homer, author of Iliad, Odyssey"</text:p>
      <text:p text:style-name="P1110"/>
      <text:p text:style-name="P1111">&gt; (def homer-2</text:p>
      <text:p text:style-name="P1112"><text:s text:c="4"/>(-&gt;FictionalCharacter "Homer" "The Simpsons" ["lazy" "stupid" "impulsive"]))</text:p>
      <text:p text:style-name="P1113">&gt; (describe homer-2)</text:p>
      <text:p text:style-name="P1114">"Homer, the lazy, stupid, impulsive character from The Simpsons"</text:p>
      <text:p text:style-name="P1115">&gt; (greet homer-2 "Hi")</text:p>
      <text:p text:style-name="P1116">"Hi Homer, you lazy, stupid, impulsive character from The Simpsons"</text:p>
      <text:p text:style-name="First_20_paragraph">New protocols can be created and implemented for existing types using <text:span text:style-name="Source_Text">extend-protocol</text:span>:</text:p>
      <text:p text:style-name="P1117">(defprotocol Greetable</text:p>
      <text:p text:style-name="P1118"><text:s text:c="2"/>(say-hi [this]))</text:p>
      <text:p text:style-name="P1119"/>
      <text:p text:style-name="P1120">(extend-protocol Greetable</text:p>
      <text:p text:style-name="P1121"><text:s text:c="2"/>Employee</text:p>
      <text:p text:style-name="P1122"><text:s text:c="2"/>(say-hi [employee]</text:p>
      <text:p text:style-name="P1123"><text:s text:c="4"/>(str "Hello, I'm " (:name employee) ". I work as a " (:job employee) "."))</text:p>
      <text:p text:style-name="P1124"><text:s text:c="2"/>Poet</text:p>
      <text:p text:style-name="P1125"><text:s text:c="2"/>(say-hi [poet]</text:p>
      <text:p text:style-name="P1126"><text:s text:c="4"/>(str "Greetings, I'm " (:name poet) ", author of "</text:p>
      <text:p text:style-name="P1127"><text:s text:c="9"/>(clojure.string/join ", " (:works poet)) "."))</text:p>
      <text:p text:style-name="P1128"><text:s text:c="2"/>FictionalCharacter</text:p>
      <text:p text:style-name="P1129"><text:s text:c="2"/>(say-hi [character]</text:p>
      <text:p text:style-name="P1130"><text:s text:c="4"/>(str "Hi, I'm " (:name character) " from " (:show character) ".")))</text:p>
      <text:p text:style-name="P1131"/>
      <text:p text:style-name="P1132">&gt; (say-hi dilbert)</text:p>
      <text:p text:style-name="P1133">"Hello, I'm Dilbert. I work as a Engineer."</text:p>
      <text:p text:style-name="P1134"/>
      <text:p text:style-name="P1135">&gt; (say-hi homer-1)</text:p>
      <text:p text:style-name="P1136">"Greetings, I'm Homer, author of Iliad, Odyssey"</text:p>
      <text:p text:style-name="P1137"/>
      <text:p text:style-name="P1138">&gt; (say-hi homer-2)</text:p>
      <text:p text:style-name="P1139">"Hi, I'm Homer from The Simpsons."</text:p>
      <text:p text:style-name="First_20_paragraph">It is also possible to implement protocols for existing data types:</text:p>
      <text:p text:style-name="P1140">(extend-protocol Greetable</text:p>
      <text:p text:style-name="P1141"><text:s text:c="2"/>String</text:p>
      <text:p text:style-name="P1142"><text:s text:c="2"/>(say-hi [string]</text:p>
      <text:p text:style-name="P1143"><text:s text:c="4"/>(str "Hi, I'm the String '" string "'."))</text:p>
      <text:p text:style-name="P1144"><text:s text:c="2"/>Boolean</text:p>
      <text:p text:style-name="P1145"><text:s text:c="2"/>(say-hi [bool]</text:p>
      <text:p text:style-name="P1146"><text:s text:c="4"/>(str "Hi, I'm the Boolean '" bool "'.")))</text:p>
      <text:p text:style-name="P1147"/>
      <text:p text:style-name="P1148">&gt; (say-hi "foobar")</text:p>
      <text:p text:style-name="P1149">"Hi, I'm the String 'foobar'."</text:p>
      <text:p text:style-name="P1150"/>
      <text:p text:style-name="P1151">&gt; (say-hi false)</text:p>
      <text:p text:style-name="P1152">"Hi, I'm the Boolean 'false'."</text:p>
      <text:p text:style-name="First_20_paragraph">Records and their instances resemble classes and objects, but they don’t have hierarchies and are immutable. Protocols are similar to abstract classes or interfaces, but more flexible: They can be implemented without touching the definition of the type the methods are implemented for; and, again, they don’t come in hierarchies. Also, most object-oriented programming languages require the programmer to use classes, objects, and interfaces. Records and protocols, however, are optional: Better start without them, and only use them if they bring some tangible benefit.</text:p>
      <text:p text:style-name="Text_20_body">Protocols and multimethods have a lot in common, but also some differences:</text:p>
      <text:list text:style-name="L3">
        <text:list-item>
          <text:p text:style-name="P1153">Multimethods define single, stand-alone operations. Protocols group related operations together.</text:p>
        </text:list-item>
        <text:list-item>
          <text:p text:style-name="P1153">Multimethods support an arbitrary dispatch mechanism. Protocols dispatch based on a type.</text:p>
        </text:list-item>
      </text:list>
      <text:p text:style-name="First_20_paragraph">Simple one-off implementations of a protocol as a single instance (say, for test doubles) can be created using <text:span text:style-name="Source_Text">reify</text:span>:</text:p>
      <text:p text:style-name="P1154">(def dirty-harry</text:p>
      <text:p text:style-name="P1155"><text:s text:c="2"/>(reify Person</text:p>
      <text:p text:style-name="P1156"><text:s text:c="4"/>(describe [_] "Lieutenant Harry Callahan, San Francisco Police Department")</text:p>
      <text:p text:style-name="P1157"><text:s text:c="4"/>(greet [_ msg] (str msg ", punk. Feeling lucky today?"))))</text:p>
      <text:p text:style-name="P1158"/>
      <text:p text:style-name="P1159">&gt; (describe dirty-harry)</text:p>
      <text:p text:style-name="P1160">"Lieutenant Harry Callahan, San Francisco Police Department"</text:p>
      <text:p text:style-name="P1161"/>
      <text:p text:style-name="P1162">&gt; (greet dirty-harry "Hi, there")</text:p>
      <text:p text:style-name="P1163">"Hi there, punk. Feeling lucky today?"</text:p>
      <text:p text:style-name="First_20_paragraph">Since <text:span text:style-name="Source_Text">this</text:span> wasn’t used in any of the method bodies, it was replaced by <text:span text:style-name="Source_Text">_</text:span>.</text:p>
      <text:p text:style-name="Text_20_body">The methods defined for a protocol could pollute the namespace:</text:p>
      <text:p text:style-name="P1164">&gt; (defprotocol Items (count [this]))</text:p>
      <text:p text:style-name="P1165">Warning: protocol #'user/Items is overwriting function count</text:p>
      <text:p text:style-name="First_20_paragraph">When in doubt, put protocols in their own namespace.</text:p>
      <text:p text:style-name="Text_20_body"><text:span text:style-name="Source_Text">deftype</text:span> is a more generic version of <text:span text:style-name="Source_Text">defrecord</text:span> and requires the programmer to provide all of the behaviour of a new type. This is more work than defining a new record, but allows for more flexibility.</text:p>
      <text:h text:style-name="Heading_20_1" text:outline-level="1"><text:bookmark-start text:name="tests"/>Tests<text:bookmark-end text:name="tests"/></text:h>
      <text:p text:style-name="First_20_paragraph">For the following example, a new project <text:span text:style-name="Source_Text">company</text:span> is created:</text:p>
      <text:p text:style-name="P1166">$ lein new company</text:p>
      <text:p text:style-name="First_20_paragraph">A fixed set of employees is defined in <text:span text:style-name="Source_Text">src/company/employees.clj</text:span>:</text:p>
      <text:p text:style-name="P1167">(ns company.employees)</text:p>
      <text:p text:style-name="P1168"/>
      <text:p text:style-name="P1169">(def employees [{:name "Dilbert" :age 42 :job "Engineer" :salary 120000}</text:p>
      <text:p text:style-name="P1170"><text:s text:c="16"/>{:name "Alice" :age 37 :job "Engineer" :salary 115000}</text:p>
      <text:p text:style-name="P1171"><text:s text:c="16"/>{:name "Wally" :age 47 :job "Engineer" :salary 130000}</text:p>
      <text:p text:style-name="P1172"><text:s text:c="16"/>{:name "Pointy Haired Boss" :age 57 :job "Manager" :salary 250000}</text:p>
      <text:p text:style-name="P1173"><text:s text:c="16"/>{:name "Ashok" :age 22 :job "Intern" :salary 18000}</text:p>
      <text:p text:style-name="P1174"><text:s text:c="16"/>{:name "Dogbert" :age 7 :job "Consultant" :salary 470000}</text:p>
      <text:p text:style-name="P1175"><text:s text:c="16"/>{:name "Catbert" :age 9 :job "Head of HR" :salary 190000}])</text:p>
      <text:p text:style-name="First_20_paragraph">Some functions to operate on a set of employees are provided in <text:span text:style-name="Source_Text">src/company/core.clj</text:span>:</text:p>
      <text:p text:style-name="P1176">(ns company.core)</text:p>
      <text:p text:style-name="P1177"/>
      <text:p text:style-name="P1178">(defn find-by-name</text:p>
      <text:p text:style-name="P1179"><text:s text:c="2"/>"Search for an employee by name (unique result)"</text:p>
      <text:p text:style-name="P1180"><text:s text:c="2"/>[employees by-name]</text:p>
      <text:p text:style-name="P1181"><text:s text:c="2"/>(first (filter #(= (:name %1) by-name) employees)))</text:p>
      <text:p text:style-name="P1182"/>
      <text:p text:style-name="P1183">(defn sum-salaries</text:p>
      <text:p text:style-name="P1184"><text:s text:c="2"/>"Sum up the salaries of all given employees"</text:p>
      <text:p text:style-name="P1185"><text:s text:c="2"/>[employees]</text:p>
      <text:p text:style-name="P1186"><text:s text:c="2"/>(reduce #(+ %1 %2) (map #(:salary %1) employees)))</text:p>
      <text:p text:style-name="First_20_paragraph">Unit tests can be created using the <text:span text:style-name="Source_Text">clojure.test</text:span> library. In <text:span text:style-name="Source_Text">src/company/core_test.clj</text:span>, test cases for the functions in <text:span text:style-name="Source_Text">company.core</text:span> are defined. The test functions from <text:span text:style-name="Source_Text">clojure.core</text:span>, the functions to be tested from <text:span text:style-name="Source_Text">company.core</text:span>, and the static set of employees in <text:span text:style-name="Source_Text">company.employees</text:span> are required:</text:p>
      <text:p text:style-name="P1187">(ns company.core-test</text:p>
      <text:p text:style-name="P1188"><text:s text:c="2"/>(:require [clojure.test :refer :all])</text:p>
      <text:p text:style-name="P1189"><text:s text:c="2"/>(:require [company.core :as cc])</text:p>
      <text:p text:style-name="P1190"><text:s text:c="2"/>(:require [company.employees :as ce]))</text:p>
      <text:p text:style-name="First_20_paragraph">A simple test is defined using <text:span text:style-name="Source_Text">deftest</text:span> and the <text:span text:style-name="Source_Text">is</text:span> assertion function:</text:p>
      <text:p text:style-name="P1191">(deftest test-finding-employee-by-name</text:p>
      <text:p text:style-name="P1192"><text:s text:c="2"/>(is (not (nil? (cc/find-by-name ce/employees "Dilbert")))))</text:p>
      <text:p text:style-name="First_20_paragraph">The test can be executed with Leiningen:</text:p>
      <text:p text:style-name="P1193">$ lein test</text:p>
      <text:p text:style-name="P1194">lein test company.core-test</text:p>
      <text:p text:style-name="P1195"/>
      <text:p text:style-name="P1196">Ran 1 tests containing 1 assertions.</text:p>
      <text:p text:style-name="P1197">0 failures, 0 errors.</text:p>
      <text:p text:style-name="First_20_paragraph">To test another function, another <text:span text:style-name="Source_Text">deftest</text:span> is created:</text:p>
      <text:p text:style-name="P1198">(deftest test-sum-up-employee-salaries</text:p>
      <text:p text:style-name="P1199"><text:s text:c="2"/>(is (= 1293000 (cc/sum-salaries ce/employees))))</text:p>
      <text:p text:style-name="First_20_paragraph">Multiple test cases can be grouped together and described using <text:span text:style-name="Source_Text">testing</text:span> as so-called <text:span text:style-name="T1">subtests</text:span> or <text:span text:style-name="T1">contexts</text:span>:</text:p>
      <text:p text:style-name="P1200">(deftest test-finding-employee-by-name</text:p>
      <text:p text:style-name="P1201"><text:s text:c="2"/>(testing "Finding employees"</text:p>
      <text:p text:style-name="P1202"><text:s text:c="4"/>(is (not (nil? (cc/find-by-name ce/employees "Dilbert"))))</text:p>
      <text:p text:style-name="P1203"><text:s text:c="4"/>(is (not (nil? (cc/find-by-name ce/employees "Catbert")))))</text:p>
      <text:p text:style-name="P1204"><text:s text:c="2"/>(testing "Not finding employees"</text:p>
      <text:p text:style-name="P1205"><text:s text:c="4"/>(is (nil? (cc/find-by-name ce/employees "Sharkbert")))</text:p>
      <text:p text:style-name="P1206"><text:s text:c="4"/>(is (nil? (cc/find-by-name ce/employees "Competent Boss")))))</text:p>
      <text:p text:style-name="First_20_paragraph">In order to test a property of the code, one needs to work with examples that <text:span text:style-name="T1">exercise that property</text:span>. Instead of making up examples manually, the <text:a xlink:type="simple" xlink:href="https://github.com/clojure/test.check" office:name=""><text:span text:style-name="Definition"><text:span text:style-name="Source_Text">test.check</text:span></text:span></text:a> library can be used for <text:span text:style-name="T1">Property-Based Testing</text:span>. First, <text:span text:style-name="Source_Text">test.check</text:span> needs to be added as a dependency (<text:span text:style-name="Source_Text">project.clj</text:span>):</text:p>
      <text:p text:style-name="P1207">:dependencies [[org.clojure/clojure "1.10.1"]</text:p>
      <text:p text:style-name="P1208"><text:s text:c="15"/>[org.clojure/test.check "1.1.0"]]</text:p>
      <text:p text:style-name="First_20_paragraph">Random data can then be created using <text:span text:style-name="T1">generators</text:span>:</text:p>
      <text:p text:style-name="P1209">&gt; (require '[clojure.test.check.generators :as gen])</text:p>
      <text:p text:style-name="P1210">&gt; (gen/sample gen/string-alphanumeric)</text:p>
      <text:p text:style-name="P1211">("" "M" "Lw" "cs9" "CtQU" "yOg95" "YE" "3XTEL" "001qEF3w" "ZTwzwZ")</text:p>
      <text:p text:style-name="First_20_paragraph"><text:span text:style-name="Source_Text">gen/string-alphanumeric</text:span> generates an endless stream of alphanumeric strings (including empty ones), <text:span text:style-name="Source_Text">gen/sample</text:span> takes a sample of that stream. In order to test the functions for the employee data base, the constrained generators for the following map keywords are needed:</text:p>
      <text:list text:style-name="L4">
        <text:list-item>
          <text:p text:style-name="P1212"><text:span text:style-name="Source_Text">:name</text:span>: alphanumeric, non-empty</text:p>
        </text:list-item>
        <text:list-item>
          <text:p text:style-name="P1212"><text:span text:style-name="Source_Text">:age</text:span>: numeric, positive, non-zero</text:p>
        </text:list-item>
        <text:list-item>
          <text:p text:style-name="P1212"><text:span text:style-name="Source_Text">:job</text:span>: alphanumeric, non-empty</text:p>
        </text:list-item>
        <text:list-item>
          <text:p text:style-name="P1212"><text:span text:style-name="Source_Text">:salary</text:span>: numeric, positive, non-zero</text:p>
        </text:list-item>
      </text:list>
      <text:p text:style-name="First_20_paragraph">The constraints can be modeled using <text:span text:style-name="Source_Text">such-that</text:span> predicates:</text:p>
      <text:p text:style-name="P1213">(def text-gen</text:p>
      <text:p text:style-name="P1214"><text:s text:c="2"/>(gen/such-that not-empty gen/string-alphanumeric))</text:p>
      <text:p text:style-name="P1215"/>
      <text:p text:style-name="P1216">&gt; (gen/sample text-gen)</text:p>
      <text:p text:style-name="P1217">("1JB" "91" "t" "FJyD" "34eM" "3h0a5" "9fhzo" "8v31R" "00O83F" "PNEEsZQMe")</text:p>
      <text:p text:style-name="P1218"/>
      <text:p text:style-name="P1219">(def num-gen</text:p>
      <text:p text:style-name="P1220"><text:s text:c="2"/>(gen/such-that (complement zero?) gen/pos-int))</text:p>
      <text:p text:style-name="P1221"/>
      <text:p text:style-name="P1222">&gt; (gen/sample num-gen)</text:p>
      <text:p text:style-name="P1223">(1 3 1 3 2 4 1 3 5 5)</text:p>
      <text:p text:style-name="First_20_paragraph">A single employee map can be created using those functions:</text:p>
      <text:p text:style-name="P1224">(def employee-gen</text:p>
      <text:p text:style-name="P1225"><text:s text:c="2"/>(gen/hash-map :name text-gen</text:p>
      <text:p text:style-name="P1226"><text:s text:c="16"/>:age num-gen</text:p>
      <text:p text:style-name="P1227"><text:s text:c="16"/>:job text-gen</text:p>
      <text:p text:style-name="P1228"><text:s text:c="16"/>:salary num-gen))</text:p>
      <text:p text:style-name="P1229"/>
      <text:p text:style-name="P1230">&gt; (gen/sample employee-gen)</text:p>
      <text:p text:style-name="P1231">({:name "wlf", :age 3, :job "8", :salary 1}</text:p>
      <text:p text:style-name="P1232"><text:s text:c="1"/>{:name "5", :age 1, :job "ZR", :salary 1}</text:p>
      <text:p text:style-name="P1233"><text:s text:c="1"/>{:name "Hd", :age 2, :job "L3", :salary 3}) ; output shortened</text:p>
      <text:p text:style-name="First_20_paragraph">An endless supply of non-empty employee databases (vectors) can be generated:</text:p>
      <text:p text:style-name="P1234">(def payroll-gen</text:p>
      <text:p text:style-name="P1235"><text:s text:c="2"/>(gen/not-empty (gen/vector employee-gen)))</text:p>
      <text:p text:style-name="P1236"/>
      <text:p text:style-name="P1237">&gt; (gen/sample payroll-gen)</text:p>
      <text:p text:style-name="P1238">([{:name "uQ", :age 2, :job "Zl", :salary 2}]</text:p>
      <text:p text:style-name="P1239"><text:s text:c="1"/>[{:name "VR", :age 2, :job "ME", :salary 2}</text:p>
      <text:p text:style-name="P1240"><text:s text:c="2"/>{:name "vj", :age 3, :job "8", :salary 1}]</text:p>
      <text:p text:style-name="P1241"><text:s text:c="1"/>[{:name "BYsO", :age 2, :job "p7", :salary 2}]) ; output shortened</text:p>
      <text:p text:style-name="First_20_paragraph">In order to conduct tests, a random example has to be plucked from the test data. Here, <text:span text:style-name="Source_Text">gen/let</text:span> is used to create a map containing a payroll together with one single employee taken from that payroll (from the <text:span text:style-name="Source_Text">inventory</text:span> built by <text:span text:style-name="Source_Text">inventory-gen</text:span>, assign a random, single element to <text:span text:style-name="Source_Text">book</text:span>):</text:p>
      <text:p text:style-name="P1242">(def payroll-and-employee-gen</text:p>
      <text:p text:style-name="P1243"><text:s text:c="2"/>(gen/let [payroll payroll-gen</text:p>
      <text:p text:style-name="P1244"><text:s text:c="12"/>employee (gen/elements payroll)]</text:p>
      <text:p text:style-name="P1245"><text:s text:c="4"/>{:payroll payroll :employee employee}))</text:p>
      <text:p text:style-name="P1246"/>
      <text:p text:style-name="P1247">&gt; (gen/smaple payroll-and-employee-gen)</text:p>
      <text:p text:style-name="P1248">({:payroll [{:name "Y0", :age 2, :job "K0", :salary 1}],</text:p>
      <text:p text:style-name="P1249"><text:s text:c="2"/>:employee {:name "Y0", :age 2, :job "K0", :salary 1}}</text:p>
      <text:p text:style-name="P1250"><text:s text:c="2"/>:employee {:name "Q", :age 3, :job "T", :salary 1}}</text:p>
      <text:p text:style-name="P1251"><text:s text:c="1"/>{:payroll [{:name "qv", :age 3, :job "2ys", :salary 3}</text:p>
      <text:p text:style-name="P1252"><text:s text:c="12"/>{:name "n", :age 2, :job "893", :salary 1}</text:p>
      <text:p text:style-name="P1253"><text:s text:c="12"/>{:name "2g", :age 3, :job "cLx", :salary 2}],</text:p>
      <text:p text:style-name="P1254"><text:s text:c="2"/>:employee {:name "2g", :age 3, :job "cLx", :salary 2}}) ; output shortened</text:p>
      <text:p text:style-name="First_20_paragraph">Once the functions to generate the test data are ready, the property needs to be expressed with property test functions, provided by the <text:span text:style-name="Source_Text">test.check</text:span> library:</text:p>
      <text:p text:style-name="P1255">&gt; (require '[clojure.test.check.properties :as prop])</text:p>
      <text:p text:style-name="First_20_paragraph">A <text:span text:style-name="T1">theorem</text:span>—e.g. the increment of a number is bigger than that number—can be expressed using <text:span text:style-name="Source_Text">prop/for-all</text:span>:</text:p>
      <text:p text:style-name="P1256">(prop/for-all [i gen/pos-int]</text:p>
      <text:p text:style-name="P1257"><text:s text:c="2"/>(&lt; i (inc i)))</text:p>
      <text:p text:style-name="First_20_paragraph">Computers can’t prove theorems, but only execute tests, for which <text:span text:style-name="Source_Text">test.check</text:span> provides functions:</text:p>
      <text:p text:style-name="P1258">&gt; (require '[clojure.test.check :as tc])</text:p>
      <text:p text:style-name="First_20_paragraph">To perform a test, a limit (e.g. 50) of examples to be considered needs to be supplied using <text:span text:style-name="Source_Text">tc/quick-check</text:span>, which wraps the theorem from above:</text:p>
      <text:p text:style-name="P1259">(tc/quick-check 50 <text:s text:c="3"/></text:p>
      <text:p text:style-name="P1260"><text:s text:c="2"/>(prop/for-all [i gen/pos-int]</text:p>
      <text:p text:style-name="P1261"><text:s text:c="4"/>(&lt; i (inc i))))</text:p>
      <text:p text:style-name="First_20_paragraph">This function produces an output describing the tests conducted:</text:p>
      <text:p text:style-name="P1262">{:result true, :pass? true, :num-tests 50, :time-elapsed-ms 4,</text:p>
      <text:p text:style-name="P1263"><text:s text:c="1"/>:seed 1622715897727}</text:p>
      <text:p text:style-name="First_20_paragraph">(The <text:span text:style-name="Source_Text">seed</text:span> value could be used to reproduce the random data that was generated.)</text:p>
      <text:p text:style-name="Text_20_body">Finally, these tools can be combined to write property test functions:</text:p>
      <text:p text:style-name="P1264">(def tc/quick-check 50</text:p>
      <text:p text:style-name="P1265"><text:s text:c="2"/>(prop/for-all [p-and-e payroll-and-employee-gen]</text:p>
      <text:p text:style-name="P1266"><text:s text:c="4"/>(= (cc/find-by-name (:payroll p-and-e) (-&gt; p-and-e :employee :name))</text:p>
      <text:p text:style-name="P1267"><text:s text:c="7"/>(:employee i-and-e))))</text:p>
      <text:p text:style-name="First_20_paragraph">For each payroll/employee sample, the function to be tested <text:span text:style-name="Source_Text">cc/find-by-name</text:span> is called with the whole payroll and the randomly picked employee’s name. The result is than compared to random employee extracted by the generator before.</text:p>
      <text:p text:style-name="Text_20_body">In order to integrate this property-based test into the native test runner, <text:span text:style-name="Source_Text">defspec</text:span> from <text:span text:style-name="Source_Text">test.check</text:span> can be used:</text:p>
      <text:p text:style-name="P1268">&gt; (require '[clojure.test.check.clojure-test :as ctest])</text:p>
      <text:p text:style-name="First_20_paragraph">The test can then be defined using <text:span text:style-name="Source_Text">ctest/decspec</text:span> as follows:</text:p>
      <text:p text:style-name="P1269">(ctest/defspec find-by-name-finds-employee 50</text:p>
      <text:p text:style-name="P1270"><text:s text:c="2"/>(prop/for-all [p-and-e payroll-and-employee-gen]</text:p>
      <text:p text:style-name="P1271"><text:s text:c="4"/>(= (cc/find-by-name (:payroll p-and-e) (-&gt; p-and-e :employee :name))</text:p>
      <text:p text:style-name="P1272"><text:s text:c="7"/>(:employee p-and-e))))</text:p>
      <text:p text:style-name="First_20_paragraph">Which then can be tested using Leiningen:</text:p>
      <text:p text:style-name="P1273">$ lein test</text:p>
      <text:p text:style-name="P1274"/>
      <text:p text:style-name="P1275">lein test company.core-property-test</text:p>
      <text:p text:style-name="P1276">{:result true, :num-tests 50, :seed 1622716789601, :time-elapsed-ms 92,</text:p>
      <text:p text:style-name="P1277"><text:s text:c="1"/>:test-var "find-by-name-finds-employee"}</text:p>
      <text:p text:style-name="P1278"/>
      <text:p text:style-name="P1279">lein test company.core-test</text:p>
      <text:p text:style-name="P1280"/>
      <text:p text:style-name="P1281">Ran 3 tests containing 6 assertions.</text:p>
      <text:p text:style-name="P1282">0 failures, 0 errors.</text:p>
      <text:p text:style-name="First_20_paragraph">Here’s the whole property-based test for the employee database (<text:span text:style-name="Source_Text">test/company/core_property_test.clj</text:span>):</text:p>
      <text:p text:style-name="P1283">(ns company.core-property-test</text:p>
      <text:p text:style-name="P1284"><text:s text:c="2"/>(:require [clojure.test :refer :all])</text:p>
      <text:p text:style-name="P1285"><text:s text:c="2"/>(:require [company.core :as cc])</text:p>
      <text:p text:style-name="P1286"><text:s text:c="2"/>(:require [clojure.test.check :as tc])</text:p>
      <text:p text:style-name="P1287"><text:s text:c="2"/>(:require [clojure.test.check.clojure-test :as ctest])</text:p>
      <text:p text:style-name="P1288"><text:s text:c="2"/>(:require [clojure.test.check.generators :as gen])</text:p>
      <text:p text:style-name="P1289"><text:s text:c="2"/>(:require [clojure.test.check.properties :as prop]))</text:p>
      <text:p text:style-name="P1290"/>
      <text:p text:style-name="P1291">(def text-gen</text:p>
      <text:p text:style-name="P1292"><text:s text:c="2"/>(gen/such-that not-empty gen/string-alphanumeric))</text:p>
      <text:p text:style-name="P1293"/>
      <text:p text:style-name="P1294">(def num-gen</text:p>
      <text:p text:style-name="P1295"><text:s text:c="2"/>(gen/such-that (complement zero?) gen/pos-int))</text:p>
      <text:p text:style-name="P1296"/>
      <text:p text:style-name="P1297">(def employee-gen</text:p>
      <text:p text:style-name="P1298"><text:s text:c="2"/>(gen/hash-map :name text-gen</text:p>
      <text:p text:style-name="P1299"><text:s text:c="16"/>:age num-gen</text:p>
      <text:p text:style-name="P1300"><text:s text:c="16"/>:job text-gen</text:p>
      <text:p text:style-name="P1301"><text:s text:c="16"/>:salary num-gen))</text:p>
      <text:p text:style-name="P1302"/>
      <text:p text:style-name="P1303">(def payroll-gen</text:p>
      <text:p text:style-name="P1304"><text:s text:c="2"/>(gen/not-empty (gen/vector employee-gen)))</text:p>
      <text:p text:style-name="P1305"/>
      <text:p text:style-name="P1306">(def payroll-and-employee-gen</text:p>
      <text:p text:style-name="P1307"><text:s text:c="2"/>(gen/let [payroll payroll-gen</text:p>
      <text:p text:style-name="P1308"><text:s text:c="12"/>employee (gen/elements payroll)]</text:p>
      <text:p text:style-name="P1309"><text:s text:c="4"/>{:payroll payroll :employee employee}))</text:p>
      <text:p text:style-name="P1310"/>
      <text:p text:style-name="P1311">(ctest/defspec find-by-name-finds-employee 50</text:p>
      <text:p text:style-name="P1312"><text:s text:c="2"/>(prop/for-all [p-and-e payroll-and-employee-gen]</text:p>
      <text:p text:style-name="P1313"><text:s text:c="4"/>(= (cc/find-by-name (:payroll p-and-e) (-&gt; p-and-e :employee :name))</text:p>
      <text:p text:style-name="P1314"><text:s text:c="7"/>(:employee p-and-e))))</text:p>
      <text:p text:style-name="First_20_paragraph">While unit tests are easier to implement and understand, they often cover only a few hand-picked examples, leaving much of the input space untested. Property-based testing is harder to implement and understand, but covers a much wider space of possible inputs. However, one might jump to the wrong conclusion that <text:span text:style-name="T1">all</text:span> possibilities are covered, where generators probably miss some basic but crucial cases (e.g. picking 0 as a random number for testing division by zero).</text:p>
      <text:p text:style-name="Text_20_body">Therefore, it’s a good idea to start with some unit tests covering the basic cases (say, all combinations of a devision with positive and negative numbers, and zero). Property-based tests can then be introduced to cover more of the input space.</text:p>
      <text:p text:style-name="Text_20_body">Notice that property-based tests are non-deterministic. Re-starting a failed test pipeline might yield a test run without errors, but the underlying error remains.</text:p>
      <text:p text:style-name="Text_20_body">Even having only one single trivial test case is way better than having no test cases at all:</text:p>
      <text:p text:style-name="P1315">(require '[clojure.test :refer :all])</text:p>
      <text:p text:style-name="P1316">(require '[company.core :as cc])</text:p>
      <text:p text:style-name="P1317">(require '[company.employees :as ce])</text:p>
      <text:p text:style-name="P1318"/>
      <text:p text:style-name="P1319">(deftest test-sum-up-employee-salaries</text:p>
      <text:p text:style-name="P1320"><text:s text:c="2"/>(is (= 1293000 (cc/sum-salaries ce/employees))))</text:p>
      <text:p text:style-name="First_20_paragraph">This test case reveals a lot about the code base being tested:</text:p>
      <text:list text:style-name="L5">
        <text:list-item>
          <text:p text:style-name="P1321">There is a namespace called <text:span text:style-name="Source_Text">company.core</text:span>, providing more or less useful functions.</text:p>
        </text:list-item>
        <text:list-item>
          <text:p text:style-name="P1321">There is a namespace called <text:span text:style-name="Source_Text">company.employees</text:span>, providing an actual database of employee records.</text:p>
        </text:list-item>
        <text:list-item>
          <text:p text:style-name="P1321">There is a function <text:span text:style-name="Source_Text">sum-salaries</text:span> that calculates the total salaries of an employee database, returning a positive integer.</text:p>
        </text:list-item>
      </text:list>
      <text:p text:style-name="First_20_paragraph">Simple unit tests can be made more powerful by using parameters with <text:span text:style-name="Source_Text">are</text:span>:</text:p>
      <text:p text:style-name="P1322">(deftest test-finding-employee-by-name-parametrized</text:p>
      <text:p text:style-name="P1323"><text:s text:c="2"/>(testing "Finding employees by their name, checking their roles"</text:p>
      <text:p text:style-name="P1324"><text:s text:c="4"/>(are [actual expected] (= (:job actual) expected)</text:p>
      <text:p text:style-name="P1325"><text:s text:c="9"/>(cc/find-by-name ce/employees "Dilbert") "Engineer"</text:p>
      <text:p text:style-name="P1326"><text:s text:c="9"/>(cc/find-by-name ce/employees "Ashok") "Intern"</text:p>
      <text:p text:style-name="P1327"><text:s text:c="9"/>(cc/find-by-name ce/employees "Dogbert") "Consultant")))</text:p>
      <text:p text:style-name="First_20_paragraph">Here, three examples are provided, each consisting of two expressions: The left (the actual function call) being mapped to <text:span text:style-name="Source_Text">actual</text:span>, the right (the expected result) being mapped to <text:span text:style-name="Source_Text">expected</text:span>. The test consists of comparing a property of <text:span text:style-name="Source_Text">actual</text:span> (the job of the employee) to the <text:span text:style-name="Source_Text">expected</text:span> value. This helps keeping the test definition separate from the test examples, which makes it less effortful to add more test cases.</text:p>
      <text:h text:style-name="Heading_20_1" text:outline-level="1"><text:bookmark-start text:name="spec"/>Spec<text:bookmark-end text:name="spec"/></text:h>
      <text:p text:style-name="First_20_paragraph">Clojure programmers are often more concerned with the <text:span text:style-name="T1">shape</text:span> of data rather than its <text:span text:style-name="T1">type</text:span>. The question is rather “is this a vector of maps each providing a <text:span text:style-name="Source_Text">:name</text:span> key?” than “is this a <text:span text:style-name="Source_Text">NamedItemsVector</text:span>?”.</text:p>
      <text:p text:style-name="Text_20_body">The shape of data can be verified by providing functions such as this:</text:p>
      <text:p text:style-name="P1328">(defn employee? [x]</text:p>
      <text:p text:style-name="P1329"><text:s text:c="2"/>(and</text:p>
      <text:p text:style-name="P1330"><text:s text:c="4"/>(map? x)</text:p>
      <text:p text:style-name="P1331"><text:s text:c="4"/>(string? (:name x))</text:p>
      <text:p text:style-name="P1332"><text:s text:c="4"/>(pos-int? (:age x))</text:p>
      <text:p text:style-name="P1333"><text:s text:c="4"/>(string? (:job x))</text:p>
      <text:p text:style-name="P1334"><text:s text:c="4"/>(pos-int? (:salary x))))</text:p>
      <text:p text:style-name="P1335"/>
      <text:p text:style-name="P1336">&gt; (employee? {:name "Dilbert" :age 42 :job "Engineer" :salary 120000})</text:p>
      <text:p text:style-name="P1337">true</text:p>
      <text:p text:style-name="P1338">&gt; (employee? {:name "Clint Eastwood" :age 82 :role "Dirty Harry"})</text:p>
      <text:p text:style-name="P1339">false</text:p>
      <text:p text:style-name="First_20_paragraph">This manual approach doesn’t scale well. Consider matching the shape of strings: Writing a state machine manually for every pattern neither scales well. Instead, <text:span text:style-name="T1">regular expressions</text:span> are used to describe those patterns. The <text:a xlink:type="simple" xlink:href="https://clojure.org/about/spec" office:name=""><text:span text:style-name="Definition"><text:span text:style-name="Source_Text">clojure.spec</text:span></text:span></text:a> library provides facilities to define and check the shape of data; it works like regular expressions for data structures:</text:p>
      <text:p text:style-name="P1340">&gt; (require '[clojure.spec.alpha :as s])</text:p>
      <text:p text:style-name="First_20_paragraph"><text:span text:style-name="Source_Text">clojure.spec</text:span> is about to be finished, and therefore is used under the namespace <text:span text:style-name="Source_Text">.alpha</text:span> for the time being.</text:p>
      <text:p text:style-name="Text_20_body">The <text:span text:style-name="Source_Text">s/valid?</text:span> function expects a predicate function and a value and returns whether or not the value passes the validation:</text:p>
      <text:p text:style-name="P1341">&gt; (s/valid? number? 44)</text:p>
      <text:p text:style-name="P1342">true</text:p>
      <text:p text:style-name="P1343">&gt; (s/valid? string? 44)</text:p>
      <text:p text:style-name="P1344">false</text:p>
      <text:p text:style-name="First_20_paragraph">Multiple predicates can be combined using <text:span text:style-name="Source_Text">clojure.spec/and</text:span>:</text:p>
      <text:p text:style-name="P1345">(def n-leq-100</text:p>
      <text:p text:style-name="P1346"><text:s text:c="2"/>(s/and number? #(&lt;= % 100)))</text:p>
      <text:p text:style-name="P1347"/>
      <text:p text:style-name="P1348">&gt; (s/valid? n-leq-100 99)</text:p>
      <text:p text:style-name="P1349">true</text:p>
      <text:p text:style-name="P1350"/>
      <text:p text:style-name="P1351">&gt; (s/valid? n-leq-100 101)</text:p>
      <text:p text:style-name="P1352">false</text:p>
      <text:p text:style-name="First_20_paragraph">A predicate function <text:span text:style-name="Source_Text">n-leq-100</text:span> is called a <text:span text:style-name="T1">spec</text:span>. The whole library and concept is called <text:span text:style-name="Source_Text">clojure.spec</text:span>.</text:p>
      <text:p text:style-name="Text_20_body">Predicates can also be combined using <text:span text:style-name="Source_Text">clojure.spec/or</text:span>, which requires additional keywords describing the checks:</text:p>
      <text:p text:style-name="P1353">(def far-from-zero?</text:p>
      <text:p text:style-name="P1354"><text:s text:c="2"/>(s/or :positive #(&gt; % +10)</text:p>
      <text:p text:style-name="P1355"><text:s text:c="8"/>:negative #(&lt; % -10)))</text:p>
      <text:p text:style-name="P1356"/>
      <text:p text:style-name="P1357">&gt; (s/valid? far-from-zero? 5)</text:p>
      <text:p text:style-name="P1358">false</text:p>
      <text:p text:style-name="P1359">&gt; (s/valid? far-from-zero? 15)</text:p>
      <text:p text:style-name="P1360">true</text:p>
      <text:p text:style-name="P1361">&gt; (s/valid? far-from-zero? -5)</text:p>
      <text:p text:style-name="P1362">false</text:p>
      <text:p text:style-name="P1363">&gt; (s/valid? far-from-zero? -15)</text:p>
      <text:p text:style-name="P1364">true</text:p>
      <text:p text:style-name="First_20_paragraph">The keywords <text:span text:style-name="Source_Text">:positive</text:span> and <text:span text:style-name="Source_Text">:negative</text:span> are useful for providing feedback in case the value fails to match the spec (more of which later).</text:p>
      <text:p text:style-name="Text_20_body">Multiple predicates can be combined to build new predicates:</text:p>
      <text:p text:style-name="P1365">(def n-pos? #(&gt;= % 0))</text:p>
      <text:p text:style-name="P1366">(def n-leq-100? #(&lt;= % 100))</text:p>
      <text:p text:style-name="P1367">(def n-even? #(= (mod % 2) 0))</text:p>
      <text:p text:style-name="P1368">(def n-pos-even-leq-100</text:p>
      <text:p text:style-name="P1369"><text:s text:c="2"/>(s/and</text:p>
      <text:p text:style-name="P1370"><text:s text:c="4"/>n-pos?</text:p>
      <text:p text:style-name="P1371"><text:s text:c="4"/>n-leq-100?</text:p>
      <text:p text:style-name="P1372"><text:s text:c="4"/>n-even?))</text:p>
      <text:p text:style-name="P1373"/>
      <text:p text:style-name="P1374">&gt; (s/valid? n-pos-even-leq-100 99)</text:p>
      <text:p text:style-name="P1375">false</text:p>
      <text:p text:style-name="P1376">&gt; (s/valid? n-pos-even-leq-100 98)</text:p>
      <text:p text:style-name="P1377">true</text:p>
      <text:p text:style-name="First_20_paragraph"><text:span text:style-name="Source_Text">spec/coll-of</text:span> can be used to check if something is a collection of something:</text:p>
      <text:p text:style-name="P1378">(def coll-of-strings? (s/coll-of string?))</text:p>
      <text:p text:style-name="P1379"/>
      <text:p text:style-name="P1380">&gt; (s/valid? coll-of-strings? ["John" "Doe"])</text:p>
      <text:p text:style-name="P1381">true</text:p>
      <text:p text:style-name="P1382">&gt; (s/valid? coll-of-strings? ["one" "two" "three" 4 "five"])</text:p>
      <text:p text:style-name="P1383">false</text:p>
      <text:p text:style-name="First_20_paragraph"><text:span text:style-name="Source_Text">spec/cat</text:span> can be used to create <text:span text:style-name="T1">this</text:span> should follow <text:span text:style-name="T1">that</text:span> specs (descriptive keywords are needed):</text:p>
      <text:p text:style-name="P1384">(def s-n-s-n? (s/cat :s1 string? :n1 number? :s2 string? :n2 number?))</text:p>
      <text:p text:style-name="P1385"/>
      <text:p text:style-name="P1386">&gt; (s/valid? s-n-s-n? ["Dilbert" 42 "Ashok" 21])</text:p>
      <text:p text:style-name="P1387">true</text:p>
      <text:p text:style-name="P1388">&gt; (s/valid? s-n-s-n? ["Dilbert" "Alice" "Dogbert" "Wally"])</text:p>
      <text:p text:style-name="P1389">false</text:p>
      <text:p text:style-name="First_20_paragraph">Specs for maps can be written using the <text:span text:style-name="Source_Text">keys</text:span> function (using the <text:span text:style-name="Source_Text">employees</text:span> database from the last chapter <text:span text:style-name="Source_Text">src/company/employees.clj</text:span>):</text:p>
      <text:p text:style-name="P1390">(ns company.employees</text:p>
      <text:p text:style-name="P1391"><text:s text:c="2"/>(:require [clojure.spec.alpha :as s]))</text:p>
      <text:p text:style-name="P1392"/>
      <text:p text:style-name="P1393">(def employee-s?</text:p>
      <text:p text:style-name="P1394"><text:s text:c="2"/>(s/keys :req-un [:company.employees/name</text:p>
      <text:p text:style-name="P1395"><text:s text:c="19"/>:company.employees/age</text:p>
      <text:p text:style-name="P1396"><text:s text:c="19"/>:company.employees/job</text:p>
      <text:p text:style-name="P1397"><text:s text:c="19"/>:company.employees/salary]))</text:p>
      <text:p text:style-name="P1398"/>
      <text:p text:style-name="P1399">&gt; (require '[clojure.spec.alpha :as s])</text:p>
      <text:p text:style-name="P1400">&gt; (require '[company.employees :as ce])</text:p>
      <text:p text:style-name="P1401">&gt; (s/valid? ce/employee-s? {:name "Dilbert" :age 42 :job "Engineer" :salary 120000})</text:p>
      <text:p text:style-name="P1402">true</text:p>
      <text:p text:style-name="P1403">&gt; (s/valid? ce/employee-s? {:name "Ashok" :age 27 :job "Intern"})</text:p>
      <text:p text:style-name="P1404">false</text:p>
      <text:p text:style-name="First_20_paragraph">Here, namespace-qualified keys (<text:span text:style-name="Source_Text">:company.employees/name</text:span>) have been used. However, the <text:span text:style-name="Source_Text">-un</text:span> part of <text:span text:style-name="Source_Text">:req-un</text:span> means <text:span text:style-name="T1">unqualified</text:span>, so the keys of a map value don’t have to be qualified in order to match.</text:p>
      <text:p text:style-name="Text_20_body">In order to use specs in different locations, they can be stored in a <text:span text:style-name="T1">global registry</text:span> (“global” means JVM-wide) using <text:span text:style-name="Source_Text">clojure.spec/def</text:span>. This registers an employee record as <text:span text:style-name="Source_Text">:company.employees/employee</text:span>:</text:p>
      <text:p text:style-name="P1405">(s/def :company.employees/employee</text:p>
      <text:p text:style-name="P1406"><text:s text:c="2"/>(s/keys :req-un [:company.employees/name</text:p>
      <text:p text:style-name="P1407"><text:s text:c="19"/>:company.employees/age</text:p>
      <text:p text:style-name="P1408"><text:s text:c="19"/>:company.employees/job</text:p>
      <text:p text:style-name="P1409"><text:s text:c="19"/>:company.employees/salary]))</text:p>
      <text:p text:style-name="First_20_paragraph">The spec can be used globally under its global name:</text:p>
      <text:p text:style-name="P1410">&gt; (s/valid? :company.employees/employee</text:p>
      <text:p text:style-name="P1411"><text:s text:c="4"/>{:name "Dilbert" :age 42 :job "Engineer" :salary 120000})</text:p>
      <text:p text:style-name="P1412">true</text:p>
      <text:p text:style-name="First_20_paragraph">Keywords must be fully qualified in the spec definition because of the global registry, otherwise they could collide with other keywords. However, from within the namespace <text:span text:style-name="Source_Text">company.employees</text:span>, the shortcut <text:span text:style-name="Source_Text">::name</text:span> can be used instead of <text:span text:style-name="Source_Text">:company.employees.name</text:span>. Thus, the above spec can be simplified:</text:p>
      <text:p text:style-name="P1413">(s/def :company.employees/employee</text:p>
      <text:p text:style-name="P1414"><text:s text:c="2"/>(s/keys :req-un [::name</text:p>
      <text:p text:style-name="P1415"><text:s text:c="19"/>::age</text:p>
      <text:p text:style-name="P1416"><text:s text:c="19"/>::job</text:p>
      <text:p text:style-name="P1417"><text:s text:c="19"/>::salary]))</text:p>
      <text:p text:style-name="First_20_paragraph"><text:span text:style-name="Source_Text">clojure.spec</text:span> tries to look up the fully qualified keys in the registry. If a spec is found, the value associated with that key is validated against it. (Otherwise, no validation takes place.)</text:p>
      <text:p text:style-name="Text_20_body">Let’s create additional specs for the map keywords:</text:p>
      <text:p text:style-name="P1418">(s/def ::name string?)</text:p>
      <text:p text:style-name="P1419"/>
      <text:p text:style-name="P1420">(s/def ::age int?)</text:p>
      <text:p text:style-name="P1421"/>
      <text:p text:style-name="P1422">(s/def ::job string?)</text:p>
      <text:p text:style-name="P1423"/>
      <text:p text:style-name="P1424">(s/def ::salary int?)</text:p>
      <text:p text:style-name="P1425"/>
      <text:p text:style-name="P1426">(s/def ::employee</text:p>
      <text:p text:style-name="P1427"><text:s text:c="2"/>(s/keys :req-un [::name</text:p>
      <text:p text:style-name="P1428"><text:s text:c="19"/>::age</text:p>
      <text:p text:style-name="P1429"><text:s text:c="19"/>::job</text:p>
      <text:p text:style-name="P1430"><text:s text:c="19"/>::salary]))</text:p>
      <text:p text:style-name="P1431"/>
      <text:p text:style-name="P1432">(s/def ::employees (s/coll-of ::employee))</text:p>
      <text:p text:style-name="P1433"/>
      <text:p text:style-name="P1434">&gt; (s/valid? :company.employees/employee</text:p>
      <text:p text:style-name="P1435"><text:s text:c="4"/>{:name "Dilbert" :age 42 :job "Engineer" :salary 120000})</text:p>
      <text:p text:style-name="P1436">true</text:p>
      <text:p text:style-name="P1437">&gt; (s/valid? :company.employees/employee</text:p>
      <text:p text:style-name="P1438"><text:s text:c="4"/>{:name "Ashok" :age 27 :job "Intern" :salary "nothing"})</text:p>
      <text:p text:style-name="P1439">false</text:p>
      <text:p text:style-name="First_20_paragraph">When using heavily nested specs, it’s often unclear <text:span text:style-name="T1">why</text:span> a particular value failed to match a spec. In this case, <text:span text:style-name="Source_Text">clojure.spec/explain</text:span> can be used (just like <text:span text:style-name="Source_Text">valid</text:span>):</text:p>
      <text:p text:style-name="P1440">&gt; (s/explain :company.employees/employee</text:p>
      <text:p text:style-name="P1441"><text:s text:c="4"/>{:name "Ashok" :age 27 :job "Intern" :salary "nothing"})</text:p>
      <text:p text:style-name="P1442">"nothing" - failed: int? in: [:salary] at: [:salary] spec: :company.employees/salary</text:p>
      <text:p text:style-name="First_20_paragraph"><text:span text:style-name="Source_Text">explain</text:span> always returns <text:span text:style-name="Source_Text">nil</text:span> and prints its result. The related function <text:span text:style-name="Source_Text">clojure.spec/conform</text:span>, on the other side, returns the (positively) matching value, or <text:span text:style-name="Source_Text">:clojure.spec.alpha/invalid</text:span> in case of a mismatch:</text:p>
      <text:p text:style-name="P1443">&gt; (s/conform :company.employees/employee</text:p>
      <text:p text:style-name="P1444"><text:s text:c="4"/>{:name "Dilbert" :age 42 :job "Engineer" :salary 120000})</text:p>
      <text:p text:style-name="P1445">{:name "Dilbert", :age 42, :job "Engineer", :salary 120000}</text:p>
      <text:p text:style-name="P1446">&gt; (s/conform :company.employees/employee</text:p>
      <text:p text:style-name="P1447"><text:s text:c="4"/>{:name "Ashok" :age 27 :job "Intern" :salary "nothing"})</text:p>
      <text:p text:style-name="P1448">:clojure.spec.alpha/invalid</text:p>
      <text:p text:style-name="First_20_paragraph">Specs can also be used to validate the arguments of a function. One way is to use <text:span text:style-name="Source_Text">:pre</text:span> and <text:span text:style-name="Source_Text">:post</text:span> conditions with functions (<text:span text:style-name="Source_Text">src/company/core.clj</text:span>):</text:p>
      <text:p text:style-name="P1449">(ns company.core</text:p>
      <text:p text:style-name="P1450"><text:s text:c="2"/>(:require [company.employees])</text:p>
      <text:p text:style-name="P1451"><text:s text:c="2"/>(:require [clojure.spec.alpha :as s]))</text:p>
      <text:p text:style-name="P1452"/>
      <text:p text:style-name="P1453">(defn find-by-name</text:p>
      <text:p text:style-name="P1454"><text:s text:c="2"/>"Search for an employee by name (unique result)"</text:p>
      <text:p text:style-name="P1455"><text:s text:c="2"/>[employees by-name]</text:p>
      <text:p text:style-name="P1456"><text:s text:c="2"/>{:pre [(s/valid? :company.employees/employees employees)</text:p>
      <text:p text:style-name="P1457"><text:s text:c="9"/>(s/valid? :company.employees/name by-name)]}</text:p>
      <text:p text:style-name="P1458"><text:s text:c="2"/>(first (filter #(= (:name %1) by-name) employees)))</text:p>
      <text:p text:style-name="First_20_paragraph">A more convenient way is to define those conditions separately from the function using <text:span text:style-name="Source_Text">clojure.spec/fdef</text:span>:</text:p>
      <text:p text:style-name="P1459">(s/fdef find-by-name</text:p>
      <text:p text:style-name="P1460"><text:s text:c="8"/>:args (:by-name :company.employees/name))</text:p>
      <text:p text:style-name="First_20_paragraph">Those checks come with a significant performance penalty and are therefore deactivated by default. They can be activated by explicitly instrumenting a function:</text:p>
      <text:p text:style-name="P1461">&gt; (require '[company.employees])</text:p>
      <text:p text:style-name="P1462">&gt; (require '[clojure.spec.alpha :as s])</text:p>
      <text:p text:style-name="P1463">&gt; (require '[clojure.spec.test.alpha :as st])</text:p>
      <text:p text:style-name="P1464"/>
      <text:p text:style-name="P1465">&gt; (st/instrument 'company.core/find-by-name)</text:p>
      <text:p text:style-name="P1466">&gt; (find-by-name company.employees/employees "Dilbert")</text:p>
      <text:p text:style-name="P1467">{:name "Dilbert", :age 42, :job "Engineer", :salary 120000}</text:p>
      <text:p text:style-name="P1468"/>
      <text:p text:style-name="P1469">&gt; (find-by-name company.employees/employees :dilbert)</text:p>
      <text:p text:style-name="P1470">Execution error - invalid arguments to company.core/find-by-name at ...</text:p>
      <text:p text:style-name="P1471">:dilbert - failed: string? at: [:by-name] spec: :company.employees/name</text:p>
      <text:p text:style-name="First_20_paragraph">This should only be used during development and testing.</text:p>
      <text:p text:style-name="Text_20_body">Creating specs provides much information that can be used for generating test data. Consider the function <text:span text:style-name="Source_Text">introduce</text:span> (<text:span text:style-name="Source_Text">src/company/employees.clj</text:span>) and its spec:</text:p>
      <text:p text:style-name="P1472">(defn introduce [employee]</text:p>
      <text:p text:style-name="P1473"><text:s text:c="2"/>(str "Hello, my name is "</text:p>
      <text:p text:style-name="P1474"><text:s text:c="7"/>(:name employee)</text:p>
      <text:p text:style-name="P1475"><text:s text:c="7"/>", I'm "</text:p>
      <text:p text:style-name="P1476"><text:s text:c="7"/>(:age employee)</text:p>
      <text:p text:style-name="P1477"><text:s text:c="7"/>" years old."))</text:p>
      <text:p text:style-name="P1478"/>
      <text:p text:style-name="P1479">(s/fdef introduce :args (s/cat :employee :company.employees/employee))</text:p>
      <text:p text:style-name="P1480"/>
      <text:p text:style-name="P1481">&gt; (st/instrument 'company.core/introduce)</text:p>
      <text:p text:style-name="P1482">&gt; (introduce (find-by-name company.employees/employees "Dilbert"))</text:p>
      <text:p text:style-name="P1483">"Hello, my name is Dilbert, I'm 42 years old."</text:p>
      <text:p text:style-name="First_20_paragraph">Using the <text:span text:style-name="Source_Text">:ret</text:span> keyword, the return value of the function can be checked if it contains the static portion of the text:</text:p>
      <text:p text:style-name="P1484">(s/fdef introduce</text:p>
      <text:p text:style-name="P1485"><text:s text:c="8"/>:args (s/cat :employee :company.employees/employee)</text:p>
      <text:p text:style-name="P1486"><text:s text:c="8"/>:ret (s/and string?</text:p>
      <text:p text:style-name="P1487"><text:s text:c="20"/>(partial re-find #"Hello, my name is ")</text:p>
      <text:p text:style-name="P1488"><text:s text:c="20"/>(partial re-find #"I'm ")</text:p>
      <text:p text:style-name="P1489"><text:s text:c="20"/>(partial re-find #" years old.")))</text:p>
      <text:p text:style-name="First_20_paragraph">The function must be instrumented for testing:</text:p>
      <text:p text:style-name="P1490">&gt; (require '[clojure.spec.test.alpha :as stest])</text:p>
      <text:p text:style-name="P1491">&gt; (stest/check 'company.core/introduce)</text:p>
      <text:p text:style-name="P1492">({:spec #object[clojure.spec.alpha$fspec_impl$reify__2524 0x58782ed6</text:p>
      <text:p text:style-name="P1493"><text:s text:c="1"/>"clojure.spec.alpha$fspec_impl$reify__2524@58782ed6"],</text:p>
      <text:p text:style-name="P1494"><text:s text:c="1"/>:clojure.spec.test.check/ret {:result true, :pass? true, :num-tests 1000,</text:p>
      <text:p text:style-name="P1495"><text:s text:c="31"/>:time-elapsed-ms 431, :seed 1622747931886},</text:p>
      <text:p text:style-name="P1496"><text:s text:c="1"/>:sym company.core/introduce})</text:p>
      <text:p text:style-name="First_20_paragraph">The <text:span text:style-name="Source_Text">:fn</text:span> keyword can be used to provide a function for performing additional checks. The <text:span text:style-name="Source_Text">employee-exists</text:span> function gets both the arguments (<text:span text:style-name="Source_Text">args</text:span>) and the return value (<text:span text:style-name="Source_Text">ret</text:span>) of the instrumented function as arguments. The employee’s name is extracted, and it is checked, if that name is contained in the return value:</text:p>
      <text:p text:style-name="P1497">(defn employee-exists [{:keys [args ret]}]</text:p>
      <text:p text:style-name="P1498"><text:s text:c="2"/>(let [employee (-&gt; args :employee :name)]</text:p>
      <text:p text:style-name="P1499"><text:s text:c="4"/>(not (neg? (.indexOf ret employee)))))</text:p>
      <text:p text:style-name="P1500"/>
      <text:p text:style-name="P1501">(s/fdef introduce</text:p>
      <text:p text:style-name="P1502"><text:s text:c="8"/>:args (s/cat :employee :company.employees/employee)</text:p>
      <text:p text:style-name="P1503"><text:s text:c="8"/>:ret (s/and string?</text:p>
      <text:p text:style-name="P1504"><text:s text:c="20"/>(partial re-find #"Hello, my name is ")</text:p>
      <text:p text:style-name="P1505"><text:s text:c="20"/>(partial re-find #"I'm ")</text:p>
      <text:p text:style-name="P1506"><text:s text:c="20"/>(partial re-find #" years old."))</text:p>
      <text:p text:style-name="P1507"><text:s text:c="8"/>:fn employee-exists)</text:p>
      <text:p text:style-name="First_20_paragraph">When dealing with keyword specs, double-check that there are no typos. Misnamed keywords won’t be validated by a spec.</text:p>
      <text:h text:style-name="Heading_20_1" text:outline-level="1"><text:bookmark-start text:name="interoperating-with-java"/>Interoperating with Java<text:bookmark-end text:name="interoperating-with-java"/></text:h>
      <text:p text:style-name="First_20_paragraph">Since Clojure is based on the Java Virtual Machine, Java code can be used directly from Clojure using its interoperation facilities (<text:span text:style-name="T1">interop</text:span>). The Clojure REPL is also a great tool to explore Java APIs.</text:p>
      <text:p text:style-name="Text_20_body">Java offers the class <text:span text:style-name="Source_Text">java.io.File</text:span>, which abstracts the concept of a file. The <text:a xlink:type="simple" xlink:href="https://docs.oracle.com/javase/8/docs/api/java/io/File.html" office:name=""><text:span text:style-name="Definition">JavaDoc</text:span></text:a> shows that there is a constructor expecting a <text:span text:style-name="Source_Text">pathname</text:span>. A file can, thus, created as follows (note the additional dot after <text:span text:style-name="Source_Text">java.io.File</text:span>).</text:p>
      <text:p text:style-name="P1508">&gt; (def employees-file (java.io.File. "employees.txt"))</text:p>
      <text:p text:style-name="First_20_paragraph">Methods of the created <text:span text:style-name="Source_Text">File</text:span> instance can be called with a dot in front of the method name:</text:p>
      <text:p text:style-name="P1509">&gt; (.exists employees-file)</text:p>
      <text:p text:style-name="P1510">false</text:p>
      <text:p text:style-name="P1511">&gt; (.getAbsolutePath employees-file)</text:p>
      <text:p text:style-name="P1512">"/home/patrick/employees.txt"</text:p>
      <text:p text:style-name="First_20_paragraph">Some classes, such as <text:span text:style-name="Source_Text">java.awt.Rectangle</text:span>, offer public fields, which can be accessed by prepending a dot and a minus:</text:p>
      <text:p text:style-name="P1513">&gt; (def rect (java.awt.Rectangle. 0 0 15 25))</text:p>
      <text:p text:style-name="P1514">&gt; (.-width rect)</text:p>
      <text:p text:style-name="P1515">15</text:p>
      <text:p text:style-name="P1516">&gt; (.-height rect)</text:p>
      <text:p text:style-name="P1517">25</text:p>
      <text:p text:style-name="First_20_paragraph">When refering to a class repeatedly, typing out the fully qualified class name becomes tedious. Therefore, classes can be imported. Use <text:span text:style-name="Source_Text">import</text:span> from the REPL:</text:p>
      <text:p text:style-name="P1518">&gt; (import java.io.File)</text:p>
      <text:p text:style-name="First_20_paragraph">Or <text:span text:style-name="Source_Text">:import</text:span> of <text:span text:style-name="Source_Text">ns</text:span> within a <text:span text:style-name="Source_Text">.clj</text:span> source file:</text:p>
      <text:p text:style-name="P1519">(:ns company.core</text:p>
      <text:p text:style-name="P1520"><text:s text:c="2"/>(:import java.io.File))</text:p>
      <text:p text:style-name="First_20_paragraph">Once imported, <text:span text:style-name="Source_Text">File</text:span> can be used as follows:</text:p>
      <text:p text:style-name="P1521">(def backup (File. "backup.txt"))</text:p>
      <text:p text:style-name="First_20_paragraph">To import multiple classes from the same package, just put them into a list separated by space (which must be quoted in the REPL):</text:p>
      <text:p text:style-name="P1522">&gt; (import '(java.io File InputStream))</text:p>
      <text:p text:style-name="First_20_paragraph">And without quotation from a <text:span text:style-name="Source_Text">.clj</text:span> source file:</text:p>
      <text:p text:style-name="P1523">(:ns company.core</text:p>
      <text:p text:style-name="P1524"><text:s text:c="2"/>(:import (java.io File InputStream))</text:p>
      <text:p text:style-name="First_20_paragraph">Classes from the package <text:span text:style-name="Source_Text">java.lang</text:span> are automatically imported.</text:p>
      <text:p text:style-name="Text_20_body">Static fields and methods can be accessed using a forward slash:</text:p>
      <text:p text:style-name="P1525">&gt; (def dump (File. (str "data" File/separator "dump.txt")))</text:p>
      <text:p text:style-name="P1526">&gt; (.getAbsolutePath dump)</text:p>
      <text:p text:style-name="P1527">"/home/patrick/data/dump.txt"</text:p>
      <text:p text:style-name="P1528"/>
      <text:p text:style-name="P1529">&gt; (def temp (File/createTempFile "employees" ".txt"))</text:p>
      <text:p text:style-name="P1530">&gt; (.getAbsolutePath temp)</text:p>
      <text:p text:style-name="P1531">"/tmp/employees6472489788961466629.txt"</text:p>
      <text:p text:style-name="First_20_paragraph">Java libraries can be used just like Clojure libraries. Let’s import the Gson library for reading and writing JSON to the <text:span text:style-name="Source_Text">company</text:span> project (<text:span text:style-name="Source_Text">project.clj</text:span>):</text:p>
      <text:p text:style-name="P1532">:dependencies [[org.clojure/clojure "1.10.1"]</text:p>
      <text:p text:style-name="P1533"><text:s text:c="15"/>[org.clojure/test.check "1.1.0"]</text:p>
      <text:p text:style-name="P1534"><text:s text:c="15"/>[com.google.code.gson/gson "2.8.0"]] ; new import</text:p>
      <text:p text:style-name="First_20_paragraph">The library can be used—and explored—from the REPL:</text:p>
      <text:p text:style-name="P1535">$ lein repl</text:p>
      <text:p text:style-name="First_20_paragraph">First, the <text:span text:style-name="Source_Text">Gson</text:span> class needs to be imported (here, tab completion comes in handy to figure out the package structure):</text:p>
      <text:p text:style-name="P1536">&gt; (import com.google.gson.Gson)</text:p>
      <text:p text:style-name="First_20_paragraph">Second, a <text:span text:style-name="Source_Text">Gson</text:span> object needs to be initialized:</text:p>
      <text:p text:style-name="P1537">&gt; (def gson-obj <text:s text:c="1"/>(Gson.))</text:p>
      <text:p text:style-name="First_20_paragraph">Now Clojure values can be turned into JSON strings:</text:p>
      <text:p text:style-name="P1538">&gt; (.toJson gson-obj 42)</text:p>
      <text:p text:style-name="P1539">"42"</text:p>
      <text:p text:style-name="P1540"/>
      <text:p text:style-name="P1541">&gt; (.toJson gson-obj [7 14 21 28])</text:p>
      <text:p text:style-name="P1542">"[7,14,21,28]"</text:p>
      <text:p text:style-name="P1543"/>
      <text:p text:style-name="P1544">&gt; (def employees [{:name "Dilbert" :age 42 :job "Engineer" :salary 120000}</text:p>
      <text:p text:style-name="P1545"><text:s text:c="18"/>{:name "Alice" :age 37 :job "Engineer" :salary 115000}</text:p>
      <text:p text:style-name="P1546"><text:s text:c="18"/>{:name "Wally" :age 47 :job "Engineer" :salary 130000}])</text:p>
      <text:p text:style-name="P1547">&gt; (.toJson gson-obj employees)</text:p>
      <text:p text:style-name="P1548">"[{\":name\":\"Dilbert\",\":age\":42,\":job\":\"Engineer\",\":salary\":120000},</text:p>
      <text:p text:style-name="P1549"><text:s text:c="2"/>{\":name\":\"Alice\",\":age\":37,\":job\":\"Engineer\",\":salary\":115000},</text:p>
      <text:p text:style-name="P1550"><text:s text:c="2"/>{\":name\":\"Wally\",\":age\":47,\":job\":\"Engineer\",\":salary\":130000}]"</text:p>
      <text:p text:style-name="First_20_paragraph">Even though interoperability between Clojure and Java works almost seamlessly, a few differences have to be considered.</text:p>
      <text:p text:style-name="Text_20_body">First, a Java method is not a function, and, thus, cannot be bound like a Clojure functon to a symbol:</text:p>
      <text:p text:style-name="P1551">&gt; (.count [1 2 3])</text:p>
      <text:p text:style-name="P1552">3</text:p>
      <text:p text:style-name="P1553">&gt; (def count-method .count)</text:p>
      <text:p text:style-name="P1554">Syntax error compiling at (/tmp/form-init2910488673606898294.clj:1:1).</text:p>
      <text:p text:style-name="P1555">Unable to resolve symbol: .count in this context</text:p>
      <text:p text:style-name="First_20_paragraph">However, it is possible to turn a method into a function using <text:span text:style-name="Source_Text">memfn</text:span>:</text:p>
      <text:p text:style-name="P1556">&gt; (def count-method (memfn count))</text:p>
      <text:p text:style-name="P1557">&gt; (count-method [1 2 3])</text:p>
      <text:p text:style-name="P1558">3</text:p>
      <text:p text:style-name="First_20_paragraph">This is helpful when dealing with higher-order functions, such as <text:span text:style-name="Source_Text">map</text:span>:</text:p>
      <text:p text:style-name="P1559">&gt; (def files [(File. "source.txt") (File. "target.txt")]) </text:p>
      <text:p text:style-name="P1560">&gt; (map (memfn exists) files)</text:p>
      <text:p text:style-name="P1561">(false false)</text:p>
      <text:p text:style-name="First_20_paragraph">Second, many Java objects are mutable, which might be surprising after dealing with Clojure’s immutable collections:</text:p>
      <text:p text:style-name="P1562">&gt; (import java.util.Vector)</text:p>
      <text:p text:style-name="P1563">&gt; (def employees (java.util.Vector.))</text:p>
      <text:p text:style-name="P1564">&gt; (.addElement employees "Dilbert")</text:p>
      <text:p text:style-name="P1565">&gt; (.addElement employees "Alice")</text:p>
      <text:p text:style-name="P1566">&gt; (.addElement employees "Wally")</text:p>
      <text:p text:style-name="P1567">&gt; employees</text:p>
      <text:p text:style-name="P1568">["Dilbert" "Alice" "Wally"]</text:p>
      <text:p text:style-name="First_20_paragraph">Rather than returning a vector with the element added, <text:span text:style-name="Source_Text">nil</text:span> is returned, and the element added as a side effect. Use Clojure’s collections instead, unless mutability is needed.</text:p>
      <text:h text:style-name="Heading_20_1" text:outline-level="1"><text:bookmark-start text:name="threads-promises-and-futures"/>Threads, Promises, and Futures<text:bookmark-end text:name="threads-promises-and-futures"/></text:h>
      <text:p text:style-name="First_20_paragraph">Threads are a very powerful, but also dangerous tool, especially when used in the context of mutable values. At runtime, a Clojure program is a Java program, and every Java program runs a single main thread. Additional threads can be started by using Java’s <text:span text:style-name="Source_Text">Thread</text:span> class:</text:p>
      <text:p text:style-name="P1569">&gt; (defn say-hello [] (println "Hello!"))</text:p>
      <text:p text:style-name="P1570">&gt; (def thread (Thread. say-hello))</text:p>
      <text:p text:style-name="P1571">&gt; (.start thread)</text:p>
      <text:p text:style-name="P1572">Hello!</text:p>
      <text:p text:style-name="First_20_paragraph">A Clojure function <text:span text:style-name="Source_Text">say-hello</text:span> is defined, and a thread is created based on that function (which is a <text:span text:style-name="Source_Text">Runnable</text:span>). Once the thread is started, the function is executed.</text:p>
      <text:p text:style-name="Text_20_body">The effect of multiple threads running can be shown by putting one thread to sleep for a while:</text:p>
      <text:p text:style-name="P1573">&gt; (defn say-hello []</text:p>
      <text:p text:style-name="P1574"><text:s text:c="4"/>(println "Hello, once!")</text:p>
      <text:p text:style-name="P1575"><text:s text:c="4"/>(Thread/sleep 1000)</text:p>
      <text:p text:style-name="P1576"><text:s text:c="4"/>(println "Hello, again!"))</text:p>
      <text:p text:style-name="P1577">&gt; (def thread (Thread. say-hello))</text:p>
      <text:p text:style-name="P1578">&gt; (.start thread)</text:p>
      <text:p text:style-name="P1579">Hello, once!</text:p>
      <text:p text:style-name="P1580">;; waiting for a second, the REPL is not blocking...</text:p>
      <text:p text:style-name="P1581">Hello, again!</text:p>
      <text:p text:style-name="First_20_paragraph">When multiple threads are running, program execution gets non-deterministic, unless control mechanisms are put in place. Let’s consider these two functions working on a shared variable:</text:p>
      <text:p text:style-name="P1582">(def employee-of-the-month "Dilbert")</text:p>
      <text:p text:style-name="P1583">(defn make-alice-eom []</text:p>
      <text:p text:style-name="P1584"><text:s text:c="2"/>(def employee-of-the-month "Alice"))</text:p>
      <text:p text:style-name="P1585">(defn make-wally-eom []</text:p>
      <text:p text:style-name="P1586"><text:s text:c="2"/>(def employee-of-the-month "Wally"))</text:p>
      <text:p text:style-name="First_20_paragraph">The behaviour is completely deterministic when the functions are executed one after another:</text:p>
      <text:p text:style-name="P1587">&gt; (make-alice-eom)</text:p>
      <text:p text:style-name="P1588">&gt; (make-wally-eom)</text:p>
      <text:p text:style-name="P1589">employee-of-the-month</text:p>
      <text:p text:style-name="P1590">"Wally"</text:p>
      <text:p text:style-name="First_20_paragraph">However, when the functions are executed in separate threads, the result depends on mere chance:</text:p>
      <text:p text:style-name="P1591">(defn race-condition []</text:p>
      <text:p text:style-name="P1592"><text:s text:c="4"/>(let [thread-alice (Thread. make-alice-eom)</text:p>
      <text:p text:style-name="P1593"><text:s text:c="10"/>thread-wally (Thread. make-wally-eom)]</text:p>
      <text:p text:style-name="P1594"><text:s text:c="6"/>(.start thread-alice)</text:p>
      <text:p text:style-name="P1595"><text:s text:c="6"/>(.start thread-wally)))</text:p>
      <text:p text:style-name="P1596"/>
      <text:p text:style-name="P1597">&gt; (race-condition)</text:p>
      <text:p text:style-name="P1598">&gt; employee-of-the-month</text:p>
      <text:p text:style-name="P1599">"Wally"</text:p>
      <text:p text:style-name="First_20_paragraph">Even though the thread started later will usually finish later in this example, no such guarantee can be given. Not modifying shared variables and using immutable data structures helps to avoid such race conditions. Notice that dynamic vars live in thread local storage, and, thus, can be used safely from different threads.</text:p>
      <text:p text:style-name="Text_20_body">Some threads do their work in the background, but we need to make sure that they can finish their work before the main thread finishes using <text:span text:style-name="Source_Text">join</text:span>:</text:p>
      <text:p text:style-name="P1600">(defn delete-cache []</text:p>
      <text:p text:style-name="P1601"><text:s text:c="2"/>(.delete (java.io.File. "/tmp/cache.txt")))</text:p>
      <text:p text:style-name="P1602"/>
      <text:p text:style-name="P1603">&gt; (def delete-thread (Thread. delete-cache))</text:p>
      <text:p text:style-name="P1604">&gt; (.start delete-thread)</text:p>
      <text:p text:style-name="P1605">&gt; (.join delete-thread)</text:p>
      <text:p text:style-name="First_20_paragraph"><text:span text:style-name="Source_Text">join</text:span> waits until the thread is finished and then returns <text:span text:style-name="Source_Text">nil</text:span>.</text:p>
      <text:p text:style-name="Text_20_body">It is often useful to get back a result from a computation performed in a thread. A <text:span text:style-name="T1">promise</text:span> is some kind of a value trap that will deliver a value when demanded. A promise is created using the <text:span text:style-name="Source_Text">promise</text:span> function:</text:p>
      <text:p text:style-name="P1606">&gt; (def the-result (promise))</text:p>
      <text:p text:style-name="First_20_paragraph">A value is delivered using the <text:span text:style-name="Source_Text">deliver</text:span> function:</text:p>
      <text:p text:style-name="P1607">&gt; (deliver the-result "Dilbert")</text:p>
      <text:p text:style-name="First_20_paragraph">The value then can be grabbed using <text:span text:style-name="Source_Text">deref</text:span> or using <text:span text:style-name="Source_Text">@</text:span>:</text:p>
      <text:p text:style-name="P1608">&gt; (println "The result is:" (deref the-result))</text:p>
      <text:p text:style-name="P1609">The result is: Dilbert</text:p>
      <text:p text:style-name="P1610">&gt; (println "The result is:" @the-result)</text:p>
      <text:p text:style-name="P1611">The result is: Dilbert</text:p>
      <text:p text:style-name="First_20_paragraph">Once set, the value of a promise can’t be changed again; the value trap was shut!</text:p>
      <text:p text:style-name="Text_20_body">Promises are useful in the context of multiple threads. Consider this employee database, to which two functions shall be applied concurrently:</text:p>
      <text:p text:style-name="P1612">(def employees [{:name "Dilbert" :age 42 :salary 120000}</text:p>
      <text:p text:style-name="P1613"><text:s text:c="16"/>{:name "Ashok" <text:s text:c="2"/>:age 27 :salary <text:s text:c="1"/>18000}</text:p>
      <text:p text:style-name="P1614"><text:s text:c="16"/>{:name "Topper" <text:s text:c="1"/>:age 37 :salary 250000}])</text:p>
      <text:p text:style-name="P1615"/>
      <text:p text:style-name="P1616">(defn average-age [employees]</text:p>
      <text:p text:style-name="P1617"><text:s text:c="2"/>(float (/ (reduce + (map :age employees)) (count employees))))</text:p>
      <text:p text:style-name="P1618"/>
      <text:p text:style-name="P1619">(defn average-salary [employees]</text:p>
      <text:p text:style-name="P1620"><text:s text:c="2"/>(float (/ (reduce + (map :salary employees)) (count employees))))</text:p>
      <text:p text:style-name="First_20_paragraph">The two calculations can be executed in separate threads and deliver their results using a promise. The parallel processing (given multiple CPUs) might come in handy as the database grows:</text:p>
      <text:p text:style-name="P1621">(defn perform-calculations [employees]</text:p>
      <text:p text:style-name="P1622"><text:s text:c="2"/>(let [age-prom (promise)</text:p>
      <text:p text:style-name="P1623"><text:s text:c="8"/>pay-prom (promise)]</text:p>
      <text:p text:style-name="P1624"><text:s text:c="4"/>(.start (Thread. #(deliver age-prom (average-age employees))))</text:p>
      <text:p text:style-name="P1625"><text:s text:c="4"/>(.start (Thread. #(deliver pay-prom (average-salary employees))))</text:p>
      <text:p text:style-name="P1626"><text:s text:c="4"/>(println "Average age:" @age-prom)</text:p>
      <text:p text:style-name="P1627"><text:s text:c="4"/>(println "Average salary:" @pay-prom)))</text:p>
      <text:p text:style-name="P1628"/>
      <text:p text:style-name="P1629">&gt; (perform-calculations employees)</text:p>
      <text:p text:style-name="P1630">Average age: 35.333332</text:p>
      <text:p text:style-name="P1631">Average salary: 129333.336</text:p>
      <text:p text:style-name="First_20_paragraph">No <text:span text:style-name="Source_Text">join</text:span> is needed, since the threads are done after delivering their values.</text:p>
      <text:p text:style-name="Text_20_body">This whole process can be simplified by using a <text:span text:style-name="T1">future</text:span>, which is a promise that brings its own thread along:</text:p>
      <text:p text:style-name="P1632">(defn perform-calculations [employees]</text:p>
      <text:p text:style-name="P1633"><text:s text:c="2"/>(let [age-future (future (average-age employees))</text:p>
      <text:p text:style-name="P1634"><text:s text:c="8"/>pay-future (future (average-salary employees))]</text:p>
      <text:p text:style-name="P1635"><text:s text:c="4"/>(println "Average age:" @age-future)</text:p>
      <text:p text:style-name="P1636"><text:s text:c="4"/>(println "Average salary:" @pay-future)))</text:p>
      <text:p text:style-name="P1637"/>
      <text:p text:style-name="P1638">&gt; (perform-calculations employees)</text:p>
      <text:p text:style-name="P1639">Average age: 35.333332</text:p>
      <text:p text:style-name="P1640">Average salary: 129333.336</text:p>
      <text:p text:style-name="First_20_paragraph">A function call wrapped using <text:span text:style-name="Source_Text">future</text:span> will be executed in its own thread and deliver its return value to be grabbed using <text:span text:style-name="Source_Text">deref</text:span> or <text:span text:style-name="Source_Text">@</text:span>.</text:p>
      <text:p text:style-name="Text_20_body">In general, prefer futures over promises, because they don’t require dealign with threads directly. For more fine-grained control, consider using Java’s thread-pool facilities (<text:span text:style-name="Source_Text">java.util.concurrent.Executors</text:span>).</text:p>
      <text:p text:style-name="Text_20_body">In practice, it is often a sensible approach to provide a timeout (here: 500 milliseconds) and a fallback value (here: the keyword <text:span text:style-name="Source_Text">:timeout</text:span> with a promise):</text:p>
      <text:p text:style-name="P1641">(deref calc-prom 500 :timeout)</text:p>
      <text:p text:style-name="First_20_paragraph"><text:span text:style-name="Source_Text">pmap</text:span> is a function that, from the outside, works like <text:span text:style-name="Source_Text">map</text:span>, but, on the inside, uses multiple threads to process the elements in parallel (hence the name; <text:span text:style-name="T1">parallel</text:span> map). Parallel processing comes with some performance overhead and should only be used if it brings a net performance win.</text:p>
      <text:h text:style-name="Heading_20_1" text:outline-level="1"><text:bookmark-start text:name="state"/>State<text:bookmark-end text:name="state"/></text:h>
      <text:p text:style-name="First_20_paragraph">The less mutable state a program has, the easier it is to understand. However, modeling things that do change over time requires state.</text:p>
      <text:p text:style-name="Text_20_body">Consider this employee database with a <text:span text:style-name="Source_Text">hire</text:span> to add new employees to it:</text:p>
      <text:p text:style-name="P1642">(def employees [{:name "Dilbert" :job "Engineer" :salary 120000}</text:p>
      <text:p text:style-name="P1643"><text:s text:c="16"/>{:name "Alice" :job "Engineer" :salary 110000}</text:p>
      <text:p text:style-name="P1644"><text:s text:c="16"/>{:name "Dogbert" :job "Consultant" :salary 250000}])</text:p>
      <text:p text:style-name="P1645"/>
      <text:p text:style-name="P1646">(defn hire [employee]</text:p>
      <text:p text:style-name="P1647"><text:s text:c="2"/>(conj employees employee))</text:p>
      <text:p text:style-name="P1648"/>
      <text:p text:style-name="P1649">&gt; (hire {:name "Wally" :job "Engineer" :salary 130000})</text:p>
      <text:p text:style-name="P1650">[{:name "Dilbert", :job "Engineer", :salary 120000}</text:p>
      <text:p text:style-name="P1651"><text:s text:c="1"/>{:name "Alice", :job "Engineer", :salary 110000}</text:p>
      <text:p text:style-name="P1652"><text:s text:c="1"/>{:name "Dogbert", :job "Consultant", :salary 250000}</text:p>
      <text:p text:style-name="P1653"><text:s text:c="1"/>{:name "Wally", :job "Engineer", :salary 130000}]</text:p>
      <text:p text:style-name="P1654"/>
      <text:p text:style-name="P1655">&gt; employees</text:p>
      <text:p text:style-name="P1656">[{:name "Dilbert", :job "Engineer", :salary 120000}</text:p>
      <text:p text:style-name="P1657"><text:s text:c="1"/>{:name "Alice", :job "Engineer", :salary 110000}</text:p>
      <text:p text:style-name="P1658"><text:s text:c="1"/>{:name "Dogbert", :job "Consultant", :salary 250000}]</text:p>
      <text:p text:style-name="First_20_paragraph">The function produces a new list with the additional employee, but the original list of employees remains the same.</text:p>
      <text:p text:style-name="Text_20_body">The state of the <text:span text:style-name="Source_Text">employees</text:span> vector <text:span text:style-name="T1">could</text:span> be changed using <text:span text:style-name="Source_Text">def</text:span> (notice the exclamation mark in <text:span text:style-name="Source_Text">hire!</text:span> to denote the side-effect):</text:p>
      <text:p text:style-name="P1659">(defn hire! [employee]</text:p>
      <text:p text:style-name="P1660"><text:s text:c="2"/>(def employees (conj employees employee)))</text:p>
      <text:p text:style-name="P1661"/>
      <text:p text:style-name="P1662">&gt; (hire! {:name "Wally" :job "Engineer" :salary 130000})</text:p>
      <text:p text:style-name="P1663">&gt; employees</text:p>
      <text:p text:style-name="P1664">[{:name "Dilbert", :job "Engineer", :salary 120000}</text:p>
      <text:p text:style-name="P1665"><text:s text:c="1"/>{:name "Alice", :job "Engineer", :salary 110000}</text:p>
      <text:p text:style-name="P1666"><text:s text:c="1"/>{:name "Dogbert", :job "Consultant", :salary 250000}</text:p>
      <text:p text:style-name="P1667"><text:s text:c="1"/>{:name "Wally", :job "Engineer", :salary 130000}]</text:p>
      <text:p text:style-name="First_20_paragraph">The <text:span text:style-name="Source_Text">employees</text:span> vector was updated, however, <text:span text:style-name="T1">not in a thread-safe manner</text:span> (see previous chapter).</text:p>
      <text:p text:style-name="Text_20_body">Thread-safe state change can be achieved by using <text:span text:style-name="T1">atoms</text:span>, which wraps the value to be changed:</text:p>
      <text:p text:style-name="P1668">(def employees </text:p>
      <text:p text:style-name="P1669"><text:s text:c="2"/>(atom [{:name "Dilbert" :job "Engineer" :salary 120000}</text:p>
      <text:p text:style-name="P1670"><text:s text:c="9"/>{:name "Alice" :job "Engineer" :salary 110000}</text:p>
      <text:p text:style-name="P1671"><text:s text:c="9"/>{:name "Dogbert" :job "Consultant" :salary 250000}]))</text:p>
      <text:p text:style-name="P1672"/>
      <text:p text:style-name="P1673">(defn hire! [employee]</text:p>
      <text:p text:style-name="P1674"><text:s text:c="2"/>(swap! employees #(conj % employee)))</text:p>
      <text:p text:style-name="First_20_paragraph">The <text:span text:style-name="Source_Text">atom</text:span> function wraps the <text:span text:style-name="Source_Text">employees</text:span> vector, which then can be updated in a thread-safe manner using the <text:span text:style-name="Source_Text">swap!</text:span>, which takes two arguments: first, the atom to be updated (<text:span text:style-name="Source_Text">employees</text:span>), second, a function to be applied to produce the new value to be stored in the atom. Note that <text:span text:style-name="Source_Text">employees</text:span> is no longer a vector, but a vector wrapped in an atom.</text:p>
      <text:p text:style-name="Text_20_body">The employees database can now be updated thread-safely in place:</text:p>
      <text:p text:style-name="P1675">&gt; (hire! {:name "Wally" :job "Engineer" :salary 130000})</text:p>
      <text:p text:style-name="First_20_paragraph">To access the value wrapped in the atom, use <text:span text:style-name="Source_Text">deref</text:span> or <text:span text:style-name="Source_Text">@</text:span> (as with promises and futures):</text:p>
      <text:p text:style-name="P1676">&gt; (deref employees)</text:p>
      <text:p text:style-name="P1677">[{:name "Dilbert", :job "Engineer", :salary 120000}</text:p>
      <text:p text:style-name="P1678"><text:s text:c="1"/>{:name "Alice", :job "Engineer", :salary 110000}</text:p>
      <text:p text:style-name="P1679"><text:s text:c="1"/>{:name "Dogbert", :job "Consultant", :salary 250000}</text:p>
      <text:p text:style-name="P1680"><text:s text:c="1"/>{:name "Wally", :job "Engineer", :salary 130000}] ; new entry</text:p>
      <text:p text:style-name="P1681"/>
      <text:p text:style-name="P1682">&gt; @employees</text:p>
      <text:p text:style-name="P1683">[{:name "Dilbert", :job "Engineer", :salary 120000}</text:p>
      <text:p text:style-name="P1684"><text:s text:c="1"/>{:name "Alice", :job "Engineer", :salary 110000}</text:p>
      <text:p text:style-name="P1685"><text:s text:c="1"/>{:name "Dogbert", :job "Consultant", :salary 250000}</text:p>
      <text:p text:style-name="P1686"><text:s text:c="1"/>{:name "Wally", :job "Engineer", :salary 130000}] ; new entry</text:p>
      <text:p text:style-name="First_20_paragraph">Any value can be wrapped in an atom, consider this counter:</text:p>
      <text:p text:style-name="P1687">(def counter (atom 0))</text:p>
      <text:p text:style-name="P1688"/>
      <text:p text:style-name="P1689">(defn increase-counter! [amount]</text:p>
      <text:p text:style-name="P1690"><text:s text:c="2"/>(swap! counter + amount))</text:p>
      <text:p text:style-name="First_20_paragraph">The <text:span text:style-name="Source_Text">swap!</text:span> function applies the <text:span text:style-name="Source_Text">+</text:span> function to the <text:span text:style-name="Source_Text">counter</text:span> atom. The <text:span text:style-name="Source_Text">amount</text:span> value is handed over to the <text:span text:style-name="Source_Text">+</text:span> function by <text:span text:style-name="Source_Text">swap!</text:span>:</text:p>
      <text:p text:style-name="P1691">&gt; (increase-counter! 1)</text:p>
      <text:p text:style-name="P1692">&gt; @counter</text:p>
      <text:p text:style-name="P1693">1</text:p>
      <text:p text:style-name="P1694">&gt; (increase-counter! 5)</text:p>
      <text:p text:style-name="P1695">&gt; @counter</text:p>
      <text:p text:style-name="P1696">6</text:p>
      <text:p text:style-name="First_20_paragraph">When an atom is updated using <text:span text:style-name="Source_Text">swap!</text:span>, it performs the following steps to guarantee thread safety:</text:p>
      <text:list text:style-name="L6">
        <text:list-item>
          <text:p text:style-name="P1697">The current value of the atom is read.</text:p>
        </text:list-item>
        <text:list-item>
          <text:p text:style-name="P1697">The update function is called to produce the new value.</text:p>
        </text:list-item>
        <text:list-item>
          <text:p text:style-name="P1697">The current value of the atom is read <text:span text:style-name="T1">again</text:span>, and compared to the value read previously.</text:p>
          <text:list text:style-name="L7">
            <text:list-item>
              <text:p text:style-name="P1698">If the value <text:span text:style-name="T1">did not change</text:span> in the meantime, the value is updated.</text:p>
            </text:list-item>
            <text:list-item>
              <text:p text:style-name="P1698">If the value <text:span text:style-name="T1">did change</text:span> in the meantime, the whole process is repeated from the first step.</text:p>
            </text:list-item>
          </text:list>
        </text:list-item>
      </text:list>
      <text:p text:style-name="First_20_paragraph">Note that the update function can be called multiple times for a single update! Therefore it’s important, that the update function has no side effects!</text:p>
      <text:p text:style-name="Text_20_body">Sometimes, there are multiple values that need to be synchronized. Consider this empty employee database, for which also the total number of employees, and the total salary needs to be kept track of:</text:p>
      <text:p text:style-name="P1699">(def employees (atom []))</text:p>
      <text:p text:style-name="P1700"/>
      <text:p text:style-name="P1701">(def total-payroll (atom 0))</text:p>
      <text:p text:style-name="P1702"/>
      <text:p text:style-name="P1703">(def total-staff (atom 0))</text:p>
      <text:p text:style-name="First_20_paragraph">The <text:span text:style-name="Source_Text">hire!</text:span> function tries to keep track of those three atoms:</text:p>
      <text:p text:style-name="P1704">(defn hire! [employee]</text:p>
      <text:p text:style-name="P1705"><text:s text:c="2"/>(swap! employees #(conj % employee))</text:p>
      <text:p text:style-name="P1706"><text:s text:c="2"/>(swap! total-payroll #(+ (:salary employee)))</text:p>
      <text:p text:style-name="P1707"><text:s text:c="2"/>(swap! total-staff inc))</text:p>
      <text:p text:style-name="P1708"/>
      <text:p text:style-name="P1709">&gt; (hire! {:name "Dogbert" :salary 250000})</text:p>
      <text:p text:style-name="P1710">&gt; (hire! {:name "Dilbert" :salary 120000})</text:p>
      <text:p text:style-name="P1711"/>
      <text:p text:style-name="P1712">&gt; @employees</text:p>
      <text:p text:style-name="P1713">[{:name "Dogbert", :salary 250000}</text:p>
      <text:p text:style-name="P1714"><text:s text:c="1"/>{:name "Dilbert", :salary 120000}]</text:p>
      <text:p text:style-name="P1715">&gt; @total-payroll</text:p>
      <text:p text:style-name="P1716">370000</text:p>
      <text:p text:style-name="P1717">&gt; @total-staff</text:p>
      <text:p text:style-name="P1718">2</text:p>
      <text:p text:style-name="First_20_paragraph">This seems to work fine, but the atoms are out of sync <text:span text:style-name="T1">between</text:span> the calls to <text:span text:style-name="Source_Text">swap!</text:span>:</text:p>
      <text:p text:style-name="P1719">(defn hire! [employee]</text:p>
      <text:p text:style-name="P1720"><text:s text:c="2"/>(swap! employees #(conj % employee))</text:p>
      <text:p text:style-name="P1721"><text:s text:c="2"/>; out of sync</text:p>
      <text:p text:style-name="P1722"><text:s text:c="2"/>(swap! total-payroll #(+ (:salary employee)))</text:p>
      <text:p text:style-name="P1723"><text:s text:c="2"/>; out of sync</text:p>
      <text:p text:style-name="P1724"><text:s text:c="2"/>(swap! total-staff inc))</text:p>
      <text:p text:style-name="First_20_paragraph">The three values must be updated either <text:span text:style-name="T1">all together</text:span> or <text:span text:style-name="T1">not at all</text:span>, like an <text:span text:style-name="T1">atomic</text:span> database transaction.</text:p>
      <text:p text:style-name="Text_20_body">Such groups of atoms can be managed as <text:span text:style-name="T1">refs</text:span>, which are a lot like atoms, but use different functions. First, <text:span text:style-name="Source_Text">ref</text:span> is used instead of <text:span text:style-name="Source_Text">atom</text:span> for the wrapping:</text:p>
      <text:p text:style-name="P1725">(def employees (ref []))</text:p>
      <text:p text:style-name="P1726"/>
      <text:p text:style-name="P1727">(def total-payroll (ref 0))</text:p>
      <text:p text:style-name="P1728"/>
      <text:p text:style-name="P1729">(def total-staff (ref 0))</text:p>
      <text:p text:style-name="First_20_paragraph">Second, <text:span text:style-name="Source_Text">alter</text:span> is used instread of <text:span text:style-name="Source_Text">swap!</text:span>. And, third, all the updates belonging to the same transaction are grouped together using <text:span text:style-name="Source_Text">dosync</text:span>:</text:p>
      <text:p text:style-name="P1730">(defn hire! [employee]</text:p>
      <text:p text:style-name="P1731"><text:s text:c="2"/>(dosync</text:p>
      <text:p text:style-name="P1732"><text:s text:c="4"/>(alter employees #(conj % employee))</text:p>
      <text:p text:style-name="P1733"><text:s text:c="4"/>(alter total-payroll #(+ % (:salary employee)))</text:p>
      <text:p text:style-name="P1734"><text:s text:c="4"/>(alter total-staff inc)))</text:p>
      <text:p text:style-name="First_20_paragraph">Now all the values are kept perfectly in sync. When read, all the three values being altered within the same call to <text:span text:style-name="Source_Text">dosync</text:span> will either yield all the old or all the new values:</text:p>
      <text:p text:style-name="P1735">&gt; (hire! {:name "Catbert" :salary 180000})</text:p>
      <text:p text:style-name="P1736">&gt; (hire! {:name "Alice" :salary 120000})</text:p>
      <text:p text:style-name="P1737">&gt; @employees</text:p>
      <text:p text:style-name="P1738">[{:name "Catbert", :salary 180000}</text:p>
      <text:p text:style-name="P1739"><text:s text:c="1"/>{:name "Alice", :salary 120000}]</text:p>
      <text:p text:style-name="P1740">&gt; @total-payroll</text:p>
      <text:p text:style-name="P1741">300000</text:p>
      <text:p text:style-name="P1742">&gt; @total-staff</text:p>
      <text:p text:style-name="P1743">2</text:p>
      <text:p text:style-name="First_20_paragraph">If the old value of a <text:span text:style-name="Source_Text">ref</text:span> is not of interest, use <text:span text:style-name="Source_Text">ref-set</text:span> instead of <text:span text:style-name="Source_Text">alter</text:span>, providing just the new value.</text:p>
      <text:p text:style-name="Text_20_body">Sometimes, modifications to values should be accompanied by some side effects, say, writing changes to a file when new items are added. Consider the function <text:span text:style-name="Source_Text">notify-new-hire</text:span> together with the old version of <text:span text:style-name="Source_Text">hire!</text:span> working on a single atom. Every time a new employee is hired, <text:span text:style-name="Source_Text">notify-new-hire</text:span> is called:</text:p>
      <text:p text:style-name="P1744">(def employees (atom []))</text:p>
      <text:p text:style-name="P1745"/>
      <text:p text:style-name="P1746">(defn notify-new-hire [employee]</text:p>
      <text:p text:style-name="P1747"><text:s text:c="2"/>(println "Watch out for" (:name employee)))</text:p>
      <text:p text:style-name="P1748"/>
      <text:p text:style-name="P1749">(defn hire! [employee]</text:p>
      <text:p text:style-name="P1750"><text:s text:c="2"/>(notify-new-hire employee)</text:p>
      <text:p text:style-name="P1751"><text:s text:c="2"/>(swap! employees #(conj % employee)))</text:p>
      <text:p text:style-name="P1752"/>
      <text:p text:style-name="P1753">&gt; (hire! {:name "Alice" :salary 120000})</text:p>
      <text:p text:style-name="P1754">Watch out for Alice</text:p>
      <text:p text:style-name="First_20_paragraph">This works fine—until an update has to be retried because the values have been modified in between. In this case, <text:span text:style-name="Source_Text">notify-new-hire</text:span> would be executed multiple times, which is not wanted.</text:p>
      <text:p text:style-name="Text_20_body">An <text:span text:style-name="T1">agent</text:span> is an atom that can be combined with side-effects. Instead of calling <text:span text:style-name="Source_Text">swap!</text:span>, the function <text:span text:style-name="Source_Text">send</text:span> is used to both update the agent, and to produce the side effect:</text:p>
      <text:p text:style-name="P1755">(def employees (agent []))</text:p>
      <text:p text:style-name="P1756"/>
      <text:p text:style-name="P1757">(defn notify-new-hire [employee]</text:p>
      <text:p text:style-name="P1758"><text:s text:c="2"/>(println "Watch out for" (:name employee)))</text:p>
      <text:p text:style-name="P1759"/>
      <text:p text:style-name="P1760">(defn hire! [employee]</text:p>
      <text:p text:style-name="P1761"><text:s text:c="2"/>(send employees</text:p>
      <text:p text:style-name="P1762"><text:s text:c="8"/>(fn [old-employees]</text:p>
      <text:p text:style-name="P1763"><text:s text:c="10"/>(notify-new-hire employee)</text:p>
      <text:p text:style-name="P1764"><text:s text:c="10"/>(conj old-employees employee))))</text:p>
      <text:p text:style-name="First_20_paragraph">Notice that an anonymous function (<text:span text:style-name="Source_Text">fn</text:span>) has been used instead of a lambda expression. Every agent has its own queue of functions. When <text:span text:style-name="Source_Text">hire!</text:span> gets called, the call to the anonymous function gets queued up. <text:span text:style-name="Source_Text">send</text:span> worls asynchronously, i.e. it returns immediately after the function was put into the queue. The agent pops an outstanding function call from the queue and executes it. The side effect (calling <text:span text:style-name="Source_Text">notify-new-hire</text:span>) and the update are then performed:</text:p>
      <text:p text:style-name="P1765">&gt; (hire! {:name "Ratbert" :salary 0})</text:p>
      <text:p text:style-name="P1766">Watch out for Ratbert</text:p>
      <text:p text:style-name="P1767">&gt; (hire! {:name "Alice" :salary 115000})</text:p>
      <text:p text:style-name="P1768">Watch out for Alice</text:p>
      <text:p text:style-name="P1769">&gt; @employees</text:p>
      <text:p text:style-name="P1770">[{:name "Ratbert", :salary 0}</text:p>
      <text:p text:style-name="P1771"><text:s text:c="1"/>{:name "Alice", :salary 115000}]</text:p>
      <text:p text:style-name="First_20_paragraph">Since agents perform their updates in their own thread, exceptions caused by a failed update are not reported immediately. Consider this agent for tracking donations:</text:p>
      <text:p text:style-name="P1772">(def donations (agent 0))</text:p>
      <text:p text:style-name="P1773"/>
      <text:p text:style-name="P1774">(defn praise-donor [amount donor]</text:p>
      <text:p text:style-name="P1775"><text:s text:c="2"/>(println "Praise" donor "for donating" amount "coins!"))</text:p>
      <text:p text:style-name="P1776"/>
      <text:p text:style-name="P1777">(defn donate! [amount donor]</text:p>
      <text:p text:style-name="P1778"><text:s text:c="2"/>(send donations</text:p>
      <text:p text:style-name="P1779"><text:s text:c="8"/>(fn [old-donations]</text:p>
      <text:p text:style-name="P1780"><text:s text:c="10"/>(praise-donor amount donor)</text:p>
      <text:p text:style-name="P1781"><text:s text:c="10"/>(+ old-donations amount))))</text:p>
      <text:p text:style-name="P1782"/>
      <text:p text:style-name="P1783">&gt; (donate! 100 "John")</text:p>
      <text:p text:style-name="P1784">Praise John for donating 100 coins!</text:p>
      <text:p text:style-name="P1785">&gt; @donations</text:p>
      <text:p text:style-name="P1786">0</text:p>
      <text:p text:style-name="First_20_paragraph">If the arguments <text:span text:style-name="Source_Text">amount</text:span> (integer) and <text:span text:style-name="Source_Text">donor</text:span> (string) are swapped, the operation cannot be completed:</text:p>
      <text:p text:style-name="P1787">&gt; (donate! "Jane" 200)</text:p>
      <text:p text:style-name="P1788">Praise 200 for donating Jane coins!</text:p>
      <text:p text:style-name="P1789">&gt; @donations</text:p>
      <text:p text:style-name="P1790">100</text:p>
      <text:p text:style-name="First_20_paragraph">The message from the side effect looks suspicious, and the <text:span text:style-name="Source_Text">donations</text:span> haven’t been increased. But the error can go unnoticed until the next update is done:</text:p>
      <text:p text:style-name="P1791">&gt; (donate! 300 "Jim")</text:p>
      <text:p text:style-name="P1792">Execution error (ClassCastException) at user/donate!$fn (REPL:5).</text:p>
      <text:p text:style-name="P1793">java.lang.String cannot be cast to java.lang.Number</text:p>
      <text:p text:style-name="First_20_paragraph">In this case, the agent has to be re-started using <text:span text:style-name="Source_Text">agent-restart</text:span>. The error condition can be detected using <text:span text:style-name="Source_Text">agent-error</text:span>:</text:p>
      <text:p text:style-name="P1794">(if (agent-error donations)</text:p>
      <text:p text:style-name="P1795"><text:s text:c="2"/>(restart-agent donations 0 :clear-actions true))</text:p>
      <text:p text:style-name="First_20_paragraph">However, the value managed by the agent is reset to 0 in the process.</text:p>
      <text:p text:style-name="Text_20_body">Make sure to call <text:span text:style-name="Source_Text">shutdown-agents</text:span> at the end of the <text:span text:style-name="Source_Text">-main</text:span> function of your program, so that the agent’s threads get properly terminated:</text:p>
      <text:p text:style-name="P1796">(defn -main []</text:p>
      <text:p text:style-name="P1797"><text:s text:c="2"/>;; working with agents</text:p>
      <text:p text:style-name="P1798"><text:s text:c="2"/>(shutdown-agents))</text:p>
      <text:p text:style-name="First_20_paragraph">Use the following guidelines to pick the proper mechanism for your state changes:</text:p>
      <text:list text:style-name="L8">
        <text:list-item>
          <text:p text:style-name="P1799">If a value remains <text:span text:style-name="T1">mostly stable</text:span>, put it into a <text:span text:style-name="Source_Text">var</text:span>.</text:p>
        </text:list-item>
        <text:list-item>
          <text:p text:style-name="P1799">If a number of values need to be updated together without side effects, use <text:span text:style-name="Source_Text">ref</text:span>s.</text:p>
        </text:list-item>
        <text:list-item>
          <text:p text:style-name="P1799">If the update of values is to be accompanied by side effects, or if the update function takes a lot of time, use an <text:span text:style-name="Source_Text">agent</text:span>.</text:p>
        </text:list-item>
        <text:list-item>
          <text:p text:style-name="P1799">If you have a single value that changes without additional side effects, us an <text:span text:style-name="Source_Text">atom</text:span>.</text:p>
        </text:list-item>
      </text:list>
      <text:p text:style-name="First_20_paragraph">Instead of using <text:span text:style-name="Source_Text">ref</text:span>s, the values to be updated could also be grouped into a single data structure, which is then wrapped in an <text:span text:style-name="Source_Text">atom</text:span>:</text:p>
      <text:p text:style-name="P1800">(def payroll (atom {:total-staff 0</text:p>
      <text:p text:style-name="P1801"><text:s text:c="20"/>:total-payroll 0</text:p>
      <text:p text:style-name="P1802"><text:s text:c="20"/>:employees []}))</text:p>
      <text:p text:style-name="P1803"/>
      <text:p text:style-name="P1804">(defn hire! [employee]</text:p>
      <text:p text:style-name="P1805"><text:s text:c="2"/>(swap! payroll</text:p>
      <text:p text:style-name="P1806"><text:s text:c="9"/>(fn [old]</text:p>
      <text:p text:style-name="P1807"><text:s text:c="11"/>(assoc old</text:p>
      <text:p text:style-name="P1808"><text:s text:c="18"/>:total-staff (inc (:total-staff old))</text:p>
      <text:p text:style-name="P1809"><text:s text:c="18"/>:total-payroll (+ (:total-payroll old) (:salary employee))</text:p>
      <text:p text:style-name="P1810"><text:s text:c="18"/>:employees (conj (:employees old) employee)))))</text:p>
      <text:p text:style-name="P1811"/>
      <text:p text:style-name="P1812">&gt; (hire! {:name "Alice" :salary 115000})</text:p>
      <text:p text:style-name="P1813">&gt; (hire! {:name "Dogbert" :salary 250000})</text:p>
      <text:p text:style-name="P1814">&gt; @payroll</text:p>
      <text:p text:style-name="P1815">{:total-staff 2,</text:p>
      <text:p text:style-name="P1816"><text:s text:c="1"/>:total-payroll 365000,</text:p>
      <text:p text:style-name="P1817"><text:s text:c="1"/>:employees [{:name "Alice", :salary 115000}</text:p>
      <text:p text:style-name="P1818"><text:s text:c="13"/>{:name "Dogbert", :salary 250000}]}</text:p>
      <text:p text:style-name="First_20_paragraph">There are various functions in Clojure making use of atoms, e.g. <text:span text:style-name="Source_Text">memoize</text:span>, which wraps a function with a cache that maps the arguments to the computed return values. Consider this Fibonacci function:</text:p>
      <text:p text:style-name="P1819">(defn fib [n]</text:p>
      <text:p text:style-name="P1820"><text:s text:c="2"/>(println "Computing Fibonacci number for" n)</text:p>
      <text:p text:style-name="P1821"><text:s text:c="2"/>(cond</text:p>
      <text:p text:style-name="P1822"><text:s text:c="4"/>(= n 0) 1</text:p>
      <text:p text:style-name="P1823"><text:s text:c="4"/>(= n 1) 1</text:p>
      <text:p text:style-name="P1824"><text:s text:c="4"/>(&gt; n 1) (+ (fib (- n 1)) (fib (- n 2)))</text:p>
      <text:p text:style-name="P1825"><text:s text:c="4"/>:else (throw (ex-info "fib(n) only defined for n &gt;= 0"))))</text:p>
      <text:p text:style-name="P1826"/>
      <text:p text:style-name="P1827">&gt; (fib 1)</text:p>
      <text:p text:style-name="P1828">Computing Fibonacci number for 1</text:p>
      <text:p text:style-name="P1829">1</text:p>
      <text:p text:style-name="P1830"/>
      <text:p text:style-name="P1831">&gt; (fib 2)</text:p>
      <text:p text:style-name="P1832">Computing Fibonacci number for 2</text:p>
      <text:p text:style-name="P1833">Computing Fibonacci number for 1</text:p>
      <text:p text:style-name="P1834">Computing Fibonacci number for 0</text:p>
      <text:p text:style-name="P1835">2</text:p>
      <text:p text:style-name="P1836"/>
      <text:p text:style-name="P1837">&gt; (fib 3)</text:p>
      <text:p text:style-name="P1838">Computing Fibonacci number for 4</text:p>
      <text:p text:style-name="P1839">Computing Fibonacci number for 3</text:p>
      <text:p text:style-name="P1840">Computing Fibonacci number for 2</text:p>
      <text:p text:style-name="P1841">Computing Fibonacci number for 1</text:p>
      <text:p text:style-name="P1842">Computing Fibonacci number for 0</text:p>
      <text:p text:style-name="P1843">Computing Fibonacci number for 1</text:p>
      <text:p text:style-name="P1844">Computing Fibonacci number for 2</text:p>
      <text:p text:style-name="P1845">Computing Fibonacci number for 1</text:p>
      <text:p text:style-name="P1846">Computing Fibonacci number for 0</text:p>
      <text:p text:style-name="P1847">5</text:p>
      <text:p text:style-name="First_20_paragraph">The function is called with the same argument multiple times, which slows down the computation for bigger <text:span text:style-name="Source_Text">n</text:span>.</text:p>
      <text:p text:style-name="Text_20_body"><text:span text:style-name="Source_Text">memoize</text:span> wraps the function so that it caches its return values by argument:</text:p>
      <text:p text:style-name="P1848">&gt; (def fib (memoize fib))</text:p>
      <text:p text:style-name="P1849">&gt; (fib 1)</text:p>
      <text:p text:style-name="P1850">Computing Fibonacci number for 1</text:p>
      <text:p text:style-name="P1851">1</text:p>
      <text:p text:style-name="P1852">&gt; (fib 2)</text:p>
      <text:p text:style-name="P1853">Computing Fibonacci number for 2</text:p>
      <text:p text:style-name="P1854">Computing Fibonacci number for 0</text:p>
      <text:p text:style-name="P1855">2</text:p>
      <text:p text:style-name="P1856">&gt; (fib 3)</text:p>
      <text:p text:style-name="P1857">Computing Fibonacci number for 3</text:p>
      <text:p text:style-name="P1858">3</text:p>
      <text:p text:style-name="P1859">&gt; (fib 4)</text:p>
      <text:p text:style-name="P1860">Computing Fibonacci number for 4</text:p>
      <text:p text:style-name="P1861">5</text:p>
      <text:p text:style-name="P1862">&gt; (fib 10)</text:p>
      <text:p text:style-name="P1863">Computing Fibonacci number for 10</text:p>
      <text:p text:style-name="P1864">Computing Fibonacci number for 9</text:p>
      <text:p text:style-name="P1865">Computing Fibonacci number for 8</text:p>
      <text:p text:style-name="P1866">Computing Fibonacci number for 7</text:p>
      <text:p text:style-name="P1867">Computing Fibonacci number for 6</text:p>
      <text:p text:style-name="P1868">Computing Fibonacci number for 5</text:p>
      <text:p text:style-name="P1869">89</text:p>
      <text:p text:style-name="First_20_paragraph">The function returned by <text:span text:style-name="Source_Text">memoize</text:span> has its own atom, which serves as a cache for the results having been computed.</text:p>
      <text:h text:style-name="Heading_20_1" text:outline-level="1"><text:bookmark-start text:name="read-and-eval"/>Read and Eval<text:bookmark-end text:name="read-and-eval"/></text:h>
      <text:p text:style-name="First_20_paragraph">Clojure’s syntax might look strange on the first sight, but is crucial for how the language works. There are two critical functions in Clojure—<text:span text:style-name="Source_Text">read</text:span> and <text:span text:style-name="Source_Text">eval</text:span>—that relate to Clojure’s syntax.</text:p>
      <text:p text:style-name="Text_20_body">Clojure code looks a lot like data literals:</text:p>
      <text:p text:style-name="P1870">'(dilbert pointy-haired-boss [alice]</text:p>
      <text:p text:style-name="P1871"><text:s text:c="3"/>(wally ratbert</text:p>
      <text:p text:style-name="P1872"><text:s text:c="5"/>(dogbert "some characters from dilbert...")))</text:p>
      <text:p text:style-name="First_20_paragraph">Just replace the Dilbert character names by some other symbols, and almost have Clojure code:</text:p>
      <text:p text:style-name="P1873">'(defn say-hello [friendly]</text:p>
      <text:p text:style-name="P1874"><text:s text:c="3"/>(if friendly</text:p>
      <text:p text:style-name="P1875"><text:s text:c="5"/>(println "Hello, my dear!")))</text:p>
      <text:p text:style-name="First_20_paragraph">Just remove the quote, and you have an executable Clojure function.</text:p>
      <text:p text:style-name="P1876">(defn say-hello [friendly]</text:p>
      <text:p text:style-name="P1877"><text:s text:c="2"/>(if friendly</text:p>
      <text:p text:style-name="P1878"><text:s text:c="4"/>(println "Hello, my dear!")))</text:p>
      <text:p text:style-name="P1879"/>
      <text:p text:style-name="P1880">&gt; (say-hello true)</text:p>
      <text:p text:style-name="P1881">Hello, my dear!</text:p>
      <text:p text:style-name="First_20_paragraph">Clojure code <text:span text:style-name="T1">is</text:span> just Clojure data, and Clojure function calls <text:span text:style-name="T1">are</text:span> lists. Clojure is <text:span text:style-name="T1">homoiconic</text:span>, which means, code and data are the same thing.</text:p>
      <text:p text:style-name="Text_20_body">The <text:span text:style-name="Source_Text">read</text:span> function reads data, by default from the REPL (<text:span text:style-name="Source_Text">stdin</text:span>), until <text:span text:style-name="Source_Text">[Return]</text:span> is entered:</text:p>
      <text:p text:style-name="P1882">&gt; (read)</text:p>
      <text:p text:style-name="P1883">1</text:p>
      <text:p text:style-name="P1884">1</text:p>
      <text:p text:style-name="P1885">&gt; (read)</text:p>
      <text:p text:style-name="P1886">"hello"</text:p>
      <text:p text:style-name="P1887">"hello"</text:p>
      <text:p text:style-name="P1888">&gt; (read)</text:p>
      <text:p text:style-name="P1889">(defn say-hi []</text:p>
      <text:p text:style-name="P1890"><text:s text:c="2"/>(println "Hi!"))</text:p>
      <text:p text:style-name="P1891">(defn say-hi [] (println "Hi!"))</text:p>
      <text:p text:style-name="First_20_paragraph">The <text:span text:style-name="Source_Text">read</text:span> function just returns returns the expression it read.</text:p>
      <text:p text:style-name="Text_20_body"><text:span text:style-name="Source_Text">read-string</text:span> reads a string and turns it into a Clojure value (notice the escaped double quotes around the text <text:span text:style-name="Source_Text">Hi</text:span>):</text:p>
      <text:p text:style-name="P1892">&gt; (read-string "(defn say-hi [] (println \"Hi!\"))"</text:p>
      <text:p text:style-name="P1893">(defn say-hi [] (println "Hi!"))</text:p>
      <text:p text:style-name="First_20_paragraph">Once data has been read (from whatever source), it can be evaluated as Clojure code using the <text:span text:style-name="Source_Text">eval</text:span> function:</text:p>
      <text:p text:style-name="P1894">&gt; (def some-function-call '(+ 2 3))</text:p>
      <text:p text:style-name="P1895">&gt; (eval some-function-call)</text:p>
      <text:p text:style-name="P1896">5</text:p>
      <text:p text:style-name="First_20_paragraph">The code in the quoted list <text:span text:style-name="Source_Text">(+ 2 3)</text:span> is compiled and run as Clojure code.</text:p>
      <text:p text:style-name="Text_20_body">Some data types, like numbers, strings, and keywords, just evaluate to themselves:</text:p>
      <text:p text:style-name="P1897">&gt; (eval 42)</text:p>
      <text:p text:style-name="P1898">42</text:p>
      <text:p text:style-name="P1899">&gt; (eval "Dilbert")</text:p>
      <text:p text:style-name="P1900">"Dilbert"</text:p>
      <text:p text:style-name="P1901">&gt; (eval :salary)</text:p>
      <text:p text:style-name="P1902">:salary</text:p>
      <text:p text:style-name="First_20_paragraph">A Clojure function consists of different data structures—lists, vectors—which can all be made up as data, and then be combined to a list, which makes up an actual function that can be evaluated:</text:p>
      <text:p text:style-name="P1903">&gt; (def function-name 'say-hi)</text:p>
      <text:p text:style-name="P1904">&gt; (def args (vector 'to-whom))</text:p>
      <text:p text:style-name="P1905">&gt; (def output (list 'println "Hi," 'to-whom))</text:p>
      <text:p text:style-name="P1906">&gt; (def whole-function (list 'defn function-name args output))</text:p>
      <text:p text:style-name="P1907"/>
      <text:p text:style-name="P1908">&gt; (eval whole-function) ; creates function say-hi</text:p>
      <text:p text:style-name="P1909">&gt; (say-hi "Joe")</text:p>
      <text:p text:style-name="P1910">Hi, Joe</text:p>
      <text:p text:style-name="First_20_paragraph">The two functions <text:span text:style-name="Source_Text">read</text:span> and <text:span text:style-name="Source_Text">eval</text:span> combined can be used to read Clojure code from an external source, say, user-specific settings from a config file. No extra language or syntax has to be made up: The full power of Clojure is supported out of the box.</text:p>
      <text:p text:style-name="Text_20_body">It’s also possible to define a very simple REPL using <text:span text:style-name="Source_Text">read</text:span> and <text:span text:style-name="Source_Text">eval</text:span>:</text:p>
      <text:p text:style-name="P1911">(defn my-repl []</text:p>
      <text:p text:style-name="P1912"><text:s text:c="2"/>(loop []</text:p>
      <text:p text:style-name="P1913"><text:s text:c="4"/>(println (eval (read)))</text:p>
      <text:p text:style-name="P1914"><text:s text:c="4"/>(recur)))</text:p>
      <text:p text:style-name="P1915"/>
      <text:p text:style-name="P1916">&gt; (my-repl)</text:p>
      <text:p text:style-name="P1917">(println "Hello")</text:p>
      <text:p text:style-name="P1918">Hello</text:p>
      <text:p text:style-name="P1919">(println (+ 3 2))</text:p>
      <text:p text:style-name="P1920">5</text:p>
      <text:p text:style-name="P1921">; Hit Ctrl-D to finish</text:p>
      <text:p text:style-name="First_20_paragraph">A toy version of the function <text:span text:style-name="Source_Text">eval</text:span> can be implemented as an ordinary Clojure function:</text:p>
      <text:p text:style-name="P1922">(defn my-eval [expr]</text:p>
      <text:p text:style-name="P1923"><text:s text:c="2"/>(cond</text:p>
      <text:p text:style-name="P1924"><text:s text:c="4"/>(string? expr) expr</text:p>
      <text:p text:style-name="P1925"><text:s text:c="4"/>(keyword? expr) expr</text:p>
      <text:p text:style-name="P1926"><text:s text:c="4"/>(number? expr) expr</text:p>
      <text:p text:style-name="P1927"><text:s text:c="4"/>(symbol? expr) (my-eval-symbol expr)</text:p>
      <text:p text:style-name="P1928"><text:s text:c="4"/>(vector? expr) (my-eval-vector expr)</text:p>
      <text:p text:style-name="P1929"><text:s text:c="4"/>(list? expr) (my-eval-list expr)</text:p>
      <text:p text:style-name="P1930"><text:s text:c="4"/>:else :unknown-expression))</text:p>
      <text:p text:style-name="First_20_paragraph">Strings, keywords, and numbers just evaluate to themselves, so the <text:span text:style-name="Source_Text">expr</text:span> is just returned.</text:p>
      <text:p text:style-name="Text_20_body">Symbols need to be looked up in the current environment:</text:p>
      <text:p text:style-name="P1931">(defn my-eval-symbol [expr]</text:p>
      <text:p text:style-name="P1932"><text:s text:c="2"/>(.get (ns-resolve *ns* expr)))</text:p>
      <text:p text:style-name="First_20_paragraph">Vectors needs to be processed recursively:</text:p>
      <text:p text:style-name="P1933">(defn my-eval-vector [expr]</text:p>
      <text:p text:style-name="P1934"><text:s text:c="2"/>(vec (map my-eval expr)))</text:p>
      <text:p text:style-name="First_20_paragraph">And lists, which can be function calls, need to be separated into the function name <text:span text:style-name="Source_Text">f</text:span> and the argument list <text:span text:style-name="Source_Text">args</text:span>, which are then applied using <text:span text:style-name="Source_Text">apply</text:span>:</text:p>
      <text:p text:style-name="P1935">(defn my-eval-list [expr]</text:p>
      <text:p text:style-name="P1936"><text:s text:c="2"/>(let [evaled-items (map my-eval expr)</text:p>
      <text:p text:style-name="P1937"><text:s text:c="8"/>f (first evaled-items)</text:p>
      <text:p text:style-name="P1938"><text:s text:c="8"/>args (rest evaled-items)]</text:p>
      <text:p text:style-name="P1939"><text:s text:c="4"/>(apply f args)))</text:p>
      <text:p text:style-name="P1940"/>
      <text:p text:style-name="P1941">&gt; (my-eval '(println "Hello"))</text:p>
      <text:p text:style-name="P1942">Hello</text:p>
      <text:p text:style-name="First_20_paragraph">A real <text:span text:style-name="Source_Text">eval</text:span> function <text:span text:style-name="T1">compiles</text:span> the given expression to Clojure code, which then can be executed a lot faster. Therefore, <text:span text:style-name="Source_Text">eval</text:span> is not to be used as an everyday tool, but only for special cases: it is just <text:span text:style-name="T1">too powerful</text:span> and therefore <text:span text:style-name="T1">too dangerous</text:span>. It also is slower than regular Clojure code, due to the additional compilation step.</text:p>
      <text:p text:style-name="Text_20_body">Reading in code from arbitrary sources can also be very dangerous. Use the <text:span text:style-name="Source_Text">read</text:span> function from <text:span text:style-name="Source_Text">clojure.edn</text:span> if you don’t trust the source. But <text:span text:style-name="Source_Text">read</text:span> is also not a tool for everyday use, so only use it if really needed.</text:p>
      <text:h text:style-name="Heading_20_1" text:outline-level="1"><text:bookmark-start text:name="macros"/>Macros<text:bookmark-end text:name="macros"/></text:h>
      <text:p text:style-name="First_20_paragraph">Code is both useful and painful: it solves problems, but also creates new problems of its own. Writing more <text:span text:style-name="T1">expressive</text:span> code leads to <text:span text:style-name="T1">less</text:span> code. The usefulnes of code is kept, but the pain is reduced; <text:span text:style-name="T1">less code, less pain</text:span>.</text:p>
      <text:p text:style-name="Text_20_body"><text:span text:style-name="T1">Macros</text:span> are a powerful tool in LISP-like languages (such as Clojure) to automate some part of code writing.</text:p>
      <text:p text:style-name="Text_20_body">Consider a rating system in which numbers are interpreted in three categories:</text:p>
      <text:list text:style-name="L9">
        <text:list-item>
          <text:p text:style-name="P1943">positive numbers: good</text:p>
        </text:list-item>
        <text:list-item>
          <text:p text:style-name="P1943">zero: indifferent</text:p>
        </text:list-item>
        <text:list-item>
          <text:p text:style-name="P1943">negative numbers: bad</text:p>
        </text:list-item>
      </text:list>
      <text:p text:style-name="First_20_paragraph">This rating system could be used to print a depiction of the rating in English:</text:p>
      <text:p text:style-name="P1944">(defn print-rating [rating]</text:p>
      <text:p text:style-name="P1945"><text:s text:c="2"/>(cond</text:p>
      <text:p text:style-name="P1946"><text:s text:c="4"/>(pos? rating) (println "good")</text:p>
      <text:p text:style-name="P1947"><text:s text:c="4"/>(zero? rating) (println "indifferent")</text:p>
      <text:p text:style-name="P1948"><text:s text:c="4"/>:else (println "bad")))</text:p>
      <text:p text:style-name="P1949"/>
      <text:p text:style-name="P1950">&gt; (print-rating 3)</text:p>
      <text:p text:style-name="P1951">good</text:p>
      <text:p text:style-name="P1952">&gt; (print-rating 0)</text:p>
      <text:p text:style-name="P1953">indifferent</text:p>
      <text:p text:style-name="P1954">&gt; (print-rating -5)</text:p>
      <text:p text:style-name="P1955">bad</text:p>
      <text:p text:style-name="First_20_paragraph">Another implementation could be required to turn the rating number into a keyword for further programmatic processing:</text:p>
      <text:p text:style-name="P1956">(defn evaluate-rating [rating]</text:p>
      <text:p text:style-name="P1957"><text:s text:c="2"/>(cond</text:p>
      <text:p text:style-name="P1958"><text:s text:c="4"/>(pos? rating) :good</text:p>
      <text:p text:style-name="P1959"><text:s text:c="4"/>(zero? rating) :indifferent</text:p>
      <text:p text:style-name="P1960"><text:s text:c="4"/>:else :bad))</text:p>
      <text:p text:style-name="P1961"/>
      <text:p text:style-name="P1962">&gt; (evaluate-rating 3)</text:p>
      <text:p text:style-name="P1963">:good</text:p>
      <text:p text:style-name="P1964">&gt; (evaluate-rating 0)</text:p>
      <text:p text:style-name="P1965">:indifferent</text:p>
      <text:p text:style-name="P1966">&gt; (evaluate-rating -1)</text:p>
      <text:p text:style-name="P1967">:bad</text:p>
      <text:p text:style-name="First_20_paragraph">Structurally, the two usages of <text:span text:style-name="Source_Text">cond</text:span> are identical, they just have different consequences. The commonalities of the two functions could be factored out into a new function, <text:span text:style-name="Source_Text">arithmetic-if</text:span>:</text:p>
      <text:p text:style-name="P1968">(defn arithmetic-if [n pos zero neg]</text:p>
      <text:p text:style-name="P1969"><text:s text:c="2"/>(cond</text:p>
      <text:p text:style-name="P1970"><text:s text:c="4"/>(pos? n) pos</text:p>
      <text:p text:style-name="P1971"><text:s text:c="4"/>(zero? n) zero</text:p>
      <text:p text:style-name="P1972"><text:s text:c="4"/>(neg? n) neg))</text:p>
      <text:p text:style-name="First_20_paragraph">The function accepts both the number <text:span text:style-name="Source_Text">n</text:span> to be categorized, and the three possible <text:span text:style-name="T1">consequences</text:span> of a match: <text:span text:style-name="Source_Text">pos</text:span>, <text:span text:style-name="Source_Text">zero</text:span>, and <text:span text:style-name="Source_Text">neg</text:span>.</text:p>
      <text:p text:style-name="Text_20_body">This works great, if a value has to be returned, as in <text:span text:style-name="Source_Text">evaluate-rating</text:span>, which can be refactored in terms of <text:span text:style-name="Source_Text">arithmetic-if</text:span>:</text:p>
      <text:p text:style-name="P1973">(defn evaluate-rating [rating]</text:p>
      <text:p text:style-name="P1974"><text:s text:c="2"/>(arithmetic-if rating :good :indifferent :bad))</text:p>
      <text:p text:style-name="P1975"/>
      <text:p text:style-name="P1976">&gt; (evaluate-rating 5)</text:p>
      <text:p text:style-name="P1977">:good</text:p>
      <text:p text:style-name="P1978">&gt; (evaluate-rating 0)</text:p>
      <text:p text:style-name="P1979">:indifferent</text:p>
      <text:p text:style-name="P1980">&gt; (evaluate-rating -7)</text:p>
      <text:p text:style-name="P1981">:bad</text:p>
      <text:p text:style-name="First_20_paragraph">The same refactoring applied to <text:span text:style-name="Source_Text">print-rating</text:span>, however, produces surprising results:</text:p>
      <text:p text:style-name="P1982">(defn print-rating [rating]</text:p>
      <text:p text:style-name="P1983"><text:s text:c="2"/>(arithmetic-if rating</text:p>
      <text:p text:style-name="P1984"><text:s text:c="17"/>(println "good")</text:p>
      <text:p text:style-name="P1985"><text:s text:c="17"/>(println "indifferent")</text:p>
      <text:p text:style-name="P1986"><text:s text:c="17"/>(println "bad")))</text:p>
      <text:p text:style-name="P1987"/>
      <text:p text:style-name="P1988">&gt; (print-rating 4)</text:p>
      <text:p text:style-name="P1989">good</text:p>
      <text:p text:style-name="P1990">indifferent</text:p>
      <text:p text:style-name="P1991">bad</text:p>
      <text:p text:style-name="P1992">&gt; (print-rating 0)</text:p>
      <text:p text:style-name="P1993">good</text:p>
      <text:p text:style-name="P1994">indifferent</text:p>
      <text:p text:style-name="P1995">bad</text:p>
      <text:p text:style-name="P1996">&gt; (print-rating -2)</text:p>
      <text:p text:style-name="P1997">good</text:p>
      <text:p text:style-name="P1998">indifferent</text:p>
      <text:p text:style-name="P1999">bad</text:p>
      <text:p text:style-name="First_20_paragraph">All three <text:span text:style-name="Source_Text">println</text:span> function calls are executed! When <text:span text:style-name="Source_Text">arithmetic-if</text:span> is invoked, the arguments get evaluated. This is unproblematic for <text:span text:style-name="Source_Text">n</text:span>, which is a number and, therefore, evaluates to itself. Function calls like <text:span text:style-name="Source_Text">println</text:span>, however, are evaluated by their actual execution.</text:p>
      <text:p text:style-name="Text_20_body">If <text:span text:style-name="Source_Text">arithmetic-if</text:span> expected functions as its last three parameters, <text:span text:style-name="Source_Text">print-rating</text:span> could be implemented based on the former:</text:p>
      <text:p text:style-name="P2000">(defn arithmetic-if [n pos-f zero-f neg-f]</text:p>
      <text:p text:style-name="P2001"><text:s text:c="2"/>(cond</text:p>
      <text:p text:style-name="P2002"><text:s text:c="4"/>(pos? n) (pos-f)</text:p>
      <text:p text:style-name="P2003"><text:s text:c="4"/>(zero? n) (zero-f)</text:p>
      <text:p text:style-name="P2004"><text:s text:c="4"/>(neg? n) (neg-f)))</text:p>
      <text:p text:style-name="P2005"/>
      <text:p text:style-name="P2006">(defn print-rating [rating]</text:p>
      <text:p text:style-name="P2007"><text:s text:c="2"/>(arithmetic-if rating</text:p>
      <text:p text:style-name="P2008"><text:s text:c="17"/>#(println "good")</text:p>
      <text:p text:style-name="P2009"><text:s text:c="17"/>#(println "indifferent")</text:p>
      <text:p text:style-name="P2010"><text:s text:c="17"/>#(println "bad")))</text:p>
      <text:p text:style-name="P2011"/>
      <text:p text:style-name="P2012">&gt; (print-rating 4)</text:p>
      <text:p text:style-name="P2013">good</text:p>
      <text:p text:style-name="P2014">&gt; (print-rating 0)</text:p>
      <text:p text:style-name="P2015">indifferent</text:p>
      <text:p text:style-name="P2016">&gt; (print-rating -2)</text:p>
      <text:p text:style-name="P2017">bad</text:p>
      <text:p text:style-name="First_20_paragraph">However, the implementation of <text:span text:style-name="Source_Text">evaluate-rating</text:span> now becomes more complicated, thwarting the gains made using <text:span text:style-name="Source_Text">arithmetic-if</text:span> as an abstraction:</text:p>
      <text:p text:style-name="P2018">(defn evaluate-rating [rating]</text:p>
      <text:p text:style-name="P2019"><text:s text:c="2"/>(arithmetic-if rating</text:p>
      <text:p text:style-name="P2020"><text:s text:c="17"/>#(identity :good)</text:p>
      <text:p text:style-name="P2021"><text:s text:c="17"/>#(identity :indifferent)</text:p>
      <text:p text:style-name="P2022"><text:s text:c="17"/>#(identity :bad)))</text:p>
      <text:p text:style-name="P2023"/>
      <text:p text:style-name="P2024">&gt; (evaluate-rating 7)</text:p>
      <text:p text:style-name="P2025">:good</text:p>
      <text:p text:style-name="P2026">&gt; (evaluate-rating 0)</text:p>
      <text:p text:style-name="P2027">:indifferent</text:p>
      <text:p text:style-name="P2028">&gt; (evaluate-rating -5)</text:p>
      <text:p text:style-name="P2029">:bad</text:p>
      <text:p text:style-name="First_20_paragraph">What <text:span text:style-name="Source_Text">arithmetic-if</text:span> is really supposed to do is to transform code written like this:</text:p>
      <text:p text:style-name="P2030">;; evaluate-rating</text:p>
      <text:p text:style-name="P2031">(arithmetic-if rating</text:p>
      <text:p text:style-name="P2032"><text:s text:c="2"/>:good</text:p>
      <text:p text:style-name="P2033"><text:s text:c="2"/>:indifferent</text:p>
      <text:p text:style-name="P2034"><text:s text:c="2"/>:bad)</text:p>
      <text:p text:style-name="P2035"/>
      <text:p text:style-name="P2036">;; print-rating</text:p>
      <text:p text:style-name="P2037">(arithmetic-if rating</text:p>
      <text:p text:style-name="P2038"><text:s text:c="2"/>(println "good")</text:p>
      <text:p text:style-name="P2039"><text:s text:c="2"/>(println "indifferent")</text:p>
      <text:p text:style-name="P2040"><text:s text:c="2"/>(println "bad"))</text:p>
      <text:p text:style-name="First_20_paragraph">Into code being executed like this:</text:p>
      <text:p text:style-name="P2041">;; evaluate-rating</text:p>
      <text:p text:style-name="P2042">(cond</text:p>
      <text:p text:style-name="P2043"><text:s text:c="2"/>(pos? rating) :good</text:p>
      <text:p text:style-name="P2044"><text:s text:c="2"/>(zero? rating) :indifferent</text:p>
      <text:p text:style-name="P2045"><text:s text:c="2"/>:else :bad)</text:p>
      <text:p text:style-name="P2046"/>
      <text:p text:style-name="P2047">;; print-rating</text:p>
      <text:p text:style-name="P2048">(cond</text:p>
      <text:p text:style-name="P2049"><text:s text:c="2"/>(pos? rating) (println "good")</text:p>
      <text:p text:style-name="P2050"><text:s text:c="2"/>(zero? rating) (println "indifferent")</text:p>
      <text:p text:style-name="P2051"><text:s text:c="2"/>:else (println "bad"))</text:p>
      <text:p text:style-name="First_20_paragraph">Since Clojure code <text:span text:style-name="T1">is</text:span> just data, this transformation can be made using a function building up another function:</text:p>
      <text:p text:style-name="P2052">(defn arithmetic-if-to-cond [n pos zero neg]</text:p>
      <text:p text:style-name="P2053"><text:s text:c="2"/>(list 'cond (list 'pos? n) pos</text:p>
      <text:p text:style-name="P2054"><text:s text:c="14"/>(list 'zero? n) zero</text:p>
      <text:p text:style-name="P2055"><text:s text:c="14"/>:else neg))</text:p>
      <text:p text:style-name="First_20_paragraph">Fed with parameters protected with a single quote from evaluation, this function produces the desired <text:span text:style-name="Source_Text">cond</text:span> forms:</text:p>
      <text:p text:style-name="P2056">&gt; (arithmetic-if-to-cond 'rating</text:p>
      <text:p text:style-name="P2057"><text:s text:c="25"/>'(println "good")</text:p>
      <text:p text:style-name="P2058"><text:s text:c="25"/>'(println "indifferent")</text:p>
      <text:p text:style-name="P2059"><text:s text:c="25"/>'(println "bad"))</text:p>
      <text:p text:style-name="P2060">(cond</text:p>
      <text:p text:style-name="P2061"><text:s text:c="2"/>(pos? rating) (println "good")</text:p>
      <text:p text:style-name="P2062"><text:s text:c="2"/>(zero? rating) (println "indifferent")</text:p>
      <text:p text:style-name="P2063"><text:s text:c="2"/>:else (println "bad"))</text:p>
      <text:p text:style-name="P2064"/>
      <text:p text:style-name="P2065">&gt; (arithmetic-if-to-cond 'rating</text:p>
      <text:p text:style-name="P2066"><text:s text:c="25"/>':good</text:p>
      <text:p text:style-name="P2067"><text:s text:c="25"/>':indifferent</text:p>
      <text:p text:style-name="P2068"><text:s text:c="25"/>':bad)</text:p>
      <text:p text:style-name="P2069">(cond</text:p>
      <text:p text:style-name="P2070"><text:s text:c="2"/>(pos? rating) :good</text:p>
      <text:p text:style-name="P2071"><text:s text:c="2"/>(zero? rating) :indifferent</text:p>
      <text:p text:style-name="P2072"><text:s text:c="2"/>:else :bad)</text:p>
      <text:p text:style-name="First_20_paragraph">However, those <text:span text:style-name="Source_Text">cond</text:span> forms are <text:span text:style-name="T1">still just data</text:span>, and not compiled code that actually can be used. Here, macros come into play, which are defined using <text:span text:style-name="Source_Text">defmacro</text:span>:</text:p>
      <text:p text:style-name="P2073">(defmacro arithmetic-if [n pos zero neg]</text:p>
      <text:p text:style-name="P2074"><text:s text:c="2"/>(list 'cond (list 'pos? n) pos</text:p>
      <text:p text:style-name="P2075"><text:s text:c="14"/>(list 'zero? n) zero</text:p>
      <text:p text:style-name="P2076"><text:s text:c="14"/>:else neg))</text:p>
      <text:p text:style-name="First_20_paragraph"><text:span text:style-name="Source_Text">print-rating</text:span> can now be implemented without using lambdas or quotation:</text:p>
      <text:p text:style-name="P2077">(defn print-rating [rating]</text:p>
      <text:p text:style-name="P2078"><text:s text:c="2"/>(arithmetic-if rating</text:p>
      <text:p text:style-name="P2079"><text:s text:c="17"/>(println "good")</text:p>
      <text:p text:style-name="P2080"><text:s text:c="17"/>(println "indifferent")</text:p>
      <text:p text:style-name="P2081"><text:s text:c="17"/>(println "bad")))</text:p>
      <text:p text:style-name="P2082"/>
      <text:p text:style-name="P2083">&gt; (print-rating 4)</text:p>
      <text:p text:style-name="P2084">good</text:p>
      <text:p text:style-name="P2085">&gt; (print-rating 0)</text:p>
      <text:p text:style-name="P2086">indifferent</text:p>
      <text:p text:style-name="P2087">&gt; (print-rating -2)</text:p>
      <text:p text:style-name="P2088">bad</text:p>
      <text:p text:style-name="First_20_paragraph">Which is also the case for <text:span text:style-name="Source_Text">evaluate-rating</text:span>:</text:p>
      <text:p text:style-name="P2089">(defn evaluate-rating [rating]</text:p>
      <text:p text:style-name="P2090"><text:s text:c="2"/>(arithmetic-if rating</text:p>
      <text:p text:style-name="P2091"><text:s text:c="17"/>:good</text:p>
      <text:p text:style-name="P2092"><text:s text:c="17"/>:indifferent</text:p>
      <text:p text:style-name="P2093"><text:s text:c="17"/>:bad))</text:p>
      <text:p text:style-name="P2094"/>
      <text:p text:style-name="P2095">&gt; (evaluate-rating 7)</text:p>
      <text:p text:style-name="P2096">:good</text:p>
      <text:p text:style-name="P2097">&gt; (evaluate-rating 0)</text:p>
      <text:p text:style-name="P2098">:indifferent</text:p>
      <text:p text:style-name="P2099">&gt; (evaluate-rating -5)</text:p>
      <text:p text:style-name="P2100">:bad</text:p>
      <text:p text:style-name="First_20_paragraph">The Clojure compilation process works as follows: First, source code is read, i.e. turned into data structures (lists, vectors, etc.). Second, <text:span text:style-name="T1">macro expansion</text:span> is performed, modifying those data structures. Third, those modified data structures with expanded macros are turned into byte code by the actual compilation step.</text:p>
      <text:p text:style-name="Text_20_body">Unlike C, Clojure macros work on the code as a <text:span text:style-name="T1">data structures</text:span>, not on code as mere <text:span text:style-name="T1">program text</text:span>, which makes Clojure macros more powerful and <text:span text:style-name="T1">less</text:span> dangerous than C macros.</text:p>
      <text:p text:style-name="Text_20_body">The <text:span text:style-name="Source_Text">arithmetic-if</text:span> macro from above requires a lot of quotes to prevent the expressions from being evaluated. Clojure provides a templating system called <text:span text:style-name="T1">syntax quoting</text:span>, which makes macros more readable:</text:p>
      <text:p text:style-name="P2101">(defmacro arithmetic-if [n pos zero neg]</text:p>
      <text:p text:style-name="P2102"><text:s text:c="2"/>`(cond</text:p>
      <text:p text:style-name="P2103"><text:s text:c="5"/>(pos? ~n) ~pos</text:p>
      <text:p text:style-name="P2104"><text:s text:c="5"/>(zero? ~n) ~zero</text:p>
      <text:p text:style-name="P2105"><text:s text:c="5"/>:else ~neg))</text:p>
      <text:p text:style-name="First_20_paragraph">Syntax quoting starts with a backquote (before <text:span text:style-name="Source_Text">cond</text:span>). Within the quoted form, expressions from the outside are referred to using a tilde prefix, which prevents them from being evalauted when the macro is expanded before compilation.</text:p>
      <text:p text:style-name="Text_20_body">There are a few other syntax specialities when it comes to using macros with syntax quoting. Consider the <text:span text:style-name="Source_Text">conjunction</text:span> macro, which works like <text:span text:style-name="Source_Text">and</text:span>—“conjunction” just being a fancy word for “and”:</text:p>
      <text:p text:style-name="P2106">(defmacro conjunction</text:p>
      <text:p text:style-name="P2107"><text:s text:c="2"/>([] true)</text:p>
      <text:p text:style-name="P2108"><text:s text:c="2"/>([x] x)</text:p>
      <text:p text:style-name="P2109"><text:s text:c="2"/>([x &amp; next]</text:p>
      <text:p text:style-name="P2110"><text:s text:c="3"/>`(let [current# ~x]</text:p>
      <text:p text:style-name="P2111"><text:s text:c="6"/>(if current# (conjunction ~@next) current#))))</text:p>
      <text:p text:style-name="First_20_paragraph">The macro works as follows:</text:p>
      <text:list text:style-name="L10">
        <text:list-item>
          <text:p text:style-name="P2112">For an empty list of conditions, <text:span text:style-name="Source_Text">true</text:span> is returned (first base case).</text:p>
        </text:list-item>
        <text:list-item>
          <text:p text:style-name="P2112">For a single condition, the evaluated condition is returned (second base case).</text:p>
        </text:list-item>
        <text:list-item>
          <text:p text:style-name="P2112">For a list of more than one condition (general case), the following logic is applied:</text:p>
          <text:list>
            <text:list-item>
              <text:p text:style-name="P2112">The first condition is bound to <text:span text:style-name="Source_Text">current#</text:span>; the suffix <text:span text:style-name="Source_Text">#</text:span> being used to guarantee a unique symbol.</text:p>
            </text:list-item>
            <text:list-item>
              <text:p text:style-name="P2112">If the <text:span text:style-name="Source_Text">current#</text:span> condition evaluates to <text:span text:style-name="Source_Text">true</text:span>, the <text:span text:style-name="Source_Text">conjunction</text:span> macro is “called” recursively with the next condition in the list. This <text:span text:style-name="Source_Text">next</text:span> symbol is prefixed both by <text:span text:style-name="Source_Text">~</text:span> for syntax quoting, and an <text:span text:style-name="Source_Text">@</text:span>—more of which later.</text:p>
            </text:list-item>
            <text:list-item>
              <text:p text:style-name="P2112">Otherwise, if <text:span text:style-name="Source_Text">current#</text:span> evaluates to <text:span text:style-name="Source_Text">false</text:span>, <text:span text:style-name="Source_Text">current#</text:span> itself is returned, which terminates the recursive process.</text:p>
            </text:list-item>
          </text:list>
        </text:list-item>
      </text:list>
      <text:p text:style-name="First_20_paragraph">In order to understand the <text:span text:style-name="Source_Text">@</text:span> prefix, consider this alternative implementation of <text:span text:style-name="Source_Text">defn</text:span> as a macro called <text:span text:style-name="Source_Text">my-defn</text:span>:</text:p>
      <text:p text:style-name="P2113">(defmacro my-defn [name args &amp; body]</text:p>
      <text:p text:style-name="P2114"><text:s text:c="2"/>`(def ~name (fn ~args ~body)))</text:p>
      <text:p text:style-name="First_20_paragraph">A function to add two numbers is created using <text:span text:style-name="Source_Text">my-defn</text:span>:</text:p>
      <text:p text:style-name="P2115">(my-defn add-two-numbers [a b] (+ a b))</text:p>
      <text:p text:style-name="First_20_paragraph">Unfortunately, the function won’t work:</text:p>
      <text:p text:style-name="P2116">&gt; (add-two-numbers 3 4)</text:p>
      <text:p text:style-name="P2117">Execution error (ClassCastException) at user/add-two-numbers (REPL:1).</text:p>
      <text:p text:style-name="P2118">java.lang.Long cannot be cast to clojure.lang.IFn</text:p>
      <text:p text:style-name="First_20_paragraph">Let’s see what code the macro actually generated using <text:span text:style-name="Source_Text">macroexpand-1</text:span>, the first tool to be grabbed if macros not behave as intended:</text:p>
      <text:p text:style-name="P2119">&gt; (macroexpand-1 '(my-defn add-two-numbers [a b] (+ a b)))</text:p>
      <text:p text:style-name="P2120">(def add-two-numbers (clojure.core/fn [a b] ((+ a b))))</text:p>
      <text:p text:style-name="First_20_paragraph">Notice the <text:span text:style-name="Source_Text">((+ a b))</text:span> expression being wrapped in two sets of parentheses. Expression was created by <text:span text:style-name="Source_Text">~body</text:span> in the macro template, which is itself a collection because it was declared as a variadic parameter (<text:span text:style-name="Source_Text">&amp; body</text:span>). Thus, <text:span text:style-name="Source_Text">body</text:span> is a list of one element containing another list: <text:span text:style-name="Source_Text">((+ a b))</text:span>.</text:p>
      <text:p text:style-name="Text_20_body">The <text:span text:style-name="Source_Text">@</text:span> prefix makes sure that the collection is expanded before being written into the code. Here’s a working version of <text:span text:style-name="Source_Text">my-defn</text:span> with this expansion:</text:p>
      <text:p text:style-name="P2121">(defmacro my-defn [name args &amp; body]</text:p>
      <text:p text:style-name="P2122"><text:s text:c="2"/>`(def ~name (fn ~args ~@body)))</text:p>
      <text:p text:style-name="First_20_paragraph">This creates the working code as intended:</text:p>
      <text:p text:style-name="P2123">&gt; (macroexpand-1 '(my-defn add-two-numbers [a b] (+ a b)))</text:p>
      <text:p text:style-name="P2124">(def add-two-numbers (clojure.core/fn [a b] (+ a b)))</text:p>
      <text:p text:style-name="P2125"/>
      <text:p text:style-name="P2126">&gt; (my-defn add-two-numbers [a b] (+ a b))</text:p>
      <text:p text:style-name="P2127">&gt; (add-two-numbers 1 2)</text:p>
      <text:p text:style-name="P2128">3</text:p>
      <text:p text:style-name="First_20_paragraph">Notice that macros are processed in a two-step process: First, they are <text:span text:style-name="T1">expanded</text:span>, second, the generated code is <text:span text:style-name="T1">evaluated</text:span>:</text:p>
      <text:p text:style-name="P2129">(defmacro two-step-process []</text:p>
      <text:p text:style-name="P2130"><text:s text:c="2"/>(println "This code is run upon macro expansion.")</text:p>
      <text:p text:style-name="P2131"><text:s text:c="2"/>`(fn [] (println "This code is run with the generated code.")))</text:p>
      <text:p text:style-name="P2132"/>
      <text:p text:style-name="P2133">&gt; (def generated-code (two-step-process))</text:p>
      <text:p text:style-name="P2134">This code is run upon macro expansion.</text:p>
      <text:p text:style-name="P2135"/>
      <text:p text:style-name="P2136">&gt; (generated-code)</text:p>
      <text:p text:style-name="P2137">This code is run with the generated code.</text:p>
      <text:p text:style-name="First_20_paragraph">Also notice that macros do not exist at runtime, so their names can’t be found in a stack trace. Macros also can’t be used like a function given to a higher-order function such as <text:span text:style-name="Source_Text">filter</text:span> or <text:span text:style-name="Source_Text">map</text:span>. Only use macros if the code to be expressed is at odds with Clojure’s evaluation rules. Stick to functions otherw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meta:generator>
    <dc:title>Summary of “Getting Clojure” (Russ Olsen)</dc:title>
    <dc:description/>
    <dc:subject/>
    <meta:keyword/>
    <meta:initial-creator>Patrick Bucher</meta:initial-creator>
    <dc:creator>Patrick Bucher</dc:creator>
    <meta:creation-date>2021-06-06T10:50:32Z</meta:creation-date>
    <dc:date>2021-06-06T10:50:32Z</dc:date>
  </office:meta>
</office:document-meta>
</file>